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028in" fo:margin-left="0in" fo:margin-top="0in" fo:margin-bottom="0in" table:align="left" style:writing-mode="lr-tb"/>
    </style:style>
    <style:style style:name="Table1.A" style:family="table-column">
      <style:table-column-properties style:column-width="1.9438in"/>
    </style:style>
    <style:style style:name="Table1.B" style:family="table-column">
      <style:table-column-properties style:column-width="4.9583in"/>
    </style:style>
    <style:style style:name="Table1.1" style:family="table-row">
      <style:table-row-properties style:row-height="0.2222in"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028in" fo:margin-left="0in" fo:margin-top="0in" fo:margin-bottom="0in" table:align="left" style:writing-mode="lr-tb"/>
    </style:style>
    <style:style style:name="Table2.A" style:family="table-column">
      <style:table-column-properties style:column-width="1.9438in"/>
    </style:style>
    <style:style style:name="Table2.B" style:family="table-column">
      <style:table-column-properties style:column-width="4.9583in"/>
    </style:style>
    <style:style style:name="Table2.1" style:family="table-row">
      <style:table-row-properties style:row-height="0.2222in"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1.9438in"/>
    </style:style>
    <style:style style:name="Table3.B" style:family="table-column">
      <style:table-column-properties style:column-width="4.9583in"/>
    </style:style>
    <style:style style:name="Table3.1" style:family="table-row">
      <style:table-row-properties style:row-height="0.2222in"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028in" fo:margin-left="0in" fo:margin-top="0in" fo:margin-bottom="0in" table:align="left" style:writing-mode="lr-tb"/>
    </style:style>
    <style:style style:name="Table4.A" style:family="table-column">
      <style:table-column-properties style:column-width="1.9438in"/>
    </style:style>
    <style:style style:name="Table4.B" style:family="table-column">
      <style:table-column-properties style:column-width="4.9583in"/>
    </style:style>
    <style:style style:name="Table4.1" style:family="table-row">
      <style:table-row-properties style:row-height="0.2222in" fo:keep-together="auto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1.9438in"/>
    </style:style>
    <style:style style:name="Table5.B" style:family="table-column">
      <style:table-column-properties style:column-width="4.9583in"/>
    </style:style>
    <style:style style:name="Table5.1" style:family="table-row">
      <style:table-row-properties style:row-height="0.2222in" fo:keep-together="auto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028in" fo:margin-left="0in" fo:margin-top="0in" fo:margin-bottom="0in" table:align="left" style:writing-mode="lr-tb"/>
    </style:style>
    <style:style style:name="Table6.A" style:family="table-column">
      <style:table-column-properties style:column-width="1.9438in"/>
    </style:style>
    <style:style style:name="Table6.B" style:family="table-column">
      <style:table-column-properties style:column-width="4.9583in"/>
    </style:style>
    <style:style style:name="Table6.1" style:family="table-row">
      <style:table-row-properties style:row-height="0.2222in"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028in" fo:margin-left="0in" fo:margin-top="0in" fo:margin-bottom="0in" table:align="left" style:writing-mode="lr-tb"/>
    </style:style>
    <style:style style:name="Table7.A" style:family="table-column">
      <style:table-column-properties style:column-width="1.9438in"/>
    </style:style>
    <style:style style:name="Table7.B" style:family="table-column">
      <style:table-column-properties style:column-width="4.9583in"/>
    </style:style>
    <style:style style:name="Table7.1" style:family="table-row">
      <style:table-row-properties style:row-height="0.2222in"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028in" fo:margin-left="0in" fo:margin-top="0in" fo:margin-bottom="0in" table:align="left" style:writing-mode="lr-tb"/>
    </style:style>
    <style:style style:name="Table8.A" style:family="table-column">
      <style:table-column-properties style:column-width="1.9438in"/>
    </style:style>
    <style:style style:name="Table8.B" style:family="table-column">
      <style:table-column-properties style:column-width="4.9583in"/>
    </style:style>
    <style:style style:name="Table8.1" style:family="table-row">
      <style:table-row-properties style:row-height="0.2222in"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9028in" fo:margin-left="0in" fo:margin-top="0in" fo:margin-bottom="0in" table:align="left" style:writing-mode="lr-tb"/>
    </style:style>
    <style:style style:name="Table9.A" style:family="table-column">
      <style:table-column-properties style:column-width="1.9438in"/>
    </style:style>
    <style:style style:name="Table9.B" style:family="table-column">
      <style:table-column-properties style:column-width="4.9583in"/>
    </style:style>
    <style:style style:name="Table9.1" style:family="table-row">
      <style:table-row-properties style:row-height="0.2222in" fo:keep-together="auto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6.9028in" fo:margin-left="0in" fo:margin-top="0in" fo:margin-bottom="0in" table:align="left" style:writing-mode="lr-tb"/>
    </style:style>
    <style:style style:name="Table10.A" style:family="table-column">
      <style:table-column-properties style:column-width="6.9028in"/>
    </style:style>
    <style:style style:name="Table10.1" style:family="table-row">
      <style:table-row-properties style:row-height="0.4167in" fo:keep-together="auto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6.9028in" fo:margin-left="0in" fo:margin-top="0in" fo:margin-bottom="0in" table:align="left"/>
    </style:style>
    <style:style style:name="Table11.A" style:family="table-column">
      <style:table-column-properties style:column-width="0.2076in"/>
    </style:style>
    <style:style style:name="Table11.B" style:family="table-column">
      <style:table-column-properties style:column-width="6.6944in"/>
    </style:style>
    <style:style style:name="Table11.1" style:family="table-row">
      <style:table-row-properties style:row-height="0.2778in"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1.B1" style:family="table-cell">
      <style:table-cell-properties style:vertical-align="middle" fo:padding="0in" fo:border="none"/>
    </style:style>
    <style:style style:name="Table12" style:family="table">
      <style:table-properties style:width="6.9028in" fo:margin-left="0in" fo:margin-top="0in" fo:margin-bottom="0in" table:align="left" style:writing-mode="lr-tb"/>
    </style:style>
    <style:style style:name="Table12.A" style:family="table-column">
      <style:table-column-properties style:column-width="0.3465in"/>
    </style:style>
    <style:style style:name="Table12.B" style:family="table-column">
      <style:table-column-properties style:column-width="6.5556in"/>
    </style:style>
    <style:style style:name="Table12.1" style:family="table-row">
      <style:table-row-properties style:row-height="0.7917in" fo:keep-together="auto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6.9028in" fo:margin-left="0in" fo:margin-top="0in" fo:margin-bottom="0in" table:align="left" style:writing-mode="lr-tb"/>
    </style:style>
    <style:style style:name="Table13.A" style:family="table-column">
      <style:table-column-properties style:column-width="0.3465in"/>
    </style:style>
    <style:style style:name="Table13.B" style:family="table-column">
      <style:table-column-properties style:column-width="6.5556in"/>
    </style:style>
    <style:style style:name="Table13.1" style:family="table-row">
      <style:table-row-properties style:row-height="1.1111in" fo:keep-together="auto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6.9028in" fo:margin-left="0in" fo:margin-top="0in" fo:margin-bottom="0in" table:align="left" style:writing-mode="lr-tb"/>
    </style:style>
    <style:style style:name="Table14.A" style:family="table-column">
      <style:table-column-properties style:column-width="0.3465in"/>
    </style:style>
    <style:style style:name="Table14.B" style:family="table-column">
      <style:table-column-properties style:column-width="6.5556in"/>
    </style:style>
    <style:style style:name="Table14.1" style:family="table-row">
      <style:table-row-properties style:row-height="0.9444in" fo:keep-together="auto"/>
    </style:style>
    <style:style style:name="Table14.A1" style:family="table-cell">
      <style:table-cell-properties fo:padding="0in" fo:border="none"/>
    </style:style>
    <style:style style:name="Table15" style:family="table">
      <style:table-properties style:width="6.9028in" fo:margin-left="0in" fo:margin-top="0in" fo:margin-bottom="0in" table:align="left" style:writing-mode="lr-tb"/>
    </style:style>
    <style:style style:name="Table15.A" style:family="table-column">
      <style:table-column-properties style:column-width="0.3465in"/>
    </style:style>
    <style:style style:name="Table15.B" style:family="table-column">
      <style:table-column-properties style:column-width="6.5556in"/>
    </style:style>
    <style:style style:name="Table15.1" style:family="table-row">
      <style:table-row-properties style:row-height="0.9444in" fo:keep-together="auto"/>
    </style:style>
    <style:style style:name="Table15.A1" style:family="table-cell">
      <style:table-cell-properties fo:padding="0in" fo:border="none"/>
    </style:style>
    <style:style style:name="Table16" style:family="table">
      <style:table-properties style:width="6.9028in" fo:margin-left="0in" fo:margin-top="0in" fo:margin-bottom="0in" table:align="left" style:writing-mode="lr-tb"/>
    </style:style>
    <style:style style:name="Table16.A" style:family="table-column">
      <style:table-column-properties style:column-width="0.3465in"/>
    </style:style>
    <style:style style:name="Table16.B" style:family="table-column">
      <style:table-column-properties style:column-width="6.5556in"/>
    </style:style>
    <style:style style:name="Table16.1" style:family="table-row">
      <style:table-row-properties style:row-height="0.7917in" fo:keep-together="auto"/>
    </style:style>
    <style:style style:name="Table16.A1" style:family="table-cell">
      <style:table-cell-properties fo:padding="0in" fo:border="none"/>
    </style:style>
    <style:style style:name="Table17" style:family="table">
      <style:table-properties style:width="6.9028in" fo:margin-left="0in" fo:margin-top="0in" fo:margin-bottom="0in" table:align="left" style:writing-mode="lr-tb"/>
    </style:style>
    <style:style style:name="Table17.A" style:family="table-column">
      <style:table-column-properties style:column-width="0.3465in"/>
    </style:style>
    <style:style style:name="Table17.B" style:family="table-column">
      <style:table-column-properties style:column-width="6.5556in"/>
    </style:style>
    <style:style style:name="Table17.1" style:family="table-row">
      <style:table-row-properties style:row-height="0.9444in" fo:keep-together="auto"/>
    </style:style>
    <style:style style:name="Table17.A1" style:family="table-cell">
      <style:table-cell-properties fo:padding="0in" fo:border="none"/>
    </style:style>
    <style:style style:name="Table18" style:family="table">
      <style:table-properties style:width="6.9028in" fo:margin-left="0in" fo:margin-top="0in" fo:margin-bottom="0in" table:align="left" style:writing-mode="lr-tb"/>
    </style:style>
    <style:style style:name="Table18.A" style:family="table-column">
      <style:table-column-properties style:column-width="0.3465in"/>
    </style:style>
    <style:style style:name="Table18.B" style:family="table-column">
      <style:table-column-properties style:column-width="6.5556in"/>
    </style:style>
    <style:style style:name="Table18.1" style:family="table-row">
      <style:table-row-properties style:row-height="0.9444in" fo:keep-together="auto"/>
    </style:style>
    <style:style style:name="Table18.A1" style:family="table-cell">
      <style:table-cell-properties fo:padding="0in" fo:border="none"/>
    </style:style>
    <style:style style:name="Table19" style:family="table">
      <style:table-properties style:width="6.9028in" fo:margin-left="0in" fo:margin-top="0in" fo:margin-bottom="0in" table:align="left" style:writing-mode="lr-tb"/>
    </style:style>
    <style:style style:name="Table19.A" style:family="table-column">
      <style:table-column-properties style:column-width="0.3465in"/>
    </style:style>
    <style:style style:name="Table19.B" style:family="table-column">
      <style:table-column-properties style:column-width="6.5556in"/>
    </style:style>
    <style:style style:name="Table19.1" style:family="table-row">
      <style:table-row-properties style:row-height="0.3056in" fo:keep-together="auto"/>
    </style:style>
    <style:style style:name="Table19.A1" style:family="table-cell">
      <style:table-cell-properties fo:padding="0in" fo:border="none"/>
    </style:style>
    <style:style style:name="Table19.2" style:family="table-row">
      <style:table-row-properties style:row-height="0.0556in" fo:keep-together="auto"/>
    </style:style>
    <style:style style:name="Table19.B2" style:family="table-cell">
      <style:table-cell-properties fo:padding-left="0.075in" fo:padding-right="0.075in" fo:padding-top="0in" fo:padding-bottom="0in" fo:border="none"/>
    </style:style>
    <style:style style:name="Table20" style:family="table">
      <style:table-properties style:width="6.9028in" fo:margin-left="0in" fo:margin-top="0in" fo:margin-bottom="0in" table:align="left"/>
    </style:style>
    <style:style style:name="Table20.A" style:family="table-column">
      <style:table-column-properties style:column-width="0.3465in"/>
    </style:style>
    <style:style style:name="Table20.B" style:family="table-column">
      <style:table-column-properties style:column-width="6.5556in"/>
    </style:style>
    <style:style style:name="Table20.1" style:family="table-row">
      <style:table-row-properties style:row-height="0.625in" fo:keep-together="auto"/>
    </style:style>
    <style:style style:name="Table20.A1" style:family="table-cell">
      <style:table-cell-properties fo:padding-left="0.075in" fo:padding-right="0.075in" fo:padding-top="0in" fo:padding-bottom="0in" fo:border="none"/>
    </style:style>
    <style:style style:name="Table20.B1" style:family="table-cell">
      <style:table-cell-properties fo:padding="0in" fo:border="none"/>
    </style:style>
    <style:style style:name="Table21" style:family="table">
      <style:table-properties style:width="6.9028in" fo:margin-left="0in" fo:margin-top="0in" fo:margin-bottom="0in" table:align="left" style:writing-mode="lr-tb"/>
    </style:style>
    <style:style style:name="Table21.A" style:family="table-column">
      <style:table-column-properties style:column-width="0.3465in"/>
    </style:style>
    <style:style style:name="Table21.B" style:family="table-column">
      <style:table-column-properties style:column-width="6.5556in"/>
    </style:style>
    <style:style style:name="Table21.1" style:family="table-row">
      <style:table-row-properties style:row-height="0.9444in" fo:keep-together="auto"/>
    </style:style>
    <style:style style:name="Table21.A1" style:family="table-cell">
      <style:table-cell-properties fo:padding="0in" fo:border="none"/>
    </style:style>
    <style:style style:name="Table22" style:family="table">
      <style:table-properties style:width="6.9028in" fo:margin-left="0in" fo:margin-top="0in" fo:margin-bottom="0in" table:align="left" style:writing-mode="lr-tb"/>
    </style:style>
    <style:style style:name="Table22.A" style:family="table-column">
      <style:table-column-properties style:column-width="0.3465in"/>
    </style:style>
    <style:style style:name="Table22.B" style:family="table-column">
      <style:table-column-properties style:column-width="6.5556in"/>
    </style:style>
    <style:style style:name="Table22.1" style:family="table-row">
      <style:table-row-properties style:row-height="0.7917in" fo:keep-together="auto"/>
    </style:style>
    <style:style style:name="Table22.A1" style:family="table-cell">
      <style:table-cell-properties fo:padding="0in" fo:border="none"/>
    </style:style>
    <style:style style:name="Table23" style:family="table">
      <style:table-properties style:width="6.9028in" fo:margin-left="0in" fo:margin-top="0in" fo:margin-bottom="0in" table:align="left" style:writing-mode="lr-tb"/>
    </style:style>
    <style:style style:name="Table23.A" style:family="table-column">
      <style:table-column-properties style:column-width="0.3465in"/>
    </style:style>
    <style:style style:name="Table23.B" style:family="table-column">
      <style:table-column-properties style:column-width="6.5556in"/>
    </style:style>
    <style:style style:name="Table23.1" style:family="table-row">
      <style:table-row-properties style:row-height="0.7917in" fo:keep-together="auto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6.9028in" fo:margin-left="0in" fo:margin-top="0in" fo:margin-bottom="0in" table:align="left" style:writing-mode="lr-tb"/>
    </style:style>
    <style:style style:name="Table24.A" style:family="table-column">
      <style:table-column-properties style:column-width="0.3465in"/>
    </style:style>
    <style:style style:name="Table24.B" style:family="table-column">
      <style:table-column-properties style:column-width="6.5556in"/>
    </style:style>
    <style:style style:name="Table24.1" style:family="table-row">
      <style:table-row-properties style:row-height="1.1111in" fo:keep-together="auto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6.9028in" fo:margin-left="0in" fo:margin-top="0in" fo:margin-bottom="0in" table:align="left" style:writing-mode="lr-tb"/>
    </style:style>
    <style:style style:name="Table25.A" style:family="table-column">
      <style:table-column-properties style:column-width="0.3465in"/>
    </style:style>
    <style:style style:name="Table25.B" style:family="table-column">
      <style:table-column-properties style:column-width="6.5556in"/>
    </style:style>
    <style:style style:name="Table25.1" style:family="table-row">
      <style:table-row-properties style:row-height="0.4722in" fo:keep-together="auto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6.9028in" fo:margin-left="0in" fo:margin-top="0in" fo:margin-bottom="0in" table:align="left" style:writing-mode="lr-tb"/>
    </style:style>
    <style:style style:name="Table26.A" style:family="table-column">
      <style:table-column-properties style:column-width="0.3465in"/>
    </style:style>
    <style:style style:name="Table26.B" style:family="table-column">
      <style:table-column-properties style:column-width="6.5556in"/>
    </style:style>
    <style:style style:name="Table26.1" style:family="table-row">
      <style:table-row-properties style:row-height="0.625in" fo:keep-together="auto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6.9028in" fo:margin-left="0in" fo:margin-top="0in" fo:margin-bottom="0in" table:align="left" style:writing-mode="lr-tb"/>
    </style:style>
    <style:style style:name="Table27.A" style:family="table-column">
      <style:table-column-properties style:column-width="0.3465in"/>
    </style:style>
    <style:style style:name="Table27.B" style:family="table-column">
      <style:table-column-properties style:column-width="6.5556in"/>
    </style:style>
    <style:style style:name="Table27.1" style:family="table-row">
      <style:table-row-properties style:row-height="0.9444in" fo:keep-together="auto"/>
    </style:style>
    <style:style style:name="Table27.A1" style:family="table-cell">
      <style:table-cell-properties fo:padding="0in" fo:border="none"/>
    </style:style>
    <style:style style:name="Table28" style:family="table">
      <style:table-properties style:width="6.9028in" fo:margin-left="0in" fo:margin-top="0in" fo:margin-bottom="0in" table:align="left" style:writing-mode="lr-tb"/>
    </style:style>
    <style:style style:name="Table28.A" style:family="table-column">
      <style:table-column-properties style:column-width="0.3465in"/>
    </style:style>
    <style:style style:name="Table28.B" style:family="table-column">
      <style:table-column-properties style:column-width="6.5556in"/>
    </style:style>
    <style:style style:name="Table28.1" style:family="table-row">
      <style:table-row-properties style:row-height="0.9444in" fo:keep-together="auto"/>
    </style:style>
    <style:style style:name="Table28.A1" style:family="table-cell">
      <style:table-cell-properties fo:padding="0in" fo:border="none"/>
    </style:style>
    <style:style style:name="Table29" style:family="table">
      <style:table-properties style:width="6.9028in" fo:margin-left="0in" fo:margin-top="0in" fo:margin-bottom="0in" table:align="left" style:writing-mode="lr-tb"/>
    </style:style>
    <style:style style:name="Table29.A" style:family="table-column">
      <style:table-column-properties style:column-width="0.3465in"/>
    </style:style>
    <style:style style:name="Table29.B" style:family="table-column">
      <style:table-column-properties style:column-width="6.5556in"/>
    </style:style>
    <style:style style:name="Table29.1" style:family="table-row">
      <style:table-row-properties style:row-height="0.9444in" fo:keep-together="auto"/>
    </style:style>
    <style:style style:name="Table29.A1" style:family="table-cell">
      <style:table-cell-properties fo:padding="0in" fo:border="none"/>
    </style:style>
    <style:style style:name="Table30" style:family="table">
      <style:table-properties style:width="6.9028in" fo:margin-left="0in" fo:margin-top="0in" fo:margin-bottom="0in" table:align="left" style:writing-mode="lr-tb"/>
    </style:style>
    <style:style style:name="Table30.A" style:family="table-column">
      <style:table-column-properties style:column-width="0.3465in"/>
    </style:style>
    <style:style style:name="Table30.B" style:family="table-column">
      <style:table-column-properties style:column-width="6.5556in"/>
    </style:style>
    <style:style style:name="Table30.1" style:family="table-row">
      <style:table-row-properties style:row-height="0.9444in" fo:keep-together="auto"/>
    </style:style>
    <style:style style:name="Table30.A1" style:family="table-cell">
      <style:table-cell-properties fo:padding="0in" fo:border="none"/>
    </style:style>
    <style:style style:name="Table31" style:family="table">
      <style:table-properties style:width="6.9028in" fo:margin-left="0in" fo:margin-top="0in" fo:margin-bottom="0in" table:align="left" style:writing-mode="lr-tb"/>
    </style:style>
    <style:style style:name="Table31.A" style:family="table-column">
      <style:table-column-properties style:column-width="0.3465in"/>
    </style:style>
    <style:style style:name="Table31.B" style:family="table-column">
      <style:table-column-properties style:column-width="6.5556in"/>
    </style:style>
    <style:style style:name="Table31.1" style:family="table-row">
      <style:table-row-properties style:row-height="0.7917in" fo:keep-together="auto"/>
    </style:style>
    <style:style style:name="Table31.A1" style:family="table-cell">
      <style:table-cell-properties fo:padding="0in" fo:border="none"/>
    </style:style>
    <style:style style:name="Table32" style:family="table">
      <style:table-properties style:width="6.9028in" fo:margin-left="0in" fo:margin-top="0in" fo:margin-bottom="0in" table:align="left" style:writing-mode="lr-tb"/>
    </style:style>
    <style:style style:name="Table32.A" style:family="table-column">
      <style:table-column-properties style:column-width="0.3465in"/>
    </style:style>
    <style:style style:name="Table32.B" style:family="table-column">
      <style:table-column-properties style:column-width="6.5556in"/>
    </style:style>
    <style:style style:name="Table32.1" style:family="table-row">
      <style:table-row-properties style:row-height="0.2222in" fo:keep-together="auto"/>
    </style:style>
    <style:style style:name="Table32.A1" style:family="table-cell">
      <style:table-cell-properties fo:padding="0in" fo:border="none"/>
    </style:style>
    <style:style style:name="Table32.2" style:family="table-row">
      <style:table-row-properties style:row-height="0.0278in" fo:keep-together="auto"/>
    </style:style>
    <style:style style:name="Table32.B2" style:family="table-cell">
      <style:table-cell-properties fo:padding-left="0.075in" fo:padding-right="0.075in" fo:padding-top="0in" fo:padding-bottom="0in" fo:border="none"/>
    </style:style>
    <style:style style:name="Table33" style:family="table">
      <style:table-properties style:width="6.9028in" fo:margin-left="0in" fo:margin-top="0in" fo:margin-bottom="0in" table:align="left"/>
    </style:style>
    <style:style style:name="Table33.A" style:family="table-column">
      <style:table-column-properties style:column-width="0.3465in"/>
    </style:style>
    <style:style style:name="Table33.B" style:family="table-column">
      <style:table-column-properties style:column-width="6.5556in"/>
    </style:style>
    <style:style style:name="Table33.1" style:family="table-row">
      <style:table-row-properties style:row-height="0.7917in" fo:keep-together="auto"/>
    </style:style>
    <style:style style:name="Table33.A1" style:family="table-cell">
      <style:table-cell-properties fo:padding-left="0.075in" fo:padding-right="0.075in" fo:padding-top="0in" fo:padding-bottom="0in" fo:border="none"/>
    </style:style>
    <style:style style:name="Table33.B1" style:family="table-cell">
      <style:table-cell-properties fo:padding="0in" fo:border="none"/>
    </style:style>
    <style:style style:name="Table34" style:family="table">
      <style:table-properties style:width="6.9028in" fo:margin-left="0in" fo:margin-top="0in" fo:margin-bottom="0in" table:align="left" style:writing-mode="lr-tb"/>
    </style:style>
    <style:style style:name="Table34.A" style:family="table-column">
      <style:table-column-properties style:column-width="0.3465in"/>
    </style:style>
    <style:style style:name="Table34.B" style:family="table-column">
      <style:table-column-properties style:column-width="6.5556in"/>
    </style:style>
    <style:style style:name="Table34.1" style:family="table-row">
      <style:table-row-properties style:row-height="0.7917in" fo:keep-together="auto"/>
    </style:style>
    <style:style style:name="Table34.A1" style:family="table-cell">
      <style:table-cell-properties fo:padding="0in" fo:border="none"/>
    </style:style>
    <style:style style:name="Table35" style:family="table">
      <style:table-properties style:width="6.9028in" fo:margin-left="0in" fo:margin-top="0in" fo:margin-bottom="0in" table:align="left" style:writing-mode="lr-tb"/>
    </style:style>
    <style:style style:name="Table35.A" style:family="table-column">
      <style:table-column-properties style:column-width="0.3465in"/>
    </style:style>
    <style:style style:name="Table35.B" style:family="table-column">
      <style:table-column-properties style:column-width="6.5556in"/>
    </style:style>
    <style:style style:name="Table35.1" style:family="table-row">
      <style:table-row-properties style:row-height="0.9444in" fo:keep-together="auto"/>
    </style:style>
    <style:style style:name="Table35.A1" style:family="table-cell">
      <style:table-cell-properties fo:padding="0in" fo:border="none"/>
    </style:style>
    <style:style style:name="Table36" style:family="table">
      <style:table-properties style:width="6.9028in" fo:margin-left="0in" fo:margin-top="0in" fo:margin-bottom="0in" table:align="left" style:writing-mode="lr-tb"/>
    </style:style>
    <style:style style:name="Table36.A" style:family="table-column">
      <style:table-column-properties style:column-width="0.3465in"/>
    </style:style>
    <style:style style:name="Table36.B" style:family="table-column">
      <style:table-column-properties style:column-width="6.5556in"/>
    </style:style>
    <style:style style:name="Table36.1" style:family="table-row">
      <style:table-row-properties style:row-height="0.9444in" fo:keep-together="auto"/>
    </style:style>
    <style:style style:name="Table36.A1" style:family="table-cell">
      <style:table-cell-properties fo:padding="0in" fo:border="none"/>
    </style:style>
    <style:style style:name="Table37" style:family="table">
      <style:table-properties style:width="6.9028in" fo:margin-left="0in" fo:margin-top="0in" fo:margin-bottom="0in" table:align="left" style:writing-mode="lr-tb"/>
    </style:style>
    <style:style style:name="Table37.A" style:family="table-column">
      <style:table-column-properties style:column-width="0.3465in"/>
    </style:style>
    <style:style style:name="Table37.B" style:family="table-column">
      <style:table-column-properties style:column-width="6.5556in"/>
    </style:style>
    <style:style style:name="Table37.1" style:family="table-row">
      <style:table-row-properties style:row-height="0.7917in" fo:keep-together="auto"/>
    </style:style>
    <style:style style:name="Table37.A1" style:family="table-cell">
      <style:table-cell-properties fo:padding="0in" fo:border="none"/>
    </style:style>
    <style:style style:name="Table38" style:family="table">
      <style:table-properties style:width="6.9028in" fo:margin-left="0in" fo:margin-top="0in" fo:margin-bottom="0in" table:align="left" style:writing-mode="lr-tb"/>
    </style:style>
    <style:style style:name="Table38.A" style:family="table-column">
      <style:table-column-properties style:column-width="0.3465in"/>
    </style:style>
    <style:style style:name="Table38.B" style:family="table-column">
      <style:table-column-properties style:column-width="6.5556in"/>
    </style:style>
    <style:style style:name="Table38.1" style:family="table-row">
      <style:table-row-properties style:row-height="0.9444in" fo:keep-together="auto"/>
    </style:style>
    <style:style style:name="Table38.A1" style:family="table-cell">
      <style:table-cell-properties fo:padding="0in" fo:border="none"/>
    </style:style>
    <style:style style:name="Table39" style:family="table">
      <style:table-properties style:width="6.9028in" fo:margin-left="0in" fo:margin-top="0in" fo:margin-bottom="0in" table:align="left" style:writing-mode="lr-tb"/>
    </style:style>
    <style:style style:name="Table39.A" style:family="table-column">
      <style:table-column-properties style:column-width="0.3465in"/>
    </style:style>
    <style:style style:name="Table39.B" style:family="table-column">
      <style:table-column-properties style:column-width="6.5556in"/>
    </style:style>
    <style:style style:name="Table39.1" style:family="table-row">
      <style:table-row-properties style:row-height="0.7917in" fo:keep-together="auto"/>
    </style:style>
    <style:style style:name="Table39.A1" style:family="table-cell">
      <style:table-cell-properties fo:padding="0in" fo:border="none"/>
    </style:style>
    <style:style style:name="Table40" style:family="table">
      <style:table-properties style:width="6.9028in" fo:margin-left="0in" fo:margin-top="0in" fo:margin-bottom="0in" table:align="left" style:writing-mode="lr-tb"/>
    </style:style>
    <style:style style:name="Table40.A" style:family="table-column">
      <style:table-column-properties style:column-width="0.3465in"/>
    </style:style>
    <style:style style:name="Table40.B" style:family="table-column">
      <style:table-column-properties style:column-width="6.5556in"/>
    </style:style>
    <style:style style:name="Table40.1" style:family="table-row">
      <style:table-row-properties style:row-height="0.7917in" fo:keep-together="auto"/>
    </style:style>
    <style:style style:name="Table40.A1" style:family="table-cell">
      <style:table-cell-properties fo:padding="0in" fo:border="none"/>
    </style:style>
    <style:style style:name="Table41" style:family="table">
      <style:table-properties style:width="6.9028in" fo:margin-left="0in" fo:margin-top="0in" fo:margin-bottom="0in" table:align="left" style:writing-mode="lr-tb"/>
    </style:style>
    <style:style style:name="Table41.A" style:family="table-column">
      <style:table-column-properties style:column-width="0.3465in"/>
    </style:style>
    <style:style style:name="Table41.B" style:family="table-column">
      <style:table-column-properties style:column-width="6.5556in"/>
    </style:style>
    <style:style style:name="Table41.1" style:family="table-row">
      <style:table-row-properties style:row-height="0.625in" fo:keep-together="auto"/>
    </style:style>
    <style:style style:name="Table41.A1" style:family="table-cell">
      <style:table-cell-properties fo:padding="0in" fo:border="none"/>
    </style:style>
    <style:style style:name="Table42" style:family="table">
      <style:table-properties style:width="6.9028in" fo:margin-left="0in" fo:margin-top="0in" fo:margin-bottom="0in" table:align="left" style:writing-mode="lr-tb"/>
    </style:style>
    <style:style style:name="Table42.A" style:family="table-column">
      <style:table-column-properties style:column-width="0.3465in"/>
    </style:style>
    <style:style style:name="Table42.B" style:family="table-column">
      <style:table-column-properties style:column-width="6.5556in"/>
    </style:style>
    <style:style style:name="Table42.1" style:family="table-row">
      <style:table-row-properties style:row-height="0.9444in" fo:keep-together="auto"/>
    </style:style>
    <style:style style:name="Table42.A1" style:family="table-cell">
      <style:table-cell-properties fo:padding="0in" fo:border="none"/>
    </style:style>
    <style:style style:name="Table43" style:family="table">
      <style:table-properties style:width="6.9028in" fo:margin-left="0in" fo:margin-top="0in" fo:margin-bottom="0in" table:align="left" style:writing-mode="lr-tb"/>
    </style:style>
    <style:style style:name="Table43.A" style:family="table-column">
      <style:table-column-properties style:column-width="0.3465in"/>
    </style:style>
    <style:style style:name="Table43.B" style:family="table-column">
      <style:table-column-properties style:column-width="6.5556in"/>
    </style:style>
    <style:style style:name="Table43.1" style:family="table-row">
      <style:table-row-properties style:row-height="0.9444in" fo:keep-together="auto"/>
    </style:style>
    <style:style style:name="Table43.A1" style:family="table-cell">
      <style:table-cell-properties fo:padding="0in" fo:border="none"/>
    </style:style>
    <style:style style:name="Table44" style:family="table">
      <style:table-properties style:width="6.9028in" fo:margin-left="0in" fo:margin-top="0in" fo:margin-bottom="0in" table:align="left" style:writing-mode="lr-tb"/>
    </style:style>
    <style:style style:name="Table44.A" style:family="table-column">
      <style:table-column-properties style:column-width="0.3465in"/>
    </style:style>
    <style:style style:name="Table44.B" style:family="table-column">
      <style:table-column-properties style:column-width="6.5556in"/>
    </style:style>
    <style:style style:name="Table44.1" style:family="table-row">
      <style:table-row-properties style:row-height="0.7917in" fo:keep-together="auto"/>
    </style:style>
    <style:style style:name="Table44.A1" style:family="table-cell">
      <style:table-cell-properties fo:padding="0in" fo:border="none"/>
    </style:style>
    <style:style style:name="Table45" style:family="table">
      <style:table-properties style:width="6.9028in" fo:margin-left="0in" fo:margin-top="0in" fo:margin-bottom="0in" table:align="left" style:writing-mode="lr-tb"/>
    </style:style>
    <style:style style:name="Table45.A" style:family="table-column">
      <style:table-column-properties style:column-width="0.3465in"/>
    </style:style>
    <style:style style:name="Table45.B" style:family="table-column">
      <style:table-column-properties style:column-width="6.5556in"/>
    </style:style>
    <style:style style:name="Table45.1" style:family="table-row">
      <style:table-row-properties style:row-height="0.625in" fo:keep-together="auto"/>
    </style:style>
    <style:style style:name="Table45.A1" style:family="table-cell">
      <style:table-cell-properties fo:padding="0in" fo:border="none"/>
    </style:style>
    <style:style style:name="Table46" style:family="table">
      <style:table-properties style:width="6.9028in" fo:margin-left="0in" fo:margin-top="0in" fo:margin-bottom="0in" table:align="left" style:writing-mode="lr-tb"/>
    </style:style>
    <style:style style:name="Table46.A" style:family="table-column">
      <style:table-column-properties style:column-width="0.3465in"/>
    </style:style>
    <style:style style:name="Table46.B" style:family="table-column">
      <style:table-column-properties style:column-width="6.5556in"/>
    </style:style>
    <style:style style:name="Table46.1" style:family="table-row">
      <style:table-row-properties style:row-height="0.9444in" fo:keep-together="auto"/>
    </style:style>
    <style:style style:name="Table46.A1" style:family="table-cell">
      <style:table-cell-properties fo:padding="0in" fo:border="none"/>
    </style:style>
    <style:style style:name="Table47" style:family="table">
      <style:table-properties style:width="6.9028in" fo:margin-left="0in" fo:margin-top="0in" fo:margin-bottom="0in" table:align="left" style:writing-mode="lr-tb"/>
    </style:style>
    <style:style style:name="Table47.A" style:family="table-column">
      <style:table-column-properties style:column-width="0.3465in"/>
    </style:style>
    <style:style style:name="Table47.B" style:family="table-column">
      <style:table-column-properties style:column-width="6.5556in"/>
    </style:style>
    <style:style style:name="Table47.1" style:family="table-row">
      <style:table-row-properties style:row-height="1.1111in" fo:keep-together="auto"/>
    </style:style>
    <style:style style:name="Table47.A1" style:family="table-cell">
      <style:table-cell-properties fo:padding="0in" fo:border="none"/>
    </style:style>
    <style:style style:name="Table48" style:family="table">
      <style:table-properties style:width="6.9028in" fo:margin-left="0in" fo:margin-top="0in" fo:margin-bottom="0in" table:align="left" style:writing-mode="lr-tb"/>
    </style:style>
    <style:style style:name="Table48.A" style:family="table-column">
      <style:table-column-properties style:column-width="0.3465in"/>
    </style:style>
    <style:style style:name="Table48.B" style:family="table-column">
      <style:table-column-properties style:column-width="6.5556in"/>
    </style:style>
    <style:style style:name="Table48.1" style:family="table-row">
      <style:table-row-properties style:row-height="0.7917in" fo:keep-together="auto"/>
    </style:style>
    <style:style style:name="Table48.A1" style:family="table-cell">
      <style:table-cell-properties fo:padding="0in" fo:border="none"/>
    </style:style>
    <style:style style:name="Table49" style:family="table">
      <style:table-properties style:width="6.9028in" fo:margin-left="0in" fo:margin-top="0in" fo:margin-bottom="0in" table:align="left" style:writing-mode="lr-tb"/>
    </style:style>
    <style:style style:name="Table49.A" style:family="table-column">
      <style:table-column-properties style:column-width="0.3465in"/>
    </style:style>
    <style:style style:name="Table49.B" style:family="table-column">
      <style:table-column-properties style:column-width="6.5556in"/>
    </style:style>
    <style:style style:name="Table49.1" style:family="table-row">
      <style:table-row-properties style:row-height="0.9444in" fo:keep-together="auto"/>
    </style:style>
    <style:style style:name="Table49.A1" style:family="table-cell">
      <style:table-cell-properties fo:padding="0in" fo:border="none"/>
    </style:style>
    <style:style style:name="Table50" style:family="table">
      <style:table-properties style:width="6.9028in" fo:margin-left="0in" fo:margin-top="0in" fo:margin-bottom="0in" table:align="left" style:writing-mode="lr-tb"/>
    </style:style>
    <style:style style:name="Table50.A" style:family="table-column">
      <style:table-column-properties style:column-width="0.3465in"/>
    </style:style>
    <style:style style:name="Table50.B" style:family="table-column">
      <style:table-column-properties style:column-width="6.5556in"/>
    </style:style>
    <style:style style:name="Table50.1" style:family="table-row">
      <style:table-row-properties style:row-height="0.9444in" fo:keep-together="auto"/>
    </style:style>
    <style:style style:name="Table50.A1" style:family="table-cell">
      <style:table-cell-properties fo:padding="0in" fo:border="none"/>
    </style:style>
    <style:style style:name="Table51" style:family="table">
      <style:table-properties style:width="6.9028in" fo:margin-left="0in" fo:margin-top="0in" fo:margin-bottom="0in" table:align="left" style:writing-mode="lr-tb"/>
    </style:style>
    <style:style style:name="Table51.A" style:family="table-column">
      <style:table-column-properties style:column-width="0.3465in"/>
    </style:style>
    <style:style style:name="Table51.B" style:family="table-column">
      <style:table-column-properties style:column-width="6.5556in"/>
    </style:style>
    <style:style style:name="Table51.1" style:family="table-row">
      <style:table-row-properties style:row-height="0.9444in" fo:keep-together="auto"/>
    </style:style>
    <style:style style:name="Table51.A1" style:family="table-cell">
      <style:table-cell-properties fo:padding="0in" fo:border="none"/>
    </style:style>
    <style:style style:name="Table52" style:family="table">
      <style:table-properties style:width="6.9028in" fo:margin-left="0in" fo:margin-top="0in" fo:margin-bottom="0in" table:align="left" style:writing-mode="lr-tb"/>
    </style:style>
    <style:style style:name="Table52.A" style:family="table-column">
      <style:table-column-properties style:column-width="0.3465in"/>
    </style:style>
    <style:style style:name="Table52.B" style:family="table-column">
      <style:table-column-properties style:column-width="6.5556in"/>
    </style:style>
    <style:style style:name="Table52.1" style:family="table-row">
      <style:table-row-properties style:row-height="1.2639in" fo:keep-together="auto"/>
    </style:style>
    <style:style style:name="Table52.A1" style:family="table-cell">
      <style:table-cell-properties fo:padding="0in" fo:border="none"/>
    </style:style>
    <style:style style:name="Table53" style:family="table">
      <style:table-properties style:width="6.9028in" fo:margin-left="0in" fo:margin-top="0in" fo:margin-bottom="0in" table:align="left" style:writing-mode="lr-tb"/>
    </style:style>
    <style:style style:name="Table53.A" style:family="table-column">
      <style:table-column-properties style:column-width="0.3465in"/>
    </style:style>
    <style:style style:name="Table53.B" style:family="table-column">
      <style:table-column-properties style:column-width="6.5556in"/>
    </style:style>
    <style:style style:name="Table53.1" style:family="table-row">
      <style:table-row-properties style:row-height="0.9444in" fo:keep-together="auto"/>
    </style:style>
    <style:style style:name="Table53.A1" style:family="table-cell">
      <style:table-cell-properties fo:padding="0in" fo:border="none"/>
    </style:style>
    <style:style style:name="Table54" style:family="table">
      <style:table-properties style:width="6.9028in" fo:margin-left="0in" fo:margin-top="0in" fo:margin-bottom="0in" table:align="left" style:writing-mode="lr-tb"/>
    </style:style>
    <style:style style:name="Table54.A" style:family="table-column">
      <style:table-column-properties style:column-width="0.3465in"/>
    </style:style>
    <style:style style:name="Table54.B" style:family="table-column">
      <style:table-column-properties style:column-width="6.5556in"/>
    </style:style>
    <style:style style:name="Table54.1" style:family="table-row">
      <style:table-row-properties style:row-height="0.9444in" fo:keep-together="auto"/>
    </style:style>
    <style:style style:name="Table54.A1" style:family="table-cell">
      <style:table-cell-properties fo:padding="0in" fo:border="none"/>
    </style:style>
    <style:style style:name="Table55" style:family="table">
      <style:table-properties style:width="6.9028in" fo:margin-left="0in" fo:margin-top="0in" fo:margin-bottom="0in" table:align="left" style:writing-mode="lr-tb"/>
    </style:style>
    <style:style style:name="Table55.A" style:family="table-column">
      <style:table-column-properties style:column-width="0.3465in"/>
    </style:style>
    <style:style style:name="Table55.B" style:family="table-column">
      <style:table-column-properties style:column-width="6.5556in"/>
    </style:style>
    <style:style style:name="Table55.1" style:family="table-row">
      <style:table-row-properties style:row-height="0.625in" fo:keep-together="auto"/>
    </style:style>
    <style:style style:name="Table55.A1" style:family="table-cell">
      <style:table-cell-properties fo:padding="0in" fo:border="none"/>
    </style:style>
    <style:style style:name="Table55.2" style:family="table-row">
      <style:table-row-properties style:row-height="0.0972in" fo:keep-together="auto"/>
    </style:style>
    <style:style style:name="Table55.B2" style:family="table-cell">
      <style:table-cell-properties fo:padding-left="0.075in" fo:padding-right="0.075in" fo:padding-top="0in" fo:padding-bottom="0in" fo:border="none"/>
    </style:style>
    <style:style style:name="Table56" style:family="table">
      <style:table-properties style:width="6.9028in" fo:margin-left="0in" fo:margin-top="0in" fo:margin-bottom="0in" table:align="left"/>
    </style:style>
    <style:style style:name="Table56.A" style:family="table-column">
      <style:table-column-properties style:column-width="0.3465in"/>
    </style:style>
    <style:style style:name="Table56.B" style:family="table-column">
      <style:table-column-properties style:column-width="6.5556in"/>
    </style:style>
    <style:style style:name="Table56.1" style:family="table-row">
      <style:table-row-properties style:row-height="0.3056in" fo:keep-together="auto"/>
    </style:style>
    <style:style style:name="Table56.A1" style:family="table-cell">
      <style:table-cell-properties fo:padding-left="0.075in" fo:padding-right="0.075in" fo:padding-top="0in" fo:padding-bottom="0in" fo:border="none"/>
    </style:style>
    <style:style style:name="Table56.B1" style:family="table-cell">
      <style:table-cell-properties fo:padding="0in" fo:border="none"/>
    </style:style>
    <style:style style:name="Table57" style:family="table">
      <style:table-properties style:width="6.9028in" fo:margin-left="0in" fo:margin-top="0in" fo:margin-bottom="0in" table:align="left" style:writing-mode="lr-tb"/>
    </style:style>
    <style:style style:name="Table57.A" style:family="table-column">
      <style:table-column-properties style:column-width="0.3465in"/>
    </style:style>
    <style:style style:name="Table57.B" style:family="table-column">
      <style:table-column-properties style:column-width="6.5556in"/>
    </style:style>
    <style:style style:name="Table57.1" style:family="table-row">
      <style:table-row-properties style:row-height="0.9444in" fo:keep-together="auto"/>
    </style:style>
    <style:style style:name="Table57.A1" style:family="table-cell">
      <style:table-cell-properties fo:padding="0in" fo:border="none"/>
    </style:style>
    <style:style style:name="Table58" style:family="table">
      <style:table-properties style:width="6.9028in" fo:margin-left="0in" fo:margin-top="0in" fo:margin-bottom="0in" table:align="left" style:writing-mode="lr-tb"/>
    </style:style>
    <style:style style:name="Table58.A" style:family="table-column">
      <style:table-column-properties style:column-width="0.3465in"/>
    </style:style>
    <style:style style:name="Table58.B" style:family="table-column">
      <style:table-column-properties style:column-width="6.5556in"/>
    </style:style>
    <style:style style:name="Table58.1" style:family="table-row">
      <style:table-row-properties style:row-height="0.9444in" fo:keep-together="auto"/>
    </style:style>
    <style:style style:name="Table58.A1" style:family="table-cell">
      <style:table-cell-properties fo:padding="0in" fo:border="none"/>
    </style:style>
    <style:style style:name="Table59" style:family="table">
      <style:table-properties style:width="6.9028in" fo:margin-left="0in" fo:margin-top="0in" fo:margin-bottom="0in" table:align="left" style:writing-mode="lr-tb"/>
    </style:style>
    <style:style style:name="Table59.A" style:family="table-column">
      <style:table-column-properties style:column-width="0.3465in"/>
    </style:style>
    <style:style style:name="Table59.B" style:family="table-column">
      <style:table-column-properties style:column-width="6.5556in"/>
    </style:style>
    <style:style style:name="Table59.1" style:family="table-row">
      <style:table-row-properties style:row-height="0.7917in" fo:keep-together="auto"/>
    </style:style>
    <style:style style:name="Table59.A1" style:family="table-cell">
      <style:table-cell-properties fo:padding="0in" fo:border="none"/>
    </style:style>
    <style:style style:name="Table60" style:family="table">
      <style:table-properties style:width="6.9028in" fo:margin-left="0in" fo:margin-top="0in" fo:margin-bottom="0in" table:align="left" style:writing-mode="lr-tb"/>
    </style:style>
    <style:style style:name="Table60.A" style:family="table-column">
      <style:table-column-properties style:column-width="0.3465in"/>
    </style:style>
    <style:style style:name="Table60.B" style:family="table-column">
      <style:table-column-properties style:column-width="6.5556in"/>
    </style:style>
    <style:style style:name="Table60.1" style:family="table-row">
      <style:table-row-properties style:row-height="0.9444in" fo:keep-together="auto"/>
    </style:style>
    <style:style style:name="Table60.A1" style:family="table-cell">
      <style:table-cell-properties fo:padding="0in" fo:border="none"/>
    </style:style>
    <style:style style:name="Table61" style:family="table">
      <style:table-properties style:width="6.9028in" fo:margin-left="0in" fo:margin-top="0in" fo:margin-bottom="0in" table:align="left" style:writing-mode="lr-tb"/>
    </style:style>
    <style:style style:name="Table61.A" style:family="table-column">
      <style:table-column-properties style:column-width="0.3465in"/>
    </style:style>
    <style:style style:name="Table61.B" style:family="table-column">
      <style:table-column-properties style:column-width="6.5556in"/>
    </style:style>
    <style:style style:name="Table61.1" style:family="table-row">
      <style:table-row-properties style:row-height="0.7917in" fo:keep-together="auto"/>
    </style:style>
    <style:style style:name="Table61.A1" style:family="table-cell">
      <style:table-cell-properties fo:padding="0in" fo:border="none"/>
    </style:style>
    <style:style style:name="Table62" style:family="table">
      <style:table-properties style:width="6.9028in" fo:margin-left="0in" fo:margin-top="0in" fo:margin-bottom="0in" table:align="left" style:writing-mode="lr-tb"/>
    </style:style>
    <style:style style:name="Table62.A" style:family="table-column">
      <style:table-column-properties style:column-width="0.3465in"/>
    </style:style>
    <style:style style:name="Table62.B" style:family="table-column">
      <style:table-column-properties style:column-width="6.5556in"/>
    </style:style>
    <style:style style:name="Table62.1" style:family="table-row">
      <style:table-row-properties style:row-height="0.7917in" fo:keep-together="auto"/>
    </style:style>
    <style:style style:name="Table62.A1" style:family="table-cell">
      <style:table-cell-properties fo:padding="0in" fo:border="none"/>
    </style:style>
    <style:style style:name="Table63" style:family="table">
      <style:table-properties style:width="6.9028in" fo:margin-left="0in" fo:margin-top="0in" fo:margin-bottom="0in" table:align="left" style:writing-mode="lr-tb"/>
    </style:style>
    <style:style style:name="Table63.A" style:family="table-column">
      <style:table-column-properties style:column-width="0.3465in"/>
    </style:style>
    <style:style style:name="Table63.B" style:family="table-column">
      <style:table-column-properties style:column-width="6.5556in"/>
    </style:style>
    <style:style style:name="Table63.1" style:family="table-row">
      <style:table-row-properties style:row-height="0.9444in" fo:keep-together="auto"/>
    </style:style>
    <style:style style:name="Table63.A1" style:family="table-cell">
      <style:table-cell-properties fo:padding="0in" fo:border="none"/>
    </style:style>
    <style:style style:name="Table64" style:family="table">
      <style:table-properties style:width="6.9028in" fo:margin-left="0in" fo:margin-top="0in" fo:margin-bottom="0in" table:align="left" style:writing-mode="lr-tb"/>
    </style:style>
    <style:style style:name="Table64.A" style:family="table-column">
      <style:table-column-properties style:column-width="0.3465in"/>
    </style:style>
    <style:style style:name="Table64.B" style:family="table-column">
      <style:table-column-properties style:column-width="6.5556in"/>
    </style:style>
    <style:style style:name="Table64.1" style:family="table-row">
      <style:table-row-properties style:row-height="0.9444in" fo:keep-together="auto"/>
    </style:style>
    <style:style style:name="Table64.A1" style:family="table-cell">
      <style:table-cell-properties fo:padding="0in" fo:border="none"/>
    </style:style>
    <style:style style:name="Table65" style:family="table">
      <style:table-properties style:width="6.9028in" fo:margin-left="0in" fo:margin-top="0in" fo:margin-bottom="0in" table:align="left" style:writing-mode="lr-tb"/>
    </style:style>
    <style:style style:name="Table65.A" style:family="table-column">
      <style:table-column-properties style:column-width="0.3465in"/>
    </style:style>
    <style:style style:name="Table65.B" style:family="table-column">
      <style:table-column-properties style:column-width="6.5556in"/>
    </style:style>
    <style:style style:name="Table65.1" style:family="table-row">
      <style:table-row-properties style:row-height="0.9444in" fo:keep-together="auto"/>
    </style:style>
    <style:style style:name="Table65.A1" style:family="table-cell">
      <style:table-cell-properties fo:padding="0in" fo:border="none"/>
    </style:style>
    <style:style style:name="Table66" style:family="table">
      <style:table-properties style:width="6.9028in" fo:margin-left="0in" fo:margin-top="0in" fo:margin-bottom="0in" table:align="left" style:writing-mode="lr-tb"/>
    </style:style>
    <style:style style:name="Table66.A" style:family="table-column">
      <style:table-column-properties style:column-width="0.3465in"/>
    </style:style>
    <style:style style:name="Table66.B" style:family="table-column">
      <style:table-column-properties style:column-width="6.5556in"/>
    </style:style>
    <style:style style:name="Table66.1" style:family="table-row">
      <style:table-row-properties style:row-height="0.9444in" fo:keep-together="auto"/>
    </style:style>
    <style:style style:name="Table66.A1" style:family="table-cell">
      <style:table-cell-properties fo:padding="0in" fo:border="none"/>
    </style:style>
    <style:style style:name="Table67" style:family="table">
      <style:table-properties style:width="6.9028in" fo:margin-left="0in" fo:margin-top="0in" fo:margin-bottom="0in" table:align="left" style:writing-mode="lr-tb"/>
    </style:style>
    <style:style style:name="Table67.A" style:family="table-column">
      <style:table-column-properties style:column-width="0.3465in"/>
    </style:style>
    <style:style style:name="Table67.B" style:family="table-column">
      <style:table-column-properties style:column-width="6.5556in"/>
    </style:style>
    <style:style style:name="Table67.1" style:family="table-row">
      <style:table-row-properties style:row-height="0.7917in" fo:keep-together="auto"/>
    </style:style>
    <style:style style:name="Table67.A1" style:family="table-cell">
      <style:table-cell-properties fo:padding="0in" fo:border="none"/>
    </style:style>
    <style:style style:name="Table67.2" style:family="table-row">
      <style:table-row-properties style:row-height="0.0972in" fo:keep-together="auto"/>
    </style:style>
    <style:style style:name="Table67.B2" style:family="table-cell">
      <style:table-cell-properties fo:padding-left="0.075in" fo:padding-right="0.075in" fo:padding-top="0in" fo:padding-bottom="0in" fo:border="none"/>
    </style:style>
    <style:style style:name="Table68" style:family="table">
      <style:table-properties style:width="6.9028in" fo:margin-left="0in" fo:margin-top="0in" fo:margin-bottom="0in" table:align="left"/>
    </style:style>
    <style:style style:name="Table68.A" style:family="table-column">
      <style:table-column-properties style:column-width="0.3465in"/>
    </style:style>
    <style:style style:name="Table68.B" style:family="table-column">
      <style:table-column-properties style:column-width="6.5556in"/>
    </style:style>
    <style:style style:name="Table68.1" style:family="table-row">
      <style:table-row-properties style:row-height="0.3056in" fo:keep-together="auto"/>
    </style:style>
    <style:style style:name="Table68.A1" style:family="table-cell">
      <style:table-cell-properties fo:padding-left="0.075in" fo:padding-right="0.075in" fo:padding-top="0in" fo:padding-bottom="0in" fo:border="none"/>
    </style:style>
    <style:style style:name="Table68.B1" style:family="table-cell">
      <style:table-cell-properties fo:padding="0in" fo:border="none"/>
    </style:style>
    <style:style style:name="Table69" style:family="table">
      <style:table-properties style:width="6.9028in" fo:margin-left="0in" fo:margin-top="0in" fo:margin-bottom="0in" table:align="left" style:writing-mode="lr-tb"/>
    </style:style>
    <style:style style:name="Table69.A" style:family="table-column">
      <style:table-column-properties style:column-width="0.3465in"/>
    </style:style>
    <style:style style:name="Table69.B" style:family="table-column">
      <style:table-column-properties style:column-width="6.5556in"/>
    </style:style>
    <style:style style:name="Table69.1" style:family="table-row">
      <style:table-row-properties style:row-height="0.7917in" fo:keep-together="auto"/>
    </style:style>
    <style:style style:name="Table69.A1" style:family="table-cell">
      <style:table-cell-properties fo:padding="0in" fo:border="none"/>
    </style:style>
    <style:style style:name="Table70" style:family="table">
      <style:table-properties style:width="6.9028in" fo:margin-left="0in" fo:margin-top="0in" fo:margin-bottom="0in" table:align="left" style:writing-mode="lr-tb"/>
    </style:style>
    <style:style style:name="Table70.A" style:family="table-column">
      <style:table-column-properties style:column-width="0.3465in"/>
    </style:style>
    <style:style style:name="Table70.B" style:family="table-column">
      <style:table-column-properties style:column-width="6.5556in"/>
    </style:style>
    <style:style style:name="Table70.1" style:family="table-row">
      <style:table-row-properties style:row-height="1.1111in" fo:keep-together="auto"/>
    </style:style>
    <style:style style:name="Table70.A1" style:family="table-cell">
      <style:table-cell-properties fo:padding="0in" fo:border="none"/>
    </style:style>
    <style:style style:name="Table71" style:family="table">
      <style:table-properties style:width="6.9028in" fo:margin-left="0in" fo:margin-top="0in" fo:margin-bottom="0in" table:align="left" style:writing-mode="lr-tb"/>
    </style:style>
    <style:style style:name="Table71.A" style:family="table-column">
      <style:table-column-properties style:column-width="0.3465in"/>
    </style:style>
    <style:style style:name="Table71.B" style:family="table-column">
      <style:table-column-properties style:column-width="6.5556in"/>
    </style:style>
    <style:style style:name="Table71.1" style:family="table-row">
      <style:table-row-properties style:row-height="0.9444in" fo:keep-together="auto"/>
    </style:style>
    <style:style style:name="Table71.A1" style:family="table-cell">
      <style:table-cell-properties fo:padding="0in" fo:border="none"/>
    </style:style>
    <style:style style:name="Table72" style:family="table">
      <style:table-properties style:width="6.9028in" fo:margin-left="0in" fo:margin-top="0in" fo:margin-bottom="0in" table:align="left" style:writing-mode="lr-tb"/>
    </style:style>
    <style:style style:name="Table72.A" style:family="table-column">
      <style:table-column-properties style:column-width="0.3465in"/>
    </style:style>
    <style:style style:name="Table72.B" style:family="table-column">
      <style:table-column-properties style:column-width="6.5556in"/>
    </style:style>
    <style:style style:name="Table72.1" style:family="table-row">
      <style:table-row-properties style:row-height="0.9444in" fo:keep-together="auto"/>
    </style:style>
    <style:style style:name="Table72.A1" style:family="table-cell">
      <style:table-cell-properties fo:padding="0in" fo:border="none"/>
    </style:style>
    <style:style style:name="Table73" style:family="table">
      <style:table-properties style:width="6.9028in" fo:margin-left="0in" fo:margin-top="0in" fo:margin-bottom="0in" table:align="left" style:writing-mode="lr-tb"/>
    </style:style>
    <style:style style:name="Table73.A" style:family="table-column">
      <style:table-column-properties style:column-width="0.3465in"/>
    </style:style>
    <style:style style:name="Table73.B" style:family="table-column">
      <style:table-column-properties style:column-width="6.5556in"/>
    </style:style>
    <style:style style:name="Table73.1" style:family="table-row">
      <style:table-row-properties style:row-height="0.9444in" fo:keep-together="auto"/>
    </style:style>
    <style:style style:name="Table73.A1" style:family="table-cell">
      <style:table-cell-properties fo:padding="0in" fo:border="none"/>
    </style:style>
    <style:style style:name="Table74" style:family="table">
      <style:table-properties style:width="6.9028in" fo:margin-left="0in" fo:margin-top="0in" fo:margin-bottom="0in" table:align="left" style:writing-mode="lr-tb"/>
    </style:style>
    <style:style style:name="Table74.A" style:family="table-column">
      <style:table-column-properties style:column-width="0.3465in"/>
    </style:style>
    <style:style style:name="Table74.B" style:family="table-column">
      <style:table-column-properties style:column-width="6.5556in"/>
    </style:style>
    <style:style style:name="Table74.1" style:family="table-row">
      <style:table-row-properties style:row-height="0.9444in" fo:keep-together="auto"/>
    </style:style>
    <style:style style:name="Table74.A1" style:family="table-cell">
      <style:table-cell-properties fo:padding="0in" fo:border="none"/>
    </style:style>
    <style:style style:name="Table75" style:family="table">
      <style:table-properties style:width="6.9028in" fo:margin-left="0in" fo:margin-top="0in" fo:margin-bottom="0in" table:align="left" style:writing-mode="lr-tb"/>
    </style:style>
    <style:style style:name="Table75.A" style:family="table-column">
      <style:table-column-properties style:column-width="0.3465in"/>
    </style:style>
    <style:style style:name="Table75.B" style:family="table-column">
      <style:table-column-properties style:column-width="6.5556in"/>
    </style:style>
    <style:style style:name="Table75.1" style:family="table-row">
      <style:table-row-properties style:row-height="0.9444in" fo:keep-together="auto"/>
    </style:style>
    <style:style style:name="Table75.A1" style:family="table-cell">
      <style:table-cell-properties fo:padding="0in" fo:border="none"/>
    </style:style>
    <style:style style:name="Table76" style:family="table">
      <style:table-properties style:width="6.9028in" fo:margin-left="0in" fo:margin-top="0in" fo:margin-bottom="0in" table:align="left" style:writing-mode="lr-tb"/>
    </style:style>
    <style:style style:name="Table76.A" style:family="table-column">
      <style:table-column-properties style:column-width="0.3465in"/>
    </style:style>
    <style:style style:name="Table76.B" style:family="table-column">
      <style:table-column-properties style:column-width="6.5556in"/>
    </style:style>
    <style:style style:name="Table76.1" style:family="table-row">
      <style:table-row-properties style:row-height="0.7917in" fo:keep-together="auto"/>
    </style:style>
    <style:style style:name="Table76.A1" style:family="table-cell">
      <style:table-cell-properties fo:padding="0in" fo:border="none"/>
    </style:style>
    <style:style style:name="Table77" style:family="table">
      <style:table-properties style:width="6.9028in" fo:margin-left="0in" fo:margin-top="0in" fo:margin-bottom="0in" table:align="left" style:writing-mode="lr-tb"/>
    </style:style>
    <style:style style:name="Table77.A" style:family="table-column">
      <style:table-column-properties style:column-width="0.3465in"/>
    </style:style>
    <style:style style:name="Table77.B" style:family="table-column">
      <style:table-column-properties style:column-width="6.5556in"/>
    </style:style>
    <style:style style:name="Table77.1" style:family="table-row">
      <style:table-row-properties style:row-height="0.9444in" fo:keep-together="auto"/>
    </style:style>
    <style:style style:name="Table77.A1" style:family="table-cell">
      <style:table-cell-properties fo:padding="0in" fo:border="none"/>
    </style:style>
    <style:style style:name="Table78" style:family="table">
      <style:table-properties style:width="6.9028in" fo:margin-left="0in" fo:margin-top="0in" fo:margin-bottom="0in" table:align="left" style:writing-mode="lr-tb"/>
    </style:style>
    <style:style style:name="Table78.A" style:family="table-column">
      <style:table-column-properties style:column-width="0.3465in"/>
    </style:style>
    <style:style style:name="Table78.B" style:family="table-column">
      <style:table-column-properties style:column-width="6.5556in"/>
    </style:style>
    <style:style style:name="Table78.1" style:family="table-row">
      <style:table-row-properties style:row-height="1.1111in" fo:keep-together="auto"/>
    </style:style>
    <style:style style:name="Table78.A1" style:family="table-cell">
      <style:table-cell-properties fo:padding="0in" fo:border="none"/>
    </style:style>
    <style:style style:name="Table79" style:family="table">
      <style:table-properties style:width="6.9028in" fo:margin-left="0in" fo:margin-top="0in" fo:margin-bottom="0in" table:align="left" style:writing-mode="lr-tb"/>
    </style:style>
    <style:style style:name="Table79.A" style:family="table-column">
      <style:table-column-properties style:column-width="0.3465in"/>
    </style:style>
    <style:style style:name="Table79.B" style:family="table-column">
      <style:table-column-properties style:column-width="6.5556in"/>
    </style:style>
    <style:style style:name="Table79.1" style:family="table-row">
      <style:table-row-properties style:row-height="0.3056in" fo:keep-together="auto"/>
    </style:style>
    <style:style style:name="Table79.A1" style:family="table-cell">
      <style:table-cell-properties fo:padding="0in" fo:border="none"/>
    </style:style>
    <style:style style:name="Table79.2" style:family="table-row">
      <style:table-row-properties style:row-height="0.0972in" fo:keep-together="auto"/>
    </style:style>
    <style:style style:name="Table79.B2" style:family="table-cell">
      <style:table-cell-properties fo:padding-left="0.075in" fo:padding-right="0.075in" fo:padding-top="0in" fo:padding-bottom="0in" fo:border="none"/>
    </style:style>
    <style:style style:name="Table80" style:family="table">
      <style:table-properties style:width="6.9028in" fo:margin-left="0in" fo:margin-top="0in" fo:margin-bottom="0in" table:align="left"/>
    </style:style>
    <style:style style:name="Table80.A" style:family="table-column">
      <style:table-column-properties style:column-width="0.3465in"/>
    </style:style>
    <style:style style:name="Table80.B" style:family="table-column">
      <style:table-column-properties style:column-width="6.5556in"/>
    </style:style>
    <style:style style:name="Table80.1" style:family="table-row">
      <style:table-row-properties style:row-height="0.625in" fo:keep-together="auto"/>
    </style:style>
    <style:style style:name="Table80.A1" style:family="table-cell">
      <style:table-cell-properties fo:padding-left="0.075in" fo:padding-right="0.075in" fo:padding-top="0in" fo:padding-bottom="0in" fo:border="none"/>
    </style:style>
    <style:style style:name="Table80.B1" style:family="table-cell">
      <style:table-cell-properties fo:padding="0in" fo:border="none"/>
    </style:style>
    <style:style style:name="Table81" style:family="table">
      <style:table-properties style:width="6.9028in" fo:margin-left="0in" fo:margin-top="0in" fo:margin-bottom="0in" table:align="left" style:writing-mode="lr-tb"/>
    </style:style>
    <style:style style:name="Table81.A" style:family="table-column">
      <style:table-column-properties style:column-width="0.3465in"/>
    </style:style>
    <style:style style:name="Table81.B" style:family="table-column">
      <style:table-column-properties style:column-width="6.5556in"/>
    </style:style>
    <style:style style:name="Table81.1" style:family="table-row">
      <style:table-row-properties style:row-height="0.7917in" fo:keep-together="auto"/>
    </style:style>
    <style:style style:name="Table81.A1" style:family="table-cell">
      <style:table-cell-properties fo:padding="0in" fo:border="none"/>
    </style:style>
    <style:style style:name="Table82" style:family="table">
      <style:table-properties style:width="6.9028in" fo:margin-left="0in" fo:margin-top="0in" fo:margin-bottom="0in" table:align="left" style:writing-mode="lr-tb"/>
    </style:style>
    <style:style style:name="Table82.A" style:family="table-column">
      <style:table-column-properties style:column-width="0.3465in"/>
    </style:style>
    <style:style style:name="Table82.B" style:family="table-column">
      <style:table-column-properties style:column-width="6.5556in"/>
    </style:style>
    <style:style style:name="Table82.1" style:family="table-row">
      <style:table-row-properties style:row-height="0.9444in" fo:keep-together="auto"/>
    </style:style>
    <style:style style:name="Table82.A1" style:family="table-cell">
      <style:table-cell-properties fo:padding="0in" fo:border="none"/>
    </style:style>
    <style:style style:name="Table83" style:family="table">
      <style:table-properties style:width="6.9028in" fo:margin-left="0in" fo:margin-top="0in" fo:margin-bottom="0in" table:align="left" style:writing-mode="lr-tb"/>
    </style:style>
    <style:style style:name="Table83.A" style:family="table-column">
      <style:table-column-properties style:column-width="0.3465in"/>
    </style:style>
    <style:style style:name="Table83.B" style:family="table-column">
      <style:table-column-properties style:column-width="6.5556in"/>
    </style:style>
    <style:style style:name="Table83.1" style:family="table-row">
      <style:table-row-properties style:row-height="0.9444in" fo:keep-together="auto"/>
    </style:style>
    <style:style style:name="Table83.A1" style:family="table-cell">
      <style:table-cell-properties fo:padding="0in" fo:border="none"/>
    </style:style>
    <style:style style:name="Table84" style:family="table">
      <style:table-properties style:width="6.9028in" fo:margin-left="0in" fo:margin-top="0in" fo:margin-bottom="0in" table:align="left" style:writing-mode="lr-tb"/>
    </style:style>
    <style:style style:name="Table84.A" style:family="table-column">
      <style:table-column-properties style:column-width="0.3465in"/>
    </style:style>
    <style:style style:name="Table84.B" style:family="table-column">
      <style:table-column-properties style:column-width="6.5556in"/>
    </style:style>
    <style:style style:name="Table84.1" style:family="table-row">
      <style:table-row-properties style:row-height="0.9444in" fo:keep-together="auto"/>
    </style:style>
    <style:style style:name="Table84.A1" style:family="table-cell">
      <style:table-cell-properties fo:padding="0in" fo:border="none"/>
    </style:style>
    <style:style style:name="Table85" style:family="table">
      <style:table-properties style:width="6.9028in" fo:margin-left="0in" fo:margin-top="0in" fo:margin-bottom="0in" table:align="left" style:writing-mode="lr-tb"/>
    </style:style>
    <style:style style:name="Table85.A" style:family="table-column">
      <style:table-column-properties style:column-width="0.3465in"/>
    </style:style>
    <style:style style:name="Table85.B" style:family="table-column">
      <style:table-column-properties style:column-width="6.5556in"/>
    </style:style>
    <style:style style:name="Table85.1" style:family="table-row">
      <style:table-row-properties style:row-height="1.1111in" fo:keep-together="auto"/>
    </style:style>
    <style:style style:name="Table85.A1" style:family="table-cell">
      <style:table-cell-properties fo:padding="0in" fo:border="none"/>
    </style:style>
    <style:style style:name="Table86" style:family="table">
      <style:table-properties style:width="6.9028in" fo:margin-left="0in" fo:margin-top="0in" fo:margin-bottom="0in" table:align="left" style:writing-mode="lr-tb"/>
    </style:style>
    <style:style style:name="Table86.A" style:family="table-column">
      <style:table-column-properties style:column-width="0.3465in"/>
    </style:style>
    <style:style style:name="Table86.B" style:family="table-column">
      <style:table-column-properties style:column-width="6.5556in"/>
    </style:style>
    <style:style style:name="Table86.1" style:family="table-row">
      <style:table-row-properties style:row-height="0.9444in" fo:keep-together="auto"/>
    </style:style>
    <style:style style:name="Table86.A1" style:family="table-cell">
      <style:table-cell-properties fo:padding="0in" fo:border="none"/>
    </style:style>
    <style:style style:name="Table87" style:family="table">
      <style:table-properties style:width="6.9028in" fo:margin-left="0in" fo:margin-top="0in" fo:margin-bottom="0in" table:align="left" style:writing-mode="lr-tb"/>
    </style:style>
    <style:style style:name="Table87.A" style:family="table-column">
      <style:table-column-properties style:column-width="0.3465in"/>
    </style:style>
    <style:style style:name="Table87.B" style:family="table-column">
      <style:table-column-properties style:column-width="6.5556in"/>
    </style:style>
    <style:style style:name="Table87.1" style:family="table-row">
      <style:table-row-properties style:row-height="0.9444in" fo:keep-together="auto"/>
    </style:style>
    <style:style style:name="Table87.A1" style:family="table-cell">
      <style:table-cell-properties fo:padding="0in" fo:border="none"/>
    </style:style>
    <style:style style:name="Table88" style:family="table">
      <style:table-properties style:width="6.9028in" fo:margin-left="0in" fo:margin-top="0in" fo:margin-bottom="0in" table:align="left" style:writing-mode="lr-tb"/>
    </style:style>
    <style:style style:name="Table88.A" style:family="table-column">
      <style:table-column-properties style:column-width="0.3465in"/>
    </style:style>
    <style:style style:name="Table88.B" style:family="table-column">
      <style:table-column-properties style:column-width="6.5556in"/>
    </style:style>
    <style:style style:name="Table88.1" style:family="table-row">
      <style:table-row-properties style:row-height="0.9444in" fo:keep-together="auto"/>
    </style:style>
    <style:style style:name="Table88.A1" style:family="table-cell">
      <style:table-cell-properties fo:padding="0in" fo:border="none"/>
    </style:style>
    <style:style style:name="Table89" style:family="table">
      <style:table-properties style:width="6.9028in" fo:margin-left="0in" fo:margin-top="0in" fo:margin-bottom="0in" table:align="left" style:writing-mode="lr-tb"/>
    </style:style>
    <style:style style:name="Table89.A" style:family="table-column">
      <style:table-column-properties style:column-width="0.3465in"/>
    </style:style>
    <style:style style:name="Table89.B" style:family="table-column">
      <style:table-column-properties style:column-width="6.5556in"/>
    </style:style>
    <style:style style:name="Table89.1" style:family="table-row">
      <style:table-row-properties style:row-height="0.9444in" fo:keep-together="auto"/>
    </style:style>
    <style:style style:name="Table89.A1" style:family="table-cell">
      <style:table-cell-properties fo:padding="0in" fo:border="none"/>
    </style:style>
    <style:style style:name="Table90" style:family="table">
      <style:table-properties style:width="6.9028in" fo:margin-left="0in" fo:margin-top="0in" fo:margin-bottom="0in" table:align="left"/>
    </style:style>
    <style:style style:name="Table90.A" style:family="table-column">
      <style:table-column-properties style:column-width="0.2076in"/>
    </style:style>
    <style:style style:name="Table90.B" style:family="table-column">
      <style:table-column-properties style:column-width="6.6944in"/>
    </style:style>
    <style:style style:name="Table90.1" style:family="table-row">
      <style:table-row-properties style:row-height="0.3056in" fo:keep-together="auto"/>
    </style:style>
    <style:style style:name="Table90.A1" style:family="table-cell">
      <style:table-cell-properties fo:padding-left="0.075in" fo:padding-right="0.075in" fo:padding-top="0in" fo:padding-bottom="0in" fo:border="none"/>
    </style:style>
    <style:style style:name="Table90.B1" style:family="table-cell">
      <style:table-cell-properties style:vertical-align="middle" fo:padding="0in" fo:border="none"/>
    </style:style>
    <style:style style:name="Table91" style:family="table">
      <style:table-properties style:width="6.9028in" fo:margin-left="0in" fo:margin-top="0in" fo:margin-bottom="0in" table:align="left" style:writing-mode="lr-tb"/>
    </style:style>
    <style:style style:name="Table91.A" style:family="table-column">
      <style:table-column-properties style:column-width="0.3465in"/>
    </style:style>
    <style:style style:name="Table91.B" style:family="table-column">
      <style:table-column-properties style:column-width="6.5556in"/>
    </style:style>
    <style:style style:name="Table91.1" style:family="table-row">
      <style:table-row-properties style:row-height="0.625in" fo:keep-together="auto"/>
    </style:style>
    <style:style style:name="Table91.A1" style:family="table-cell">
      <style:table-cell-properties fo:padding="0in" fo:border="none"/>
    </style:style>
    <style:style style:name="Table91.2" style:family="table-row">
      <style:table-row-properties style:row-height="0.1111in" fo:keep-together="auto"/>
    </style:style>
    <style:style style:name="Table91.B2" style:family="table-cell">
      <style:table-cell-properties fo:padding-left="0.075in" fo:padding-right="0.075in" fo:padding-top="0in" fo:padding-bottom="0in" fo:border="none"/>
    </style:style>
    <style:style style:name="Table92" style:family="table">
      <style:table-properties style:width="6.9028in" fo:margin-left="0in" fo:margin-top="0in" fo:margin-bottom="0in" table:align="left"/>
    </style:style>
    <style:style style:name="Table92.A" style:family="table-column">
      <style:table-column-properties style:column-width="0.3465in"/>
    </style:style>
    <style:style style:name="Table92.B" style:family="table-column">
      <style:table-column-properties style:column-width="6.5556in"/>
    </style:style>
    <style:style style:name="Table92.1" style:family="table-row">
      <style:table-row-properties style:row-height="0.3056in" fo:keep-together="auto"/>
    </style:style>
    <style:style style:name="Table92.A1" style:family="table-cell">
      <style:table-cell-properties fo:padding-left="0.075in" fo:padding-right="0.075in" fo:padding-top="0in" fo:padding-bottom="0in" fo:border="none"/>
    </style:style>
    <style:style style:name="Table92.B1" style:family="table-cell">
      <style:table-cell-properties fo:padding="0in" fo:border="none"/>
    </style:style>
    <style:style style:name="Table93" style:family="table">
      <style:table-properties style:width="6.9028in" fo:margin-left="0in" fo:margin-top="0in" fo:margin-bottom="0in" table:align="left"/>
    </style:style>
    <style:style style:name="Table93.A" style:family="table-column">
      <style:table-column-properties style:column-width="0.2076in"/>
    </style:style>
    <style:style style:name="Table93.B" style:family="table-column">
      <style:table-column-properties style:column-width="6.6944in"/>
    </style:style>
    <style:style style:name="Table93.1" style:family="table-row">
      <style:table-row-properties style:row-height="0.2778in" fo:keep-together="auto"/>
    </style:style>
    <style:style style:name="Table93.A1" style:family="table-cell">
      <style:table-cell-properties fo:padding-left="0.075in" fo:padding-right="0.075in" fo:padding-top="0in" fo:padding-bottom="0in" fo:border="none"/>
    </style:style>
    <style:style style:name="Table93.B1" style:family="table-cell">
      <style:table-cell-properties style:vertical-align="middle" fo:padding="0in" fo:border="none"/>
    </style:style>
    <style:style style:name="Table94" style:family="table">
      <style:table-properties style:width="6.9028in" fo:margin-left="0in" fo:margin-top="0in" fo:margin-bottom="0in" table:align="left"/>
    </style:style>
    <style:style style:name="Table94.A" style:family="table-column">
      <style:table-column-properties style:column-width="0.416in"/>
    </style:style>
    <style:style style:name="Table94.B" style:family="table-column">
      <style:table-column-properties style:column-width="6.4861in"/>
    </style:style>
    <style:style style:name="Table94.1" style:family="table-row">
      <style:table-row-properties style:row-height="0.2778in" fo:keep-together="auto"/>
    </style:style>
    <style:style style:name="Table94.A1" style:family="table-cell">
      <style:table-cell-properties fo:padding-left="0.075in" fo:padding-right="0.075in" fo:padding-top="0in" fo:padding-bottom="0in" fo:border="none"/>
    </style:style>
    <style:style style:name="Table94.B1" style:family="table-cell">
      <style:table-cell-properties style:vertical-align="middle" fo:padding="0in" fo:border="none"/>
    </style:style>
    <style:style style:name="Table95" style:family="table">
      <style:table-properties style:width="6.9028in" fo:margin-left="0in" fo:margin-top="0in" fo:margin-bottom="0in" table:align="left" style:writing-mode="lr-tb"/>
    </style:style>
    <style:style style:name="Table95.A" style:family="table-column">
      <style:table-column-properties style:column-width="0.3465in"/>
    </style:style>
    <style:style style:name="Table95.B" style:family="table-column">
      <style:table-column-properties style:column-width="6.5556in"/>
    </style:style>
    <style:style style:name="Table95.1" style:family="table-row">
      <style:table-row-properties style:row-height="0.9444in" fo:keep-together="auto"/>
    </style:style>
    <style:style style:name="Table95.A1" style:family="table-cell">
      <style:table-cell-properties fo:padding="0in" fo:border="none"/>
    </style:style>
    <style:style style:name="Table96" style:family="table">
      <style:table-properties style:width="6.9028in" fo:margin-left="0in" fo:margin-top="0in" fo:margin-bottom="0in" table:align="left"/>
    </style:style>
    <style:style style:name="Table96.A" style:family="table-column">
      <style:table-column-properties style:column-width="0.416in"/>
    </style:style>
    <style:style style:name="Table96.B" style:family="table-column">
      <style:table-column-properties style:column-width="6.4861in"/>
    </style:style>
    <style:style style:name="Table96.1" style:family="table-row">
      <style:table-row-properties style:row-height="0.2778in" fo:keep-together="auto"/>
    </style:style>
    <style:style style:name="Table96.A1" style:family="table-cell">
      <style:table-cell-properties fo:padding-left="0.075in" fo:padding-right="0.075in" fo:padding-top="0in" fo:padding-bottom="0in" fo:border="none"/>
    </style:style>
    <style:style style:name="Table96.B1" style:family="table-cell">
      <style:table-cell-properties style:vertical-align="middle" fo:padding="0in" fo:border="none"/>
    </style:style>
    <style:style style:name="Table97" style:family="table">
      <style:table-properties style:width="6.9028in" fo:margin-left="0in" fo:margin-top="0in" fo:margin-bottom="0in" table:align="left" style:writing-mode="lr-tb"/>
    </style:style>
    <style:style style:name="Table97.A" style:family="table-column">
      <style:table-column-properties style:column-width="0.3465in"/>
    </style:style>
    <style:style style:name="Table97.B" style:family="table-column">
      <style:table-column-properties style:column-width="6.5556in"/>
    </style:style>
    <style:style style:name="Table97.1" style:family="table-row">
      <style:table-row-properties style:row-height="1.1111in" fo:keep-together="auto"/>
    </style:style>
    <style:style style:name="Table97.A1" style:family="table-cell">
      <style:table-cell-properties fo:padding="0in" fo:border="none"/>
    </style:style>
    <style:style style:name="Table98" style:family="table">
      <style:table-properties style:width="6.9028in" fo:margin-left="0in" fo:margin-top="0in" fo:margin-bottom="0in" table:align="left" style:writing-mode="lr-tb"/>
    </style:style>
    <style:style style:name="Table98.A" style:family="table-column">
      <style:table-column-properties style:column-width="0.3465in"/>
    </style:style>
    <style:style style:name="Table98.B" style:family="table-column">
      <style:table-column-properties style:column-width="6.5556in"/>
    </style:style>
    <style:style style:name="Table98.1" style:family="table-row">
      <style:table-row-properties style:row-height="1.1111in" fo:keep-together="auto"/>
    </style:style>
    <style:style style:name="Table98.A1" style:family="table-cell">
      <style:table-cell-properties fo:padding="0in" fo:border="none"/>
    </style:style>
    <style:style style:name="Table99" style:family="table">
      <style:table-properties style:width="6.9028in" fo:margin-left="0in" fo:margin-top="0in" fo:margin-bottom="0in" table:align="left" style:writing-mode="lr-tb"/>
    </style:style>
    <style:style style:name="Table99.A" style:family="table-column">
      <style:table-column-properties style:column-width="0.3465in"/>
    </style:style>
    <style:style style:name="Table99.B" style:family="table-column">
      <style:table-column-properties style:column-width="6.5556in"/>
    </style:style>
    <style:style style:name="Table99.1" style:family="table-row">
      <style:table-row-properties style:row-height="1.1111in" fo:keep-together="auto"/>
    </style:style>
    <style:style style:name="Table99.A1" style:family="table-cell">
      <style:table-cell-properties fo:padding="0in" fo:border="none"/>
    </style:style>
    <style:style style:name="Table100" style:family="table">
      <style:table-properties style:width="6.9028in" fo:margin-left="0in" fo:margin-top="0in" fo:margin-bottom="0in" table:align="left" style:writing-mode="lr-tb"/>
    </style:style>
    <style:style style:name="Table100.A" style:family="table-column">
      <style:table-column-properties style:column-width="0.3465in"/>
    </style:style>
    <style:style style:name="Table100.B" style:family="table-column">
      <style:table-column-properties style:column-width="6.5556in"/>
    </style:style>
    <style:style style:name="Table100.1" style:family="table-row">
      <style:table-row-properties style:row-height="1.1111in" fo:keep-together="auto"/>
    </style:style>
    <style:style style:name="Table100.A1" style:family="table-cell">
      <style:table-cell-properties fo:padding="0in" fo:border="none"/>
    </style:style>
    <style:style style:name="Table101" style:family="table">
      <style:table-properties style:width="6.9028in" fo:margin-left="0in" fo:margin-top="0in" fo:margin-bottom="0in" table:align="left" style:writing-mode="lr-tb"/>
    </style:style>
    <style:style style:name="Table101.A" style:family="table-column">
      <style:table-column-properties style:column-width="0.3465in"/>
    </style:style>
    <style:style style:name="Table101.B" style:family="table-column">
      <style:table-column-properties style:column-width="6.5556in"/>
    </style:style>
    <style:style style:name="Table101.1" style:family="table-row">
      <style:table-row-properties style:row-height="1.1111in" fo:keep-together="auto"/>
    </style:style>
    <style:style style:name="Table101.A1" style:family="table-cell">
      <style:table-cell-properties fo:padding="0in" fo:border="none"/>
    </style:style>
    <style:style style:name="Table102" style:family="table">
      <style:table-properties style:width="6.9028in" fo:margin-left="0in" fo:margin-top="0in" fo:margin-bottom="0in" table:align="left" style:writing-mode="lr-tb"/>
    </style:style>
    <style:style style:name="Table102.A" style:family="table-column">
      <style:table-column-properties style:column-width="0.3465in"/>
    </style:style>
    <style:style style:name="Table102.B" style:family="table-column">
      <style:table-column-properties style:column-width="6.5556in"/>
    </style:style>
    <style:style style:name="Table102.1" style:family="table-row">
      <style:table-row-properties style:row-height="1.1111in" fo:keep-together="auto"/>
    </style:style>
    <style:style style:name="Table102.A1" style:family="table-cell">
      <style:table-cell-properties fo:padding="0in" fo:border="none"/>
    </style:style>
    <style:style style:name="Table103" style:family="table">
      <style:table-properties style:width="6.9028in" fo:margin-left="0in" fo:margin-top="0in" fo:margin-bottom="0in" table:align="left" style:writing-mode="lr-tb"/>
    </style:style>
    <style:style style:name="Table103.A" style:family="table-column">
      <style:table-column-properties style:column-width="0.3465in"/>
    </style:style>
    <style:style style:name="Table103.B" style:family="table-column">
      <style:table-column-properties style:column-width="6.5556in"/>
    </style:style>
    <style:style style:name="Table103.1" style:family="table-row">
      <style:table-row-properties style:row-height="1.1111in" fo:keep-together="auto"/>
    </style:style>
    <style:style style:name="Table103.A1" style:family="table-cell">
      <style:table-cell-properties fo:padding="0in" fo:border="none"/>
    </style:style>
    <style:style style:name="Table104" style:family="table">
      <style:table-properties style:width="6.9028in" fo:margin-left="0in" fo:margin-top="0in" fo:margin-bottom="0in" table:align="left" style:writing-mode="lr-tb"/>
    </style:style>
    <style:style style:name="Table104.A" style:family="table-column">
      <style:table-column-properties style:column-width="0.3465in"/>
    </style:style>
    <style:style style:name="Table104.B" style:family="table-column">
      <style:table-column-properties style:column-width="6.5556in"/>
    </style:style>
    <style:style style:name="Table104.1" style:family="table-row">
      <style:table-row-properties style:row-height="0.3056in" fo:keep-together="auto"/>
    </style:style>
    <style:style style:name="Table104.A1" style:family="table-cell">
      <style:table-cell-properties fo:padding="0in" fo:border="none"/>
    </style:style>
    <style:style style:name="Table104.2" style:family="table-row">
      <style:table-row-properties style:row-height="0.0139in" fo:keep-together="auto"/>
    </style:style>
    <style:style style:name="Table104.B2" style:family="table-cell">
      <style:table-cell-properties fo:padding-left="0.075in" fo:padding-right="0.075in" fo:padding-top="0in" fo:padding-bottom="0in" fo:border="none"/>
    </style:style>
    <style:style style:name="Table105" style:family="table">
      <style:table-properties style:width="6.9028in" fo:margin-left="0in" fo:margin-top="0in" fo:margin-bottom="0in" table:align="left"/>
    </style:style>
    <style:style style:name="Table105.A" style:family="table-column">
      <style:table-column-properties style:column-width="0.3465in"/>
    </style:style>
    <style:style style:name="Table105.B" style:family="table-column">
      <style:table-column-properties style:column-width="6.5556in"/>
    </style:style>
    <style:style style:name="Table105.1" style:family="table-row">
      <style:table-row-properties style:row-height="0.7917in" fo:keep-together="auto"/>
    </style:style>
    <style:style style:name="Table105.A1" style:family="table-cell">
      <style:table-cell-properties fo:padding-left="0.075in" fo:padding-right="0.075in" fo:padding-top="0in" fo:padding-bottom="0in" fo:border="none"/>
    </style:style>
    <style:style style:name="Table105.B1" style:family="table-cell">
      <style:table-cell-properties fo:padding="0in" fo:border="none"/>
    </style:style>
    <style:style style:name="Table106" style:family="table">
      <style:table-properties style:width="6.9028in" fo:margin-left="0in" fo:margin-top="0in" fo:margin-bottom="0in" table:align="left" style:writing-mode="lr-tb"/>
    </style:style>
    <style:style style:name="Table106.A" style:family="table-column">
      <style:table-column-properties style:column-width="0.3465in"/>
    </style:style>
    <style:style style:name="Table106.B" style:family="table-column">
      <style:table-column-properties style:column-width="6.5556in"/>
    </style:style>
    <style:style style:name="Table106.1" style:family="table-row">
      <style:table-row-properties style:row-height="1.1111in" fo:keep-together="auto"/>
    </style:style>
    <style:style style:name="Table106.A1" style:family="table-cell">
      <style:table-cell-properties fo:padding="0in" fo:border="none"/>
    </style:style>
    <style:style style:name="Table107" style:family="table">
      <style:table-properties style:width="6.9028in" fo:margin-left="0in" fo:margin-top="0in" fo:margin-bottom="0in" table:align="left" style:writing-mode="lr-tb"/>
    </style:style>
    <style:style style:name="Table107.A" style:family="table-column">
      <style:table-column-properties style:column-width="0.3465in"/>
    </style:style>
    <style:style style:name="Table107.B" style:family="table-column">
      <style:table-column-properties style:column-width="6.5556in"/>
    </style:style>
    <style:style style:name="Table107.1" style:family="table-row">
      <style:table-row-properties style:row-height="1.1111in" fo:keep-together="auto"/>
    </style:style>
    <style:style style:name="Table107.A1" style:family="table-cell">
      <style:table-cell-properties fo:padding="0in" fo:border="none"/>
    </style:style>
    <style:style style:name="Table108" style:family="table">
      <style:table-properties style:width="6.9028in" fo:margin-left="0in" fo:margin-top="0in" fo:margin-bottom="0in" table:align="left" style:writing-mode="lr-tb"/>
    </style:style>
    <style:style style:name="Table108.A" style:family="table-column">
      <style:table-column-properties style:column-width="0.3465in"/>
    </style:style>
    <style:style style:name="Table108.B" style:family="table-column">
      <style:table-column-properties style:column-width="6.5556in"/>
    </style:style>
    <style:style style:name="Table108.1" style:family="table-row">
      <style:table-row-properties style:row-height="1.2639in" fo:keep-together="auto"/>
    </style:style>
    <style:style style:name="Table108.A1" style:family="table-cell">
      <style:table-cell-properties fo:padding="0in" fo:border="none"/>
    </style:style>
    <style:style style:name="Table109" style:family="table">
      <style:table-properties style:width="6.9028in" fo:margin-left="0in" fo:margin-top="0in" fo:margin-bottom="0in" table:align="left" style:writing-mode="lr-tb"/>
    </style:style>
    <style:style style:name="Table109.A" style:family="table-column">
      <style:table-column-properties style:column-width="0.3465in"/>
    </style:style>
    <style:style style:name="Table109.B" style:family="table-column">
      <style:table-column-properties style:column-width="6.5556in"/>
    </style:style>
    <style:style style:name="Table109.1" style:family="table-row">
      <style:table-row-properties style:row-height="1.1111in" fo:keep-together="auto"/>
    </style:style>
    <style:style style:name="Table109.A1" style:family="table-cell">
      <style:table-cell-properties fo:padding="0in" fo:border="none"/>
    </style:style>
    <style:style style:name="Table110" style:family="table">
      <style:table-properties style:width="6.9028in" fo:margin-left="0in" fo:margin-top="0in" fo:margin-bottom="0in" table:align="left" style:writing-mode="lr-tb"/>
    </style:style>
    <style:style style:name="Table110.A" style:family="table-column">
      <style:table-column-properties style:column-width="0.3465in"/>
    </style:style>
    <style:style style:name="Table110.B" style:family="table-column">
      <style:table-column-properties style:column-width="6.5556in"/>
    </style:style>
    <style:style style:name="Table110.1" style:family="table-row">
      <style:table-row-properties style:row-height="1.1111in" fo:keep-together="auto"/>
    </style:style>
    <style:style style:name="Table110.A1" style:family="table-cell">
      <style:table-cell-properties fo:padding="0in" fo:border="none"/>
    </style:style>
    <style:style style:name="Table111" style:family="table">
      <style:table-properties style:width="6.9028in" fo:margin-left="0in" fo:margin-top="0in" fo:margin-bottom="0in" table:align="left" style:writing-mode="lr-tb"/>
    </style:style>
    <style:style style:name="Table111.A" style:family="table-column">
      <style:table-column-properties style:column-width="0.3465in"/>
    </style:style>
    <style:style style:name="Table111.B" style:family="table-column">
      <style:table-column-properties style:column-width="6.5556in"/>
    </style:style>
    <style:style style:name="Table111.1" style:family="table-row">
      <style:table-row-properties style:row-height="1.2639in" fo:keep-together="auto"/>
    </style:style>
    <style:style style:name="Table111.A1" style:family="table-cell">
      <style:table-cell-properties fo:padding="0in" fo:border="none"/>
    </style:style>
    <style:style style:name="Table112" style:family="table">
      <style:table-properties style:width="6.9028in" fo:margin-left="0in" fo:margin-top="0in" fo:margin-bottom="0in" table:align="left" style:writing-mode="lr-tb"/>
    </style:style>
    <style:style style:name="Table112.A" style:family="table-column">
      <style:table-column-properties style:column-width="0.3465in"/>
    </style:style>
    <style:style style:name="Table112.B" style:family="table-column">
      <style:table-column-properties style:column-width="6.5556in"/>
    </style:style>
    <style:style style:name="Table112.1" style:family="table-row">
      <style:table-row-properties style:row-height="1.1111in" fo:keep-together="auto"/>
    </style:style>
    <style:style style:name="Table112.A1" style:family="table-cell">
      <style:table-cell-properties fo:padding="0in" fo:border="none"/>
    </style:style>
    <style:style style:name="Table113" style:family="table">
      <style:table-properties style:width="6.9028in" fo:margin-left="0in" fo:margin-top="0in" fo:margin-bottom="0in" table:align="left" style:writing-mode="lr-tb"/>
    </style:style>
    <style:style style:name="Table113.A" style:family="table-column">
      <style:table-column-properties style:column-width="0.3465in"/>
    </style:style>
    <style:style style:name="Table113.B" style:family="table-column">
      <style:table-column-properties style:column-width="6.5556in"/>
    </style:style>
    <style:style style:name="Table113.1" style:family="table-row">
      <style:table-row-properties style:row-height="1.1111in" fo:keep-together="auto"/>
    </style:style>
    <style:style style:name="Table113.A1" style:family="table-cell">
      <style:table-cell-properties fo:padding="0in" fo:border="none"/>
    </style:style>
    <style:style style:name="Table114" style:family="table">
      <style:table-properties style:width="6.9028in" fo:margin-left="0in" fo:margin-top="0in" fo:margin-bottom="0in" table:align="left" style:writing-mode="lr-tb"/>
    </style:style>
    <style:style style:name="Table114.A" style:family="table-column">
      <style:table-column-properties style:column-width="0.3465in"/>
    </style:style>
    <style:style style:name="Table114.B" style:family="table-column">
      <style:table-column-properties style:column-width="6.5556in"/>
    </style:style>
    <style:style style:name="Table114.1" style:family="table-row">
      <style:table-row-properties style:row-height="0.7917in" fo:keep-together="auto"/>
    </style:style>
    <style:style style:name="Table114.A1" style:family="table-cell">
      <style:table-cell-properties fo:padding="0in" fo:border="none"/>
    </style:style>
    <style:style style:name="Table115" style:family="table">
      <style:table-properties style:width="6.9028in" fo:margin-left="0in" fo:margin-top="0in" fo:margin-bottom="0in" table:align="left" style:writing-mode="lr-tb"/>
    </style:style>
    <style:style style:name="Table115.A" style:family="table-column">
      <style:table-column-properties style:column-width="0.3465in"/>
    </style:style>
    <style:style style:name="Table115.B" style:family="table-column">
      <style:table-column-properties style:column-width="6.5556in"/>
    </style:style>
    <style:style style:name="Table115.1" style:family="table-row">
      <style:table-row-properties style:row-height="1.1111in" fo:keep-together="auto"/>
    </style:style>
    <style:style style:name="Table115.A1" style:family="table-cell">
      <style:table-cell-properties fo:padding="0in" fo:border="none"/>
    </style:style>
    <style:style style:name="Table116" style:family="table">
      <style:table-properties style:width="6.9028in" fo:margin-left="0in" fo:margin-top="0in" fo:margin-bottom="0in" table:align="left" style:writing-mode="lr-tb"/>
    </style:style>
    <style:style style:name="Table116.A" style:family="table-column">
      <style:table-column-properties style:column-width="0.3465in"/>
    </style:style>
    <style:style style:name="Table116.B" style:family="table-column">
      <style:table-column-properties style:column-width="6.5556in"/>
    </style:style>
    <style:style style:name="Table116.1" style:family="table-row">
      <style:table-row-properties style:row-height="1.1111in" fo:keep-together="auto"/>
    </style:style>
    <style:style style:name="Table116.A1" style:family="table-cell">
      <style:table-cell-properties fo:padding="0in" fo:border="none"/>
    </style:style>
    <style:style style:name="Table117" style:family="table">
      <style:table-properties style:width="6.9028in" fo:margin-left="0in" fo:margin-top="0in" fo:margin-bottom="0in" table:align="left" style:writing-mode="lr-tb"/>
    </style:style>
    <style:style style:name="Table117.A" style:family="table-column">
      <style:table-column-properties style:column-width="0.3465in"/>
    </style:style>
    <style:style style:name="Table117.B" style:family="table-column">
      <style:table-column-properties style:column-width="6.5556in"/>
    </style:style>
    <style:style style:name="Table117.1" style:family="table-row">
      <style:table-row-properties style:row-height="1.1111in" fo:keep-together="auto"/>
    </style:style>
    <style:style style:name="Table117.A1" style:family="table-cell">
      <style:table-cell-properties fo:padding="0in" fo:border="none"/>
    </style:style>
    <style:style style:name="Table118" style:family="table">
      <style:table-properties style:width="6.9028in" fo:margin-left="0in" fo:margin-top="0in" fo:margin-bottom="0in" table:align="left" style:writing-mode="lr-tb"/>
    </style:style>
    <style:style style:name="Table118.A" style:family="table-column">
      <style:table-column-properties style:column-width="0.3465in"/>
    </style:style>
    <style:style style:name="Table118.B" style:family="table-column">
      <style:table-column-properties style:column-width="6.5556in"/>
    </style:style>
    <style:style style:name="Table118.1" style:family="table-row">
      <style:table-row-properties style:row-height="1.2639in" fo:keep-together="auto"/>
    </style:style>
    <style:style style:name="Table118.A1" style:family="table-cell">
      <style:table-cell-properties fo:padding="0in" fo:border="none"/>
    </style:style>
    <style:style style:name="Table119" style:family="table">
      <style:table-properties style:width="6.9028in" fo:margin-left="0in" fo:margin-top="0in" fo:margin-bottom="0in" table:align="left" style:writing-mode="lr-tb"/>
    </style:style>
    <style:style style:name="Table119.A" style:family="table-column">
      <style:table-column-properties style:column-width="0.3465in"/>
    </style:style>
    <style:style style:name="Table119.B" style:family="table-column">
      <style:table-column-properties style:column-width="6.5556in"/>
    </style:style>
    <style:style style:name="Table119.1" style:family="table-row">
      <style:table-row-properties style:row-height="1.1111in" fo:keep-together="auto"/>
    </style:style>
    <style:style style:name="Table119.A1" style:family="table-cell">
      <style:table-cell-properties fo:padding="0in" fo:border="none"/>
    </style:style>
    <style:style style:name="Table120" style:family="table">
      <style:table-properties style:width="6.9028in" fo:margin-left="0in" fo:margin-top="0in" fo:margin-bottom="0in" table:align="left" style:writing-mode="lr-tb"/>
    </style:style>
    <style:style style:name="Table120.A" style:family="table-column">
      <style:table-column-properties style:column-width="0.3465in"/>
    </style:style>
    <style:style style:name="Table120.B" style:family="table-column">
      <style:table-column-properties style:column-width="6.5556in"/>
    </style:style>
    <style:style style:name="Table120.1" style:family="table-row">
      <style:table-row-properties style:row-height="1.1111in" fo:keep-together="auto"/>
    </style:style>
    <style:style style:name="Table120.A1" style:family="table-cell">
      <style:table-cell-properties fo:padding="0in" fo:border="none"/>
    </style:style>
    <style:style style:name="Table121" style:family="table">
      <style:table-properties style:width="6.9028in" fo:margin-left="0in" fo:margin-top="0in" fo:margin-bottom="0in" table:align="left" style:writing-mode="lr-tb"/>
    </style:style>
    <style:style style:name="Table121.A" style:family="table-column">
      <style:table-column-properties style:column-width="0.3465in"/>
    </style:style>
    <style:style style:name="Table121.B" style:family="table-column">
      <style:table-column-properties style:column-width="6.5556in"/>
    </style:style>
    <style:style style:name="Table121.1" style:family="table-row">
      <style:table-row-properties style:row-height="0.7917in" fo:keep-together="auto"/>
    </style:style>
    <style:style style:name="Table121.A1" style:family="table-cell">
      <style:table-cell-properties fo:padding="0in" fo:border="none"/>
    </style:style>
    <style:style style:name="Table122" style:family="table">
      <style:table-properties style:width="6.9028in" fo:margin-left="0in" fo:margin-top="0in" fo:margin-bottom="0in" table:align="left" style:writing-mode="lr-tb"/>
    </style:style>
    <style:style style:name="Table122.A" style:family="table-column">
      <style:table-column-properties style:column-width="0.3465in"/>
    </style:style>
    <style:style style:name="Table122.B" style:family="table-column">
      <style:table-column-properties style:column-width="6.5556in"/>
    </style:style>
    <style:style style:name="Table122.1" style:family="table-row">
      <style:table-row-properties style:row-height="1.1111in" fo:keep-together="auto"/>
    </style:style>
    <style:style style:name="Table122.A1" style:family="table-cell">
      <style:table-cell-properties fo:padding="0in" fo:border="none"/>
    </style:style>
    <style:style style:name="Table123" style:family="table">
      <style:table-properties style:width="6.9028in" fo:margin-left="0in" fo:margin-top="0in" fo:margin-bottom="0in" table:align="left" style:writing-mode="lr-tb"/>
    </style:style>
    <style:style style:name="Table123.A" style:family="table-column">
      <style:table-column-properties style:column-width="0.3465in"/>
    </style:style>
    <style:style style:name="Table123.B" style:family="table-column">
      <style:table-column-properties style:column-width="6.5556in"/>
    </style:style>
    <style:style style:name="Table123.1" style:family="table-row">
      <style:table-row-properties style:row-height="0.625in" fo:keep-together="auto"/>
    </style:style>
    <style:style style:name="Table123.A1" style:family="table-cell">
      <style:table-cell-properties fo:padding="0in" fo:border="none"/>
    </style:style>
    <style:style style:name="Table123.2" style:family="table-row">
      <style:table-row-properties style:row-height="0.0417in" fo:keep-together="auto"/>
    </style:style>
    <style:style style:name="Table123.B2" style:family="table-cell">
      <style:table-cell-properties fo:padding-left="0.075in" fo:padding-right="0.075in" fo:padding-top="0in" fo:padding-bottom="0in" fo:border="none"/>
    </style:style>
    <style:style style:name="Table124" style:family="table">
      <style:table-properties style:width="6.9028in" fo:margin-left="0in" fo:margin-top="0in" fo:margin-bottom="0in" table:align="left"/>
    </style:style>
    <style:style style:name="Table124.A" style:family="table-column">
      <style:table-column-properties style:column-width="0.3465in"/>
    </style:style>
    <style:style style:name="Table124.B" style:family="table-column">
      <style:table-column-properties style:column-width="6.5556in"/>
    </style:style>
    <style:style style:name="Table124.1" style:family="table-row">
      <style:table-row-properties style:row-height="0.4722in" fo:keep-together="auto"/>
    </style:style>
    <style:style style:name="Table124.A1" style:family="table-cell">
      <style:table-cell-properties fo:padding-left="0.075in" fo:padding-right="0.075in" fo:padding-top="0in" fo:padding-bottom="0in" fo:border="none"/>
    </style:style>
    <style:style style:name="Table124.B1" style:family="table-cell">
      <style:table-cell-properties fo:padding="0in" fo:border="none"/>
    </style:style>
    <style:style style:name="Table125" style:family="table">
      <style:table-properties style:width="6.9028in" fo:margin-left="0in" fo:margin-top="0in" fo:margin-bottom="0in" table:align="left" style:writing-mode="lr-tb"/>
    </style:style>
    <style:style style:name="Table125.A" style:family="table-column">
      <style:table-column-properties style:column-width="0.3465in"/>
    </style:style>
    <style:style style:name="Table125.B" style:family="table-column">
      <style:table-column-properties style:column-width="6.5556in"/>
    </style:style>
    <style:style style:name="Table125.1" style:family="table-row">
      <style:table-row-properties style:row-height="1.1111in" fo:keep-together="auto"/>
    </style:style>
    <style:style style:name="Table125.A1" style:family="table-cell">
      <style:table-cell-properties fo:padding="0in" fo:border="none"/>
    </style:style>
    <style:style style:name="Table126" style:family="table">
      <style:table-properties style:width="6.9028in" fo:margin-left="0in" fo:margin-top="0in" fo:margin-bottom="0in" table:align="left" style:writing-mode="lr-tb"/>
    </style:style>
    <style:style style:name="Table126.A" style:family="table-column">
      <style:table-column-properties style:column-width="0.3465in"/>
    </style:style>
    <style:style style:name="Table126.B" style:family="table-column">
      <style:table-column-properties style:column-width="6.5556in"/>
    </style:style>
    <style:style style:name="Table126.1" style:family="table-row">
      <style:table-row-properties style:row-height="1.1111in" fo:keep-together="auto"/>
    </style:style>
    <style:style style:name="Table126.A1" style:family="table-cell">
      <style:table-cell-properties fo:padding="0in" fo:border="none"/>
    </style:style>
    <style:style style:name="Table127" style:family="table">
      <style:table-properties style:width="6.9028in" fo:margin-left="0in" fo:margin-top="0in" fo:margin-bottom="0in" table:align="left" style:writing-mode="lr-tb"/>
    </style:style>
    <style:style style:name="Table127.A" style:family="table-column">
      <style:table-column-properties style:column-width="0.3465in"/>
    </style:style>
    <style:style style:name="Table127.B" style:family="table-column">
      <style:table-column-properties style:column-width="6.5556in"/>
    </style:style>
    <style:style style:name="Table127.1" style:family="table-row">
      <style:table-row-properties style:row-height="1.1111in" fo:keep-together="auto"/>
    </style:style>
    <style:style style:name="Table127.A1" style:family="table-cell">
      <style:table-cell-properties fo:padding="0in" fo:border="none"/>
    </style:style>
    <style:style style:name="Table128" style:family="table">
      <style:table-properties style:width="6.9028in" fo:margin-left="0in" fo:margin-top="0in" fo:margin-bottom="0in" table:align="left" style:writing-mode="lr-tb"/>
    </style:style>
    <style:style style:name="Table128.A" style:family="table-column">
      <style:table-column-properties style:column-width="0.3465in"/>
    </style:style>
    <style:style style:name="Table128.B" style:family="table-column">
      <style:table-column-properties style:column-width="6.5556in"/>
    </style:style>
    <style:style style:name="Table128.1" style:family="table-row">
      <style:table-row-properties style:row-height="1.1111in" fo:keep-together="auto"/>
    </style:style>
    <style:style style:name="Table128.A1" style:family="table-cell">
      <style:table-cell-properties fo:padding="0in" fo:border="none"/>
    </style:style>
    <style:style style:name="Table129" style:family="table">
      <style:table-properties style:width="6.9028in" fo:margin-left="0in" fo:margin-top="0in" fo:margin-bottom="0in" table:align="left" style:writing-mode="lr-tb"/>
    </style:style>
    <style:style style:name="Table129.A" style:family="table-column">
      <style:table-column-properties style:column-width="0.3465in"/>
    </style:style>
    <style:style style:name="Table129.B" style:family="table-column">
      <style:table-column-properties style:column-width="6.5556in"/>
    </style:style>
    <style:style style:name="Table129.1" style:family="table-row">
      <style:table-row-properties style:row-height="1.1111in" fo:keep-together="auto"/>
    </style:style>
    <style:style style:name="Table129.A1" style:family="table-cell">
      <style:table-cell-properties fo:padding="0in" fo:border="none"/>
    </style:style>
    <style:style style:name="Table130" style:family="table">
      <style:table-properties style:width="6.9028in" fo:margin-left="0in" fo:margin-top="0in" fo:margin-bottom="0in" table:align="left" style:writing-mode="lr-tb"/>
    </style:style>
    <style:style style:name="Table130.A" style:family="table-column">
      <style:table-column-properties style:column-width="0.3465in"/>
    </style:style>
    <style:style style:name="Table130.B" style:family="table-column">
      <style:table-column-properties style:column-width="6.5556in"/>
    </style:style>
    <style:style style:name="Table130.1" style:family="table-row">
      <style:table-row-properties style:row-height="1.1111in" fo:keep-together="auto"/>
    </style:style>
    <style:style style:name="Table130.A1" style:family="table-cell">
      <style:table-cell-properties fo:padding="0in" fo:border="none"/>
    </style:style>
    <style:style style:name="Table131" style:family="table">
      <style:table-properties style:width="6.9028in" fo:margin-left="0in" fo:margin-top="0in" fo:margin-bottom="0in" table:align="left" style:writing-mode="lr-tb"/>
    </style:style>
    <style:style style:name="Table131.A" style:family="table-column">
      <style:table-column-properties style:column-width="0.3465in"/>
    </style:style>
    <style:style style:name="Table131.B" style:family="table-column">
      <style:table-column-properties style:column-width="6.5556in"/>
    </style:style>
    <style:style style:name="Table131.1" style:family="table-row">
      <style:table-row-properties style:row-height="1.2639in" fo:keep-together="auto"/>
    </style:style>
    <style:style style:name="Table131.A1" style:family="table-cell">
      <style:table-cell-properties fo:padding="0in" fo:border="none"/>
    </style:style>
    <style:style style:name="Table132" style:family="table">
      <style:table-properties style:width="6.9028in" fo:margin-left="0in" fo:margin-top="0in" fo:margin-bottom="0in" table:align="left" style:writing-mode="lr-tb"/>
    </style:style>
    <style:style style:name="Table132.A" style:family="table-column">
      <style:table-column-properties style:column-width="0.3465in"/>
    </style:style>
    <style:style style:name="Table132.B" style:family="table-column">
      <style:table-column-properties style:column-width="6.5556in"/>
    </style:style>
    <style:style style:name="Table132.1" style:family="table-row">
      <style:table-row-properties style:row-height="1.1111in" fo:keep-together="auto"/>
    </style:style>
    <style:style style:name="Table132.A1" style:family="table-cell">
      <style:table-cell-properties fo:padding="0in" fo:border="none"/>
    </style:style>
    <style:style style:name="Table133" style:family="table">
      <style:table-properties style:width="6.9028in" fo:margin-left="0in" fo:margin-top="0in" fo:margin-bottom="0in" table:align="left" style:writing-mode="lr-tb"/>
    </style:style>
    <style:style style:name="Table133.A" style:family="table-column">
      <style:table-column-properties style:column-width="0.3465in"/>
    </style:style>
    <style:style style:name="Table133.B" style:family="table-column">
      <style:table-column-properties style:column-width="6.5556in"/>
    </style:style>
    <style:style style:name="Table133.1" style:family="table-row">
      <style:table-row-properties style:row-height="0.625in" fo:keep-together="auto"/>
    </style:style>
    <style:style style:name="Table133.A1" style:family="table-cell">
      <style:table-cell-properties fo:padding="0in" fo:border="none"/>
    </style:style>
    <style:style style:name="Table133.2" style:family="table-row">
      <style:table-row-properties style:row-height="0.0417in" fo:keep-together="auto"/>
    </style:style>
    <style:style style:name="Table133.B2" style:family="table-cell">
      <style:table-cell-properties fo:padding-left="0.075in" fo:padding-right="0.075in" fo:padding-top="0in" fo:padding-bottom="0in" fo:border="none"/>
    </style:style>
    <style:style style:name="Table134" style:family="table">
      <style:table-properties style:width="6.9028in" fo:margin-left="0in" fo:margin-top="0in" fo:margin-bottom="0in" table:align="left"/>
    </style:style>
    <style:style style:name="Table134.A" style:family="table-column">
      <style:table-column-properties style:column-width="0.3465in"/>
    </style:style>
    <style:style style:name="Table134.B" style:family="table-column">
      <style:table-column-properties style:column-width="6.5556in"/>
    </style:style>
    <style:style style:name="Table134.1" style:family="table-row">
      <style:table-row-properties style:row-height="0.4722in" fo:keep-together="auto"/>
    </style:style>
    <style:style style:name="Table134.A1" style:family="table-cell">
      <style:table-cell-properties fo:padding-left="0.075in" fo:padding-right="0.075in" fo:padding-top="0in" fo:padding-bottom="0in" fo:border="none"/>
    </style:style>
    <style:style style:name="Table134.B1" style:family="table-cell">
      <style:table-cell-properties fo:padding="0in" fo:border="none"/>
    </style:style>
    <style:style style:name="Table135" style:family="table">
      <style:table-properties style:width="6.9028in" fo:margin-left="0in" fo:margin-top="0in" fo:margin-bottom="0in" table:align="left" style:writing-mode="lr-tb"/>
    </style:style>
    <style:style style:name="Table135.A" style:family="table-column">
      <style:table-column-properties style:column-width="0.3465in"/>
    </style:style>
    <style:style style:name="Table135.B" style:family="table-column">
      <style:table-column-properties style:column-width="6.5556in"/>
    </style:style>
    <style:style style:name="Table135.1" style:family="table-row">
      <style:table-row-properties style:row-height="1.1111in" fo:keep-together="auto"/>
    </style:style>
    <style:style style:name="Table135.A1" style:family="table-cell">
      <style:table-cell-properties fo:padding="0in" fo:border="none"/>
    </style:style>
    <style:style style:name="Table136" style:family="table">
      <style:table-properties style:width="6.9028in" fo:margin-left="0in" fo:margin-top="0in" fo:margin-bottom="0in" table:align="left" style:writing-mode="lr-tb"/>
    </style:style>
    <style:style style:name="Table136.A" style:family="table-column">
      <style:table-column-properties style:column-width="0.3465in"/>
    </style:style>
    <style:style style:name="Table136.B" style:family="table-column">
      <style:table-column-properties style:column-width="6.5556in"/>
    </style:style>
    <style:style style:name="Table136.1" style:family="table-row">
      <style:table-row-properties style:row-height="1.1111in" fo:keep-together="auto"/>
    </style:style>
    <style:style style:name="Table136.A1" style:family="table-cell">
      <style:table-cell-properties fo:padding="0in" fo:border="none"/>
    </style:style>
    <style:style style:name="Table137" style:family="table">
      <style:table-properties style:width="6.9028in" fo:margin-left="0in" fo:margin-top="0in" fo:margin-bottom="0in" table:align="left" style:writing-mode="lr-tb"/>
    </style:style>
    <style:style style:name="Table137.A" style:family="table-column">
      <style:table-column-properties style:column-width="0.3465in"/>
    </style:style>
    <style:style style:name="Table137.B" style:family="table-column">
      <style:table-column-properties style:column-width="6.5556in"/>
    </style:style>
    <style:style style:name="Table137.1" style:family="table-row">
      <style:table-row-properties style:row-height="1.1111in" fo:keep-together="auto"/>
    </style:style>
    <style:style style:name="Table137.A1" style:family="table-cell">
      <style:table-cell-properties fo:padding="0in" fo:border="none"/>
    </style:style>
    <style:style style:name="Table138" style:family="table">
      <style:table-properties style:width="6.9028in" fo:margin-left="0in" fo:margin-top="0in" fo:margin-bottom="0in" table:align="left" style:writing-mode="lr-tb"/>
    </style:style>
    <style:style style:name="Table138.A" style:family="table-column">
      <style:table-column-properties style:column-width="0.3465in"/>
    </style:style>
    <style:style style:name="Table138.B" style:family="table-column">
      <style:table-column-properties style:column-width="6.5556in"/>
    </style:style>
    <style:style style:name="Table138.1" style:family="table-row">
      <style:table-row-properties style:row-height="1.1111in" fo:keep-together="auto"/>
    </style:style>
    <style:style style:name="Table138.A1" style:family="table-cell">
      <style:table-cell-properties fo:padding="0in" fo:border="none"/>
    </style:style>
    <style:style style:name="Table139" style:family="table">
      <style:table-properties style:width="6.9028in" fo:margin-left="0in" fo:margin-top="0in" fo:margin-bottom="0in" table:align="left"/>
    </style:style>
    <style:style style:name="Table139.A" style:family="table-column">
      <style:table-column-properties style:column-width="0.416in"/>
    </style:style>
    <style:style style:name="Table139.B" style:family="table-column">
      <style:table-column-properties style:column-width="6.4861in"/>
    </style:style>
    <style:style style:name="Table139.1" style:family="table-row">
      <style:table-row-properties style:row-height="0.2778in" fo:keep-together="auto"/>
    </style:style>
    <style:style style:name="Table139.A1" style:family="table-cell">
      <style:table-cell-properties fo:padding-left="0.075in" fo:padding-right="0.075in" fo:padding-top="0in" fo:padding-bottom="0in" fo:border="none"/>
    </style:style>
    <style:style style:name="Table139.B1" style:family="table-cell">
      <style:table-cell-properties style:vertical-align="middle" fo:padding="0in" fo:border="none"/>
    </style:style>
    <style:style style:name="Table140" style:family="table">
      <style:table-properties style:width="6.9028in" fo:margin-left="0in" fo:margin-top="0in" fo:margin-bottom="0in" table:align="left" style:writing-mode="lr-tb"/>
    </style:style>
    <style:style style:name="Table140.A" style:family="table-column">
      <style:table-column-properties style:column-width="0.3465in"/>
    </style:style>
    <style:style style:name="Table140.B" style:family="table-column">
      <style:table-column-properties style:column-width="6.5556in"/>
    </style:style>
    <style:style style:name="Table140.1" style:family="table-row">
      <style:table-row-properties style:row-height="0.625in" fo:keep-together="auto"/>
    </style:style>
    <style:style style:name="Table140.A1" style:family="table-cell">
      <style:table-cell-properties fo:padding="0in" fo:border="none"/>
    </style:style>
    <style:style style:name="Table141" style:family="table">
      <style:table-properties style:width="6.9028in" fo:margin-left="0in" fo:margin-top="0in" fo:margin-bottom="0in" table:align="left" style:writing-mode="lr-tb"/>
    </style:style>
    <style:style style:name="Table141.A" style:family="table-column">
      <style:table-column-properties style:column-width="0.3465in"/>
    </style:style>
    <style:style style:name="Table141.B" style:family="table-column">
      <style:table-column-properties style:column-width="6.5556in"/>
    </style:style>
    <style:style style:name="Table141.1" style:family="table-row">
      <style:table-row-properties style:row-height="0.7917in" fo:keep-together="auto"/>
    </style:style>
    <style:style style:name="Table141.A1" style:family="table-cell">
      <style:table-cell-properties fo:padding="0in" fo:border="none"/>
    </style:style>
    <style:style style:name="Table142" style:family="table">
      <style:table-properties style:width="6.9028in" fo:margin-left="0in" fo:margin-top="0in" fo:margin-bottom="0in" table:align="left" style:writing-mode="lr-tb"/>
    </style:style>
    <style:style style:name="Table142.A" style:family="table-column">
      <style:table-column-properties style:column-width="0.3465in"/>
    </style:style>
    <style:style style:name="Table142.B" style:family="table-column">
      <style:table-column-properties style:column-width="6.5556in"/>
    </style:style>
    <style:style style:name="Table142.1" style:family="table-row">
      <style:table-row-properties style:row-height="1.1111in" fo:keep-together="auto"/>
    </style:style>
    <style:style style:name="Table142.A1" style:family="table-cell">
      <style:table-cell-properties fo:padding="0in" fo:border="none"/>
    </style:style>
    <style:style style:name="Table143" style:family="table" style:master-page-name="Standard">
      <style:table-properties style:width="8.2639in" fo:margin-left="-0.075in" fo:margin-top="0in" fo:margin-bottom="0in" style:page-number="auto" table:align="left"/>
    </style:style>
    <style:style style:name="Table143.A" style:family="table-column">
      <style:table-column-properties style:column-width="0.9715in"/>
    </style:style>
    <style:style style:name="Table143.B" style:family="table-column">
      <style:table-column-properties style:column-width="4.5278in"/>
    </style:style>
    <style:style style:name="Table143.C" style:family="table-column">
      <style:table-column-properties style:column-width="0.7083in"/>
    </style:style>
    <style:style style:name="Table143.D" style:family="table-column">
      <style:table-column-properties style:column-width="1.1104in"/>
    </style:style>
    <style:style style:name="Table143.E" style:family="table-column">
      <style:table-column-properties style:column-width="0.5556in"/>
    </style:style>
    <style:style style:name="Table143.F" style:family="table-column">
      <style:table-column-properties style:column-width="0.3896in"/>
    </style:style>
    <style:style style:name="Table143.1" style:family="table-row">
      <style:table-row-properties style:row-height="0.5833in" fo:keep-together="auto"/>
    </style:style>
    <style:style style:name="Table143.A1" style:family="table-cell">
      <style:table-cell-properties fo:padding-left="0.075in" fo:padding-right="0.075in" fo:padding-top="0in" fo:padding-bottom="0in" fo:border="none"/>
    </style:style>
    <style:style style:name="Table143.2" style:family="table-row">
      <style:table-row-properties style:row-height="0.2778in" fo:keep-together="auto"/>
    </style:style>
    <style:style style:name="Table143.B2" style:family="table-cell">
      <style:table-cell-properties fo:padding="0in" fo:border="none"/>
    </style:style>
    <style:style style:name="Table143.3" style:family="table-row">
      <style:table-row-properties style:row-height="0.1667in" fo:keep-together="auto"/>
    </style:style>
    <style:style style:name="Table143.4" style:family="table-row">
      <style:table-row-properties style:row-height="0.2222in" fo:keep-together="auto"/>
    </style:style>
    <style:style style:name="Table143.13" style:family="table-row">
      <style:table-row-properties style:row-height="0.2083in" fo:keep-together="auto"/>
    </style:style>
    <style:style style:name="Table143.14" style:family="table-row">
      <style:table-row-properties style:row-height="0.4167in" fo:keep-together="auto"/>
    </style:style>
    <style:style style:name="Table143.16" style:family="table-row">
      <style:table-row-properties style:row-height="0.7917in" fo:keep-together="auto"/>
    </style:style>
    <style:style style:name="Table143.17" style:family="table-row">
      <style:table-row-properties style:row-height="1.1111in" fo:keep-together="auto"/>
    </style:style>
    <style:style style:name="Table143.B17" style:family="table-cell">
      <style:table-cell-properties fo:background-color="#f0f0f0" fo:padding="0in" fo:border="none">
        <style:background-image/>
      </style:table-cell-properties>
    </style:style>
    <style:style style:name="Table143.18" style:family="table-row">
      <style:table-row-properties style:row-height="0.9444in" fo:keep-together="auto"/>
    </style:style>
    <style:style style:name="Table143.23" style:family="table-row">
      <style:table-row-properties style:row-height="0.3611in" fo:keep-together="auto"/>
    </style:style>
    <style:style style:name="Table143.24" style:family="table-row">
      <style:table-row-properties style:row-height="0.1389in" fo:keep-together="auto"/>
    </style:style>
    <style:style style:name="Table143.27" style:family="table-row">
      <style:table-row-properties style:row-height="0.625in" fo:keep-together="auto"/>
    </style:style>
    <style:style style:name="Table143.32" style:family="table-row">
      <style:table-row-properties style:row-height="0.4722in" fo:keep-together="auto"/>
    </style:style>
    <style:style style:name="Table143.39" style:family="table-row">
      <style:table-row-properties style:row-height="0.25in" fo:keep-together="auto"/>
    </style:style>
    <style:style style:name="Table143.65" style:family="table-row">
      <style:table-row-properties style:row-height="1.2639in" fo:keep-together="auto"/>
    </style:style>
    <style:style style:name="Table143.68" style:family="table-row">
      <style:table-row-properties style:row-height="0.7222in" fo:keep-together="auto"/>
    </style:style>
    <style:style style:name="Table143.72" style:family="table-row">
      <style:table-row-properties style:row-height="0.3056in" fo:keep-together="auto"/>
    </style:style>
    <style:style style:name="Table143.83" style:family="table-row">
      <style:table-row-properties style:row-height="0.8889in" fo:keep-together="auto"/>
    </style:style>
    <style:style style:name="Table143.98" style:family="table-row">
      <style:table-row-properties style:row-height="0.4028in" fo:keep-together="auto"/>
    </style:style>
    <style:style style:name="Table143.113" style:family="table-row">
      <style:table-row-properties style:row-height="0.7361in" fo:keep-together="auto"/>
    </style:style>
    <style:style style:name="Table143.129" style:family="table-row">
      <style:table-row-properties style:row-height="0.3194in" fo:keep-together="auto"/>
    </style:style>
    <style:style style:name="Table143.142" style:family="table-row">
      <style:table-row-properties style:row-height="0.3333in" fo:keep-together="auto"/>
    </style:style>
    <style:style style:name="Table143.154" style:family="table-row">
      <style:table-row-properties style:row-height="0.6667in" fo:keep-together="auto"/>
    </style:style>
    <style:style style:name="Table143.180" style:family="table-row">
      <style:table-row-properties style:row-height="2.5972in" fo:keep-together="auto"/>
    </style:style>
    <style:style style:name="P1" style:family="paragraph" style:parent-style-name="param_20_value">
      <style:paragraph-properties fo:text-align="end" style:justify-single-word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043a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column table:style-name="Table143.E"/>
        <table:table-column table:style-name="Table143.F"/>
        <table:table-row table:style-name="Table143.1">
          <table:table-cell table:style-name="Table143.A1" office:value-type="string">
            <text:p text:style-name="EMPTY_5f_CELL_5f_STYLE"><text:bookmark text:name="JR_PAGE_ANCHOR_0_1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ext:p text:style-name="page_20_title">Mokslinių publikacijų sąrašas</text:p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aram_20_description">Ataskaitos <text:span text:style-name="T2">d</text:span>ata:</text:p>
                </table:table-cell>
                <table:table-cell table:style-name="Table1.A1" office:value-type="string">
                  <text:p text:style-name="param_20_value">2016-01-26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aram_20_description">Laikotarpis:</text:p>
                </table:table-cell>
                <table:table-cell table:style-name="Table2.A1" office:value-type="string">
                  <text:p text:style-name="param_20_value">2015-01-01 - 2015-12-31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aram_20_description">Objekto tipas:</text:p>
                </table:table-cell>
                <table:table-cell table:style-name="Table3.A1" office:value-type="string">
                  <text:p text:style-name="param_20_valu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aram_20_description">Pasirinktos publikacijų rūšys *:</text:p>
                </table:table-cell>
                <table:table-cell table:style-name="Table4.A1" office:value-type="string">
                  <text:p text:style-name="param_20_valu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aram_20_description">Pasirinktos mokslo kryptys:</text:p>
                </table:table-cell>
                <table:table-cell table:style-name="Table5.A1" office:value-type="string">
                  <text:p text:style-name="param_20_valu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aram_20_description">Pasirinktos mokslo sritys:</text:p>
                </table:table-cell>
                <table:table-cell table:style-name="Table6.A1" office:value-type="string">
                  <text:p text:style-name="param_20_valu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aram_20_description">Institucija:</text:p>
                </table:table-cell>
                <table:table-cell table:style-name="Table7.A1" office:value-type="string">
                  <text:p text:style-name="param_20_value">Vilniaus universitetas (įmonės kodas: 211950810)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aram_20_description">Padalinys:</text:p>
                </table:table-cell>
                <table:table-cell table:style-name="Table8.A1" office:value-type="string">
                  <text:p text:style-name="param_20_value">Chemijos fakultetas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aram_20_description">Autorius:</text:p>
                </table:table-cell>
                <table:table-cell table:style-name="Table9.A1" office:value-type="string">
                  <text:p text:style-name="param_20_valu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aram_20_description">1. STRAIPSNIAI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EMPTY_5f_CELL_5f_STYLE"/>
                </table:table-cell>
                <table:table-cell table:style-name="Table11.B1" office:value-type="string">
                  <text:p text:style-name="param_20_description">1.1. Mokslinės informacijos instituto (ISI) pagrindinio sąrašo leidiniuose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aram_20_value">1</text:p>
                </table:table-cell>
                <table:table-cell table:style-name="Table12.A1" office:value-type="string">
                  <text:p text:style-name="param_20_value">Abrutis, Adulfas ; <text:s/>Silimavičius, Laimis ; <text:s/>Kubilius, Virgaudas ; <text:s/>Murauskas, Tomas ; <text:s/>Šaltytė, Zita ; <text:s/>Plaušinaitienė, Valentina . Doped zinc oxide films grown by hot-wire chemical vapour deposition // Thin solid films. Lausanne: Elsevier. ISSN: 0040-6090. 2015, Vol. 576 [žiūrėta 2015 m. lapkričio 23 d.], p. 88-97. Prieiga per internetą: <text:a xlink:type="simple" xlink:href="http://www.sciencedirect.com/science/article/pii/S0040609015000206">&lt;http://www.sciencedirect.com/science/article/pii/S0040609015000206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aram_20_value">2</text:p>
                </table:table-cell>
                <table:table-cell table:style-name="Table13.A1" office:value-type="string">
                  <text:p text:style-name="param_20_value">Alesenkov, Aleksandr ; <text:s/>Pilipavičius, Jurgis ; <text:s/>Beganskienė, Aldona ; <text:s/>Sirutkaitis, Romualdas Aleksas ; <text:s/>Sirutkaitis, Valdas . Nonlinear properties of silver nanoparticles explored by a femtosecond Z-scan technique = Sidabro nanodalelių optiniai netiesiškumai, ištirti naudojant Z skenavimo metodiką su femtosekundiniais lazeriniais impulsais // Lithuanian Journal of Physics. Vilnius: Lietuvos mokslų akademijos leidybos skyrius. ISSN: 1648-8504. 2015, Vol. 55, No. 2 [žiūrėta 2015 m. lapkričio 04 d.], p. 100-109. Prieiga per internetą: <text:a xlink:type="simple" xlink:href="http://www.lmaleidykla.lt/ojs/index.php/physics/article/view/3100/1927">&lt;http://www.lmaleidykla.lt/ojs/index.php/physics/article/view/3100/1927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aram_20_value">3</text:p>
                </table:table-cell>
                <table:table-cell table:style-name="Table14.A1" office:value-type="string">
                  <text:p text:style-name="param_20_value">Balevičiūtė, Ieva ; <text:s/>Ratautaitė, Vilma ; <text:s/>Ramanavičienė, Almira ; <text:s/>Balevičius, Zigmas ; <text:s/>Broeders, Jeroen ; <text:s/>Croux, Dieter ; <text:s/>McDonald, Matthew ; <text:s/>Vahidpour, Farnoosh ; <text:s/>Thoelen, Ronald ; <text:s/>De Ceuninck, Ward ; <text:s/>Haenen, Ken ; <text:s/>Nesladek, Milos ; <text:s/>Rėza, Alfonsas ; <text:s/>Ramanavičius, Arūnas . Evaluation of theophylline imprinted polypyrrole film // Synthetic metals: Elsevier B.V.. ISSN: 0379-6779. 2015, Vol. 209 [žiūrėta 2015 m. rugpjūčio 24 d.], p. 206-211. Prieiga per internetą: <text:a xlink:type="simple" xlink:href="http://www.sciencedirect.com/science/article/pii/S0379677915300291">&lt;http://www.sciencedirect.com/science/article/pii/S037967791530029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aram_20_value">4</text:p>
                </table:table-cell>
                <table:table-cell table:style-name="Table15.A1" office:value-type="string">
                  <text:p text:style-name="param_20_value">Bartasyte, A ; <text:s/>Plaušinaitienė, Valentina ; <text:s/>Abrutis, Adulfas ; <text:s/>Stanionytė, Sandra ; <text:s/>Margueron, S ; <text:s/>Kubilius, Virgaudas ; <text:s/>Boulet, P ; <text:s/>Huband, S ; <text:s/>Thomas, PA . Thickness dependent stresses and thermal expansion of epitaxial LiNbO3 thin films on C-sapphire // Materials chemistry and physics. Lausanne: Elsevier. ISSN: 0254-0584. 2015, Vol. 149-150 [žiūrėta 2015 m. lapkričio 23 d.], p. 622-631. Prieiga per internetą: <text:a xlink:type="simple" xlink:href="http://www.sciencedirect.com/science/article/pii/S0254058414007214">&lt;http://www.sciencedirect.com/science/article/pii/S0254058414007214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aram_20_value">5</text:p>
                </table:table-cell>
                <table:table-cell table:style-name="Table16.A1" office:value-type="string">
                  <text:p text:style-name="param_20_value">Bočkuvienė, Alma ; <text:s/>Makuška, Ričardas ; <text:s/>Vareikis, Aušvydas . Polycondensation of hydroxyl-group containing aliphatic diamines and dibromides yielding highly branched poly(2-hydroxypropylene imines). // Chemija. Vilnius: Lietuvos mokslų akademija. ISSN: 0235-7216. 2015, Vol. 26, no. 1 [žiūrėta 2015 m. gegužės 19 d.], p. 51-59. Prieiga per internetą: <text:a xlink:type="simple" xlink:href="http://www.lmaleidykla.lt/publ/0235-7216/2015/1/51%E2%80%9359.pdf">&lt;http://www.lmaleidykla.lt/publ/0235-7216/2015/1/51%E2%80%9359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aram_20_value">6</text:p>
                </table:table-cell>
                <table:table-cell table:style-name="Table17.A1" office:value-type="string">
                  <text:p text:style-name="param_20_value">Bogdanovičienė, Irma ; <text:s/>Čepenko, Marina ; <text:s/>Traksmaa, Rainer ; <text:s/>Kareiva, Aivaras ; <text:s/>Tõnsuaadu , Kaia <text:s/>. Formation of Ca–Zn–Na phosphate bioceramic material in thermal processing of EDTA sol–gel precursor // Journal of thermal analysis and calorimetry. Budapest: Springer Science+Business Media in cooperation with Akadémiai Kiadó. ISSN: 1388-6150, eISSN: 1572-8943. 2015, Vol. 121, iss. 1 [žiūrėta 2015 m. liepos 13 d.], p. 107-114. Prieiga per internetą: <text:a xlink:type="simple" xlink:href="http://link.springer.com/article/10.1007/s10973-015-4507-2/fulltext.html">&lt;http://link.springer.com/article/10.1007/s10973-015-4507-2/fulltext.html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aram_20_value">7</text:p>
                </table:table-cell>
                <table:table-cell table:style-name="Table18.A1" office:value-type="string">
                  <text:p text:style-name="param_20_value">Bucevičius, Jonas ; <text:s/>Adomėnas, Povilas ; <text:s/>Tumkevičius, Sigitas . Synthesis of novel 4,4-dialkyl- and 4,4-diarylindeno[1,2-b]thiophenes and their 2-bromo derivatives. // Chemistry of Heterocyclic Compounds : [translated from Russian].. New York: Springer Science + Business Media, Inc.. ISSN: 0009-3122, eISSN: 1573-8353. 2015, Vol. 50, Iss. 10 [žiūrėta 2015 m. gruodžio 18 d.], p. 1413-1420. Prieiga per internetą: <text:a xlink:type="simple" xlink:href="http://link.springer.com/article/10.1007/s10593-014-1605-1/fulltext.html">&lt;http://link.springer.com/article/10.1007/s10593-014-1605-1/fulltext.html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3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9" table:style-name="Table19">
              <table:table-column table:style-name="Table19.A"/>
              <table:table-column table:style-name="Table19.B"/>
              <table:table-row table:style-name="Table19.1">
                <table:table-cell table:style-name="Table19.A1" table:number-rows-spanned="2" office:value-type="string">
                  <text:p text:style-name="param_20_value">8</text:p>
                </table:table-cell>
                <table:table-cell table:style-name="Table19.A1" office:value-type="string">
                  <text:p text:style-name="param_20_value">Bucevičius, Jonas ; <text:s/>Skardžiūtė, Lina ; <text:s/>Dodonova, Jelena ; <text:s/>Kazlauskas, Karolis ; <text:s/>Bagdžiūnas, Gintautas ; <text:s/>Juršėnas, Saulius Antanas ; <text:s/>Tumkevičius, Sigitas . 2,4-Bis(4-aryl-1,2,3-triazol-1-yl)pyrrolo[2,3-d]- pyrimidines: synthesis and </text:p>
                </table:table-cell>
              </table:table-row>
              <table:table-row table:style-name="Table19.2">
                <table:covered-table-cell/>
                <table:table-cell table:style-name="Table19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1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2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EMPTY_5f_CELL_5f_STYLE"/>
                </table:table-cell>
                <table:table-cell table:style-name="Table20.B1" office:value-type="string">
                  <text:p text:style-name="param_20_value">tuning of optical properties by polar substituents // RSC advances. Cambridge: RSC Publications. ISSN: 2046-2069. 2015, Vol. 5 [žiūrėta 2015 m. lapkričio 12 d.], p. 38610-38622. Prieiga per internetą: <text:a xlink:type="simple" xlink:href="http://www.rsc.org/chemical-sciences-repository/articles/article/dr000000002453?doi=10.1039%2Fc5ra05482f">&lt;http://www.rsc.org/chemical-sciences-repository/articles/article/dr000000002453?doi=10.1039%2Fc5ra05482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1" table:style-name="Table21">
              <table:table-column table:style-name="Table21.A"/>
              <table:table-column table:style-name="Table21.B"/>
              <table:table-row table:style-name="Table21.1">
                <table:table-cell table:style-name="Table21.A1" office:value-type="string">
                  <text:p text:style-name="param_20_value">9</text:p>
                </table:table-cell>
                <table:table-cell table:style-name="Table21.A1" office:value-type="string">
                  <text:p text:style-name="param_20_value">Bucevičius, Jonas ; <text:s/>Tumkevičius, Sigitas . 2,4-Diazidopyrrolo[2,3-d]pyrimidines: synthesis, ring ˗ chain tautomerism and Cu(I)-catalyzed azide-alkyne cycloaddition reaction. = 2,4-diazidopirolo [2,3-d]pIrimidinai : sintezė, ciklo-atviros grandinės tautomerija ir Cu(I) katalizuojama azido-alkino ciklo jungimo reakcija // Chemija. Vilnius: Lietuvos mokslų akademija. ISSN: 0235-7216. 2015, T. 26, nr. 2 [žiūrėta 2015 m. gruodžio 21 d.], p. 126-131. Prieiga per internetą: <text:a xlink:type="simple" xlink:href="http://www.lmaleidykla.lt/publ/0235-7216/2015/2/126–131.pdf">&lt;http://www.lmaleidykla.lt/publ/0235-7216/2015/2/126–131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aram_20_value">10</text:p>
                </table:table-cell>
                <table:table-cell table:style-name="Table22.A1" office:value-type="string">
                  <text:p text:style-name="param_20_value">Bucevičius, Jonas ; <text:s/>Tumkevičius, Sigitas . An efficient synthesis of (Arylethynyl)pyrrolo[2,3-d]pyrimidines by stille coupling // Synlett. Stuttgart: Georg Thieme Verlag. ISSN: 0936-5214, eISSN: 1437-2096. 2015, Vol. 26, No. 6 [žiūrėta 2015 m. gruodžio 21 d.], p. 810-814. Prieiga per internetą: <text:a xlink:type="simple" xlink:href="https://www.thieme-connect.com/products/ejournals/abstract/10.1055/s-0034-1380153">&lt;https://www.thieme-connect.com/products/ejournals/abstract/10.1055/s-0034-1380153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aram_20_value">11</text:p>
                </table:table-cell>
                <table:table-cell table:style-name="Table23.A1" office:value-type="string">
                  <text:p text:style-name="param_20_value">Bucevičius, Jonas ; <text:s/>Tumkevičius, Sigitas . Regioselective synthesis of 2-aryl-4-(arylethynyl)- and 2,4-bis(arylethynyl)pyrrolo[2,3-d]pyrimidines. // Synthesis. Stuttgart: Georg Thieme Verlag KG. ISSN: 0039-7881. 2015, Vol. 47, no 14 [žiūrėta 2015 m. gruodžio 21 d.], p. 2100-2112. Prieiga per internetą: <text:a xlink:type="simple" xlink:href="https://www.thieme-connect.com/products/ejournals/abstract/10.1055/s-0034-1380200">&lt;https://www.thieme-connect.com/products/ejournals/abstract/10.1055/s-0034-138020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24" table:style-name="Table24">
              <table:table-column table:style-name="Table24.A"/>
              <table:table-column table:style-name="Table24.B"/>
              <table:table-row table:style-name="Table24.1">
                <table:table-cell table:style-name="Table24.A1" office:value-type="string">
                  <text:p text:style-name="param_20_value">12</text:p>
                </table:table-cell>
                <table:table-cell table:style-name="Table24.A1" office:value-type="string">
                  <text:p text:style-name="param_20_value">Buckus, Bronius ; <text:s/>Brimas, Gintautas ; <text:s/>Stašinskas, Algimantas ; <text:s/>Smalenskaitė, Aurelija ; <text:s/>Tautkus, Stasys ; <text:s/>Beganskienė, Aldona ; <text:s/>Kareiva, Aivaras . Analytical characterization of adipose tissue structure and composition: a novel approach towards diagnosis of metabolic disturbances in the human body = Riebalinio audinio struktūros ir sudėties analizinis apibūdinimas: naujas požiūris diagnozuojant žmogaus apykaitos sutrikimus // Chemija. Vilnius: Lietuvos mokslų akademija. ISSN: 0235-7216. 2015, T. 26, nr. 2 [žiūrėta 2015 m. liepos 02 d.], p. 98-106. Prieiga per internetą: <text:a xlink:type="simple" xlink:href="http://www.lmaleidykla.lt/chemija/2015/2/7121">&lt;http://www.lmaleidykla.lt/chemija/2015/2/712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3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5" table:style-name="Table25">
              <table:table-column table:style-name="Table25.A"/>
              <table:table-column table:style-name="Table25.B"/>
              <table:table-row table:style-name="Table25.1">
                <table:table-cell table:style-name="Table25.A1" office:value-type="string">
                  <text:p text:style-name="param_20_value">13</text:p>
                </table:table-cell>
                <table:table-cell table:style-name="Table25.A1" office:value-type="string">
                  <text:p text:style-name="param_20_value">Bukšnaitienė, Rita ; <text:s/>Čikotienė, Inga . Electrophile-Promoted Cyclization of Propargylic Amides // Synlett. Stuttgart: Georg Thieme Verlag. ISSN: 0936-5214. 2015, Vol. 26, iss. 4, p. 479-483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aram_20_value">14</text:p>
                </table:table-cell>
                <table:table-cell table:style-name="Table26.A1" office:value-type="string">
                  <text:p text:style-name="param_20_value">Butkus, Eugenijus . Tradition of Balticum organicum syntheticum // Chemistry of heterocyclic compounds. New York: Springer. ISSN: 0009-3122, eISSN: 1573-8353. 2015, Vol. 50, no 10 [žiūrėta 2016 m. sausio 20 d.], p. 1510-1514. Prieiga per internetą: <text:a xlink:type="simple" xlink:href="http://link.springer.com/article/10.1007/s10593-014-1618-9">&lt;http://link.springer.com/article/10.1007/s10593-014-1618-9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7" table:style-name="Table27">
              <table:table-column table:style-name="Table27.A"/>
              <table:table-column table:style-name="Table27.B"/>
              <table:table-row table:style-name="Table27.1">
                <table:table-cell table:style-name="Table27.A1" office:value-type="string">
                  <text:p text:style-name="param_20_value">15</text:p>
                </table:table-cell>
                <table:table-cell table:style-name="Table27.A1" office:value-type="string">
                  <text:p text:style-name="param_20_value">Butkutė, Skirmantė ; <text:s/>Zabiliūtė, Akvilė ; <text:s/>Skaudžius, Ramūnas ; <text:s/>Vitta, Pranciškus ; <text:s/>Beganskienė, Aldona ; <text:s/>Žukauskas, Artūras ; <text:s/>Kareiva, Aivaras . Sol–gel synthesis, characterization and study of substitution effects in different gallium-containing garnets // Journal of sol-gel science and technology. New York: Springer New York LLC. ISSN: 0928-0707, eISSN: 1573-4846. 2015, Vol. 76, iss. 1 [žiūrėta 2015 m. rugsėjo 08 d.], p. 210-219. Prieiga per internetą: <text:a xlink:type="simple" xlink:href="http://link.springer.com/article/10.1007/s10971-015-3768-3/fulltext.html">&lt;http://link.springer.com/article/10.1007/s10971-015-3768-3/fulltext.html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28" table:style-name="Table28">
              <table:table-column table:style-name="Table28.A"/>
              <table:table-column table:style-name="Table28.B"/>
              <table:table-row table:style-name="Table28.1">
                <table:table-cell table:style-name="Table28.A1" office:value-type="string">
                  <text:p text:style-name="param_20_value">16</text:p>
                </table:table-cell>
                <table:table-cell table:style-name="Table28.A1" office:value-type="string">
                  <text:p text:style-name="param_20_value">Dagys, Laurynas ; <text:s/>Klimavičius, Vytautas ; <text:s/>Kausteklis, Jonas ; <text:s/>Chodosovskaja, Ala ; <text:s/>Aleksa, Valdemaras ; <text:s/>Kareiva, Aivaras ; <text:s/>Balevičius, Vytautas . Solid-state 1H and 31P NMR and FTIR spectroscopy study of static and dynamic structures in sol-gel derived hydroxyapatites // Lithuanian journal of physics. Vilnius: Lietuvos mokslų akademijos leidykla. ISSN: 1648-8504. 2015, vol. 55, no 1 [žiūrėta 2015 m. spalio 21 d.], p. 1-9. Prieiga per internetą: <text:a xlink:type="simple" xlink:href="http://www.lmaleidykla.lt/ojs/index.php/physics/article/view/3052/1879">&lt;http://www.lmaleidykla.lt/ojs/index.php/physics/article/view/3052/1879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29" table:style-name="Table29">
              <table:table-column table:style-name="Table29.A"/>
              <table:table-column table:style-name="Table29.B"/>
              <table:table-row table:style-name="Table29.1">
                <table:table-cell table:style-name="Table29.A1" office:value-type="string">
                  <text:p text:style-name="param_20_value">17</text:p>
                </table:table-cell>
                <table:table-cell table:style-name="Table29.A1" office:value-type="string">
                  <text:p text:style-name="param_20_value">Dedelaitė, Lina ; <text:s/>Kizilkaya, Selin ; <text:s/>Incebay, Hilal ; <text:s/>Ciftci, Hakan ; <text:s/>Ersoz, Mustafa ; <text:s/>Yazicigil, Zafer ; <text:s/>Oztekin, Yasemin ; <text:s/>Ramanavičienė, Almira ; <text:s/>Ramanavičius, Arūnas . Electrochemical determination of Cu(II) ions using glassy carbonelectrode modified by some nanomaterials and 3-nitroaniline // Colloids and surfaces A: physicochemical and engineering aspects. Amsterdam: Elsevier BV. 2015, Vol. 483 [žiūrėta 2015 m. spalio 14 d.], p. 279-284. Prieiga per internetą: <text:a xlink:type="simple" xlink:href="http://www.sciencedirect.com/science/article/pii/S0927775715301151">&lt;http://www.sciencedirect.com/science/article/pii/S092777571530115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0" table:style-name="Table30">
              <table:table-column table:style-name="Table30.A"/>
              <table:table-column table:style-name="Table30.B"/>
              <table:table-row table:style-name="Table30.1">
                <table:table-cell table:style-name="Table30.A1" office:value-type="string">
                  <text:p text:style-name="param_20_value">18</text:p>
                </table:table-cell>
                <table:table-cell table:style-name="Table30.A1" office:value-type="string">
                  <text:p text:style-name="param_20_value">Garbaras, Andrius ; <text:s/>Mikoliūnaitė, Lina ; <text:s/>Popov, Anton ; <text:s/>Ramanavičienė, Almira ; <text:s/>Remeikis, Vidmantas ; <text:s/>Ramanavičius, Arūnas . The isotope method for the determination of stoichiometry between compounds forming the polypyrrole and glucose oxidase composite // Physical chemistry chemical physics. Cambridge: Royal Society of Chemistry. 2015, Vol. 17, no 3 [žiūrėta 2015 m. spalio 13 d.], p. 2252-2258. Prieiga per internetą: <text:a xlink:type="simple" xlink:href="http://pubs.rsc.org/en/content/articlelanding/2015/cp/c4cp04885g#!divAbstract">&lt;http://pubs.rsc.org/en/content/articlelanding/2015/cp/c4cp04885g#!divAbstrac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31" table:style-name="Table31">
              <table:table-column table:style-name="Table31.A"/>
              <table:table-column table:style-name="Table31.B"/>
              <table:table-row table:style-name="Table31.1">
                <table:table-cell table:style-name="Table31.A1" office:value-type="string">
                  <text:p text:style-name="param_20_value">19</text:p>
                </table:table-cell>
                <table:table-cell table:style-name="Table31.A1" office:value-type="string">
                  <text:p text:style-name="param_20_value">Garbaras, Andrius ; <text:s/>Mikoliūnaitė, Lina ; <text:s/>Popov, Anton ; <text:s/>Ramanavičienė, Almira ; <text:s/>Remeikis, Vidmantas ; <text:s/>Ramanavičius, Arūnas . The isotope method for the determination of stoichiometry between compounds forming the polypyrrole and glucose oxidase composite // Physical chemistry chemical physics. ISSN: 1463-9076. 2015, Vol. 17, p. 2252-2258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39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table:number-rows-spanned="2" office:value-type="string">
                  <text:p text:style-name="param_20_value">20</text:p>
                </table:table-cell>
                <table:table-cell table:style-name="Table32.A1" office:value-type="string">
                  <text:p text:style-name="param_20_value">German, Natalija ; <text:s/>Kaušaitė-Minkštimienė, Asta ; <text:s/>Ramanavičius, Arūnas ; <text:s/>Semashko, Tatiana ; <text:s/>Mikhailova, Raisa </text:p>
                </table:table-cell>
              </table:table-row>
              <table:table-row table:style-name="Table32.2">
                <table:covered-table-cell/>
                <table:table-cell table:style-name="Table32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2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3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3" table:style-name="Table33">
              <table:table-column table:style-name="Table33.A"/>
              <table:table-column table:style-name="Table33.B"/>
              <table:table-row table:style-name="Table33.1">
                <table:table-cell table:style-name="Table33.A1" office:value-type="string">
                  <text:p text:style-name="EMPTY_5f_CELL_5f_STYLE"/>
                </table:table-cell>
                <table:table-cell table:style-name="Table33.B1" office:value-type="string">
                  <text:p text:style-name="param_20_value">; <text:s/>Ramanavičienė, Almira . The use of different glucose oxidases for the development of an amperometric reagentless glucose biosensor based on gold nanoparticles covered by polypyrrole // Electrochimica acta. Oxford: Pergamon-Elsevier Ltd. ISSN: 0013-4686. 2015, Vol. 169 [žiūrėta 2015 m. spalio 13 d.], p. 326-333. Prieiga per internetą: <text:a xlink:type="simple" xlink:href="http://www.sciencedirect.com/science/article/pii/S0013468615009640">&lt;http://www.sciencedirect.com/science/article/pii/S001346861500964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aram_20_value">21</text:p>
                </table:table-cell>
                <table:table-cell table:style-name="Table34.A1" office:value-type="string">
                  <text:p text:style-name="param_20_value">Gruškienė, Rūta ; <text:s/>Kairys, Visvaldas ; <text:s/>Matijošytė, Inga . CLEA-based immobilization of methylotropic yeast alcohol oxidase: influence on storage stability and reaction efficiency // Organic process research &amp; development. Washington: American Chemical Society. ISSN: 1083-6160, eISSN: 1520-586X. 2015, Vol. 19, Iss. 12 [žiūrėta 2015 m. gruodžio 22 d.], p. 2025-2033. Prieiga per internetą: <text:a xlink:type="simple" xlink:href="http://pubs.acs.org/doi/pdf/10.1021/acs.oprd.5b00291">&lt;http://pubs.acs.org/doi/pdf/10.1021/acs.oprd.5b0029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5" table:style-name="Table35">
              <table:table-column table:style-name="Table35.A"/>
              <table:table-column table:style-name="Table35.B"/>
              <table:table-row table:style-name="Table35.1">
                <table:table-cell table:style-name="Table35.A1" office:value-type="string">
                  <text:p text:style-name="param_20_value">22</text:p>
                </table:table-cell>
                <table:table-cell table:style-name="Table35.A1" office:value-type="string">
                  <text:p text:style-name="param_20_value">Iatsunskyi, Igor ; <text:s/>Pavlenko, Mykola ; <text:s/>Viter, Roman ; <text:s/>Jancelewicz, Mariusz ; <text:s/>Nowaczyk, Grzegorz ; <text:s/>Balevičiūtė, Ieva ; <text:s/>Zaleski, Karol ; <text:s/>Jurga, Stefan ; <text:s/>Ramanavičius, Arūnas ; <text:s/>Smyntyna, Valentyn . Tailoring the structural, optical, and photoluminescence properties of porous silicon/TiO2 nanostructures // The journal of Physical Chemistry C: Nanomaterials. Washington: American Chemical Society. ISSN: 1932-7447. 2015, Vol. 119, iss. 13 [žiūrėta 2015 m. spalio 13 d.], p. 7164-7171. Prieiga per internetą: <text:a xlink:type="simple" xlink:href="http://pubs.acs.org/doi/full/10.1021/acs.jpcc.5b01670">&lt;http://pubs.acs.org/doi/full/10.1021/acs.jpcc.5b0167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36" table:style-name="Table36">
              <table:table-column table:style-name="Table36.A"/>
              <table:table-column table:style-name="Table36.B"/>
              <table:table-row table:style-name="Table36.1">
                <table:table-cell table:style-name="Table36.A1" office:value-type="string">
                  <text:p text:style-name="param_20_value">23</text:p>
                </table:table-cell>
                <table:table-cell table:style-name="Table36.A1" office:value-type="string">
                  <text:p text:style-name="param_20_value">Javorskis, Tomas ; <text:s/>Sriubaitė, Simona ; <text:s/>Bagdžiūnas, Gintautas ; <text:s/>Orentas, Edvinas . N‐protected 1, 2‐oxazetidines as a source of electrophilic oxygen: straightforward access to benzomorpholines and related heterocycles by using a reactive tether // Chemistry: a European journal. Weinheim: Wiley-VCH Verlag GMBH. ISSN: 0947-6539. 2015, Vol. 21, no 25 [žiūrėta 2015 m. rugpjūčio 24 d.], p. 9157-9164. Prieiga per internetą: <text:a xlink:type="simple" xlink:href="http://onlinelibrary.wiley.com/doi/10.1002/chem.201500731/epdf">&lt;http://onlinelibrary.wiley.com/doi/10.1002/chem.201500731/e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7" table:style-name="Table37">
              <table:table-column table:style-name="Table37.A"/>
              <table:table-column table:style-name="Table37.B"/>
              <table:table-row table:style-name="Table37.1">
                <table:table-cell table:style-name="Table37.A1" office:value-type="string">
                  <text:p text:style-name="param_20_value">24</text:p>
                </table:table-cell>
                <table:table-cell table:style-name="Table37.A1" office:value-type="string">
                  <text:p text:style-name="param_20_value">Jonikaitė-Švėgždienė, Jūratė ; <text:s/>Krivorotova, Tatjana ; <text:s/>Joskaudas, Tadas ; <text:s/>Makuška, Ričardas . Synthesis of multisegmented polymers by RAFT using linear polytrithiocarbonates // Chemija. Vilnius: Lietuvos mokslų akademija. ISSN: 0235-7216. 2015, T. 26, nr. 1 [žiūrėta 2015 m. gegužės 19 d.], p. 60-68. Prieiga per internetą: <text:a xlink:type="simple" xlink:href="http://www.lmaleidykla.lt/chemija/2015/1/7085">&lt;http://www.lmaleidykla.lt/chemija/2015/1/7085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aram_20_value">25</text:p>
                </table:table-cell>
                <table:table-cell table:style-name="Table38.A1" office:value-type="string">
                  <text:p text:style-name="param_20_value">Juknelevičius, Dominykas ; <text:s/>Eero, Karvinen ; <text:s/>Klapotke, Thomas K. ; <text:s/>Kubilius, Rytis ; <text:s/>Ramanavičius, Arūnas ; <text:s/>Rusan, Magdalena . Copper(I) bromide: an alternative emitter for blue-colored flame pyrotechnics // Chemistry : a European journal. Weinheim: Wiley-VCH Verlag GMBH. ISSN: 0947-6539. 2015, Vol. 21, no 43 [žiūrėta 2015 m. lapkričio 05 d.], p. 15354-15359. Prieiga per internetą: <text:a xlink:type="simple" xlink:href="http://onlinelibrary.wiley.com/doi/10.1002/chem.201502752/epdf">&lt;http://onlinelibrary.wiley.com/doi/10.1002/chem.201502752/e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row table:style-name="Table39.1">
                <table:table-cell table:style-name="Table39.A1" office:value-type="string">
                  <text:p text:style-name="param_20_value">26</text:p>
                </table:table-cell>
                <table:table-cell table:style-name="Table39.A1" office:value-type="string">
                  <text:p text:style-name="param_20_value">Juknelevičius, Dominykas ; <text:s/>Kubilius, Rytis ; <text:s/>Ramanavičius, Arūnas . Oxidizer ratio and oxygen balance influence on the emission spectra of green-colored pyrotechnic flames // European journal of inorganic chemistry: Wiley-VCH. ISSN: 1434-1948. 2015, Vol. 2015, iss. 33 [žiūrėta 2015 m. lapkričio 25 d.], p. 5511-5515. Prieiga per internetą: <text:a xlink:type="simple" xlink:href="http://onlinelibrary.wiley.com/doi/10.1002/ejic.201501128/abstract">&lt;http://onlinelibrary.wiley.com/doi/10.1002/ejic.201501128/abstrac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aram_20_value">27</text:p>
                </table:table-cell>
                <table:table-cell table:style-name="Table40.A1" office:value-type="string">
                  <text:p text:style-name="param_20_value">Kareiva, Simonas ; <text:s/>Selskis, Algirdas ; <text:s/>Ivanauskas, Feliksas ; <text:s/>Šakirzanovas, Simas ; <text:s/>Kareiva, Aivaras . Scanning electron microscopy: extrapolation of 3D data from SEM micrographs // Materials science (Medžiagotyra). ISSN: 1392-1320. 2015, Vol. 21, no. 4 [žiūrėta 2016 m. sausio 11 d.], p. 640-646. Prieiga per internetą: <text:a xlink:type="simple" xlink:href="http://www.matsc.ktu.lt/index.php/MatSc/article/view/11101/7241">&lt;http://www.matsc.ktu.lt/index.php/MatSc/article/view/11101/724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41" table:style-name="Table41">
              <table:table-column table:style-name="Table41.A"/>
              <table:table-column table:style-name="Table41.B"/>
              <table:table-row table:style-name="Table41.1">
                <table:table-cell table:style-name="Table41.A1" office:value-type="string">
                  <text:p text:style-name="param_20_value">28</text:p>
                </table:table-cell>
                <table:table-cell table:style-name="Table41.A1" office:value-type="string">
                  <text:p text:style-name="param_20_value">Kareiva, Simonas ; <text:s/>Selskis, Algirdas ; <text:s/>Ivanauskas, Feliksas ; <text:s/>Šakirzanovas, Simas . Stereophotography and spatial surface reconstruction using scanning electron microscopy images // Pure and applied chemistry: IUPAC &amp; De Gruyter. ISSN: 0033-4545. 2015, Vol. 87, iss. 3, p. 283-292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2" table:style-name="Table42">
              <table:table-column table:style-name="Table42.A"/>
              <table:table-column table:style-name="Table42.B"/>
              <table:table-row table:style-name="Table42.1">
                <table:table-cell table:style-name="Table42.A1" office:value-type="string">
                  <text:p text:style-name="param_20_value">29</text:p>
                </table:table-cell>
                <table:table-cell table:style-name="Table42.A1" office:value-type="string">
                  <text:p text:style-name="param_20_value">Karpavičienė, Ieva ; <text:s/>Valiulienė, Giedrė ; <text:s/>Raškevičius, Vytautas ; <text:s/>Lebedytė, Indrė ; <text:s/>Brukštus, Algirdas ; <text:s/>Kairys, Visvaldas ; <text:s/>Navakauskienė, Rūta ; <text:s/>Čikotienė, Inga . Synthesis and antiproliferative activity of a-branched a,b-unsaturated ketones in human hematological and solid cancer cell lines // European journal of medicinal chemistry. Cedex: Elsevier Masson. ISSN: 0223-5234, eISSN: 1768-3254. 2015, Vol. 98 [žiūrėta 2015 m. lapkričio 30 d.], p. 30-48. Prieiga per internetą: <text:a xlink:type="simple" xlink:href="http://www.sciencedirect.com/science/article/pii/S0223523415300398">&lt;http://www.sciencedirect.com/science/article/pii/S0223523415300398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43" table:style-name="Table43">
              <table:table-column table:style-name="Table43.A"/>
              <table:table-column table:style-name="Table43.B"/>
              <table:table-row table:style-name="Table43.1">
                <table:table-cell table:style-name="Table43.A1" office:value-type="string">
                  <text:p text:style-name="param_20_value">30</text:p>
                </table:table-cell>
                <table:table-cell table:style-name="Table43.A1" office:value-type="string">
                  <text:p text:style-name="param_20_value">Karpavičienė, Ieva ; <text:s/>Valiulienė, Giedrė ; <text:s/>Raškevičius, Vytautas ; <text:s/>Lebedytė, Indrė ; <text:s/>Brukštus, Algirdas ; <text:s/>Kairys, Visvaldas ; <text:s/>Navakauskienė, Rūta ; <text:s/>Čikotienė, Inga . Synthesis and antiproliferative activity of α-branched α,β-unsaturated ketones in human hematological and solid cancer cell lines // European Journal of Medicinal Chemistry. Paris: Elsevier Masson SAS. ISSN: 0223-5234, eISSN: 1768-3254. 2015, Vol. 98 [žiūrėta 2015 m. rugsėjo 08 d.], p. 30-48. Prieiga per internetą: <text:a xlink:type="simple" xlink:href="http://www.sciencedirect.com/science/article/pii/S0223523415300398">&lt;http://www.sciencedirect.com/science/article/pii/S0223523415300398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aram_20_value">31</text:p>
                </table:table-cell>
                <table:table-cell table:style-name="Table44.A1" office:value-type="string">
                  <text:p text:style-name="param_20_value">Kaušaitė-Minkštimienė, Asta ; <text:s/>Mažeiko, Viktor ; <text:s/>Ramanavičienė, Almira ; <text:s/>Ramanavičius, Arūnas . Evaluation of chemical synthesis of polypyrrole particles // Colloids and surfaces A: physicochemical and engineering aspects. Amsterdam: Elsevier BV. ISSN: 0927-7757. 2015, Vol. 483 [žiūrėta 2015 m. spalio 14 d.], p. 224-231. Prieiga per internetą: <text:a xlink:type="simple" xlink:href="http://www.sciencedirect.com/science/article/pii/S0927775715004185">&lt;http://www.sciencedirect.com/science/article/pii/S0927775715004185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3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4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45" table:style-name="Table45">
              <table:table-column table:style-name="Table45.A"/>
              <table:table-column table:style-name="Table45.B"/>
              <table:table-row table:style-name="Table45.1">
                <table:table-cell table:style-name="Table45.A1" office:value-type="string">
                  <text:p text:style-name="param_20_value">32</text:p>
                </table:table-cell>
                <table:table-cell table:style-name="Table45.A1" office:value-type="string">
                  <text:p text:style-name="param_20_value">Kaušaitė-Minkštimienė, Asta ; <text:s/>Ramanavičienė, Almira ; <text:s/>Simanaitytė, Rūta ; <text:s/>Gabrielaitis, Dovydas ; <text:s/>Glumbokaitė, Laura ; <text:s/>Ramanavičius, Arūnas . Evaluation of poly(pyrrole-2-carboxylic acid) particles synthesized by enzymatic catalysis // RSC advances. ISSN: 2046-2069. 2015, Vol. 5, iss. 127, p. 105475-105483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aram_20_value">33</text:p>
                </table:table-cell>
                <table:table-cell table:style-name="Table46.A1" office:value-type="string">
                  <text:p text:style-name="param_20_value">Kazakevičius, Edvardas ; <text:s/>Kežionis, Algimantas ; <text:s/>Žukauskaitė, Loreta ; <text:s/>Barre, Maud ; <text:s/>Šalkus, Tomas ; <text:s/>Žalga, Artūras ; <text:s/>Selskis, Algirdas ; <text:s/>Orliukas, Antanas Feliksas . Characterization of Na1.3Al0.3Zr1.7(PO4)3 solid electrolyte ceramics by impedance spectroscopy // Solid state ionics. Amsterdam: Elsevier. ISSN: 0167-2738. 2015, Vol. 271 [žiūrėta 2015 m. birželio 05 d.], p. 128-133. Prieiga per internetą: <text:a xlink:type="simple" xlink:href="http://www.sciencedirect.com/science/article/pii/S0167273814004044">&lt;http://www.sciencedirect.com/science/article/pii/S0167273814004044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47" table:style-name="Table47">
              <table:table-column table:style-name="Table47.A"/>
              <table:table-column table:style-name="Table47.B"/>
              <table:table-row table:style-name="Table47.1">
                <table:table-cell table:style-name="Table47.A1" office:value-type="string">
                  <text:p text:style-name="param_20_value">34</text:p>
                </table:table-cell>
                <table:table-cell table:style-name="Table47.A1" office:value-type="string">
                  <text:p text:style-name="param_20_value">Kazlauskas, Karolis ; <text:s/>Kreiza, Gediminas ; <text:s/>Radiunas, Edvinas ; <text:s/>Adomėnas, Povilas ; <text:s/>Adomėnienė, Ona ; <text:s/>Karpavičius, Karolis ; <text:s/>Bucevičius, Jonas ; <text:s/>Jankauskas, Vygintas ; <text:s/>Juršėnas, Saulius Antanas . Concentration effects on spontaneous and amplified emission in benzo[c]fluorenes // Physical chemistry chemical physics. Cambridge: Royal Society of Chemistry. ISSN: 1463-9076. 2015, Vol. 17, Iss. 19 [žiūrėta 2015 m. lapkričio 16 d.], p. 12935-12948. Prieiga per internetą: <text:a xlink:type="simple" xlink:href="http://pubs.rsc.org/en/content/articlelanding/2015/cp/c5cp01325a?iscitedby=True#!divAbstract">&lt;http://pubs.rsc.org/en/content/articlelanding/2015/cp/c5cp01325a?iscitedby=True#!divAbstrac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48" table:style-name="Table48">
              <table:table-column table:style-name="Table48.A"/>
              <table:table-column table:style-name="Table48.B"/>
              <table:table-row table:style-name="Table48.1">
                <table:table-cell table:style-name="Table48.A1" office:value-type="string">
                  <text:p text:style-name="param_20_value">35</text:p>
                </table:table-cell>
                <table:table-cell table:style-name="Table48.A1" office:value-type="string">
                  <text:p text:style-name="param_20_value">Klimkevičius, Vaidas ; <text:s/>Graule, Thomas <text:s/>; <text:s/>Makuška, Ričardas . Effect of structure of cationic comb copolymers on their adsorption and stabilization of titania nanoparticles // Langmuir. Washington: ACS Publications. ISSN: 0743-7463. 2015, Vol. 31 [žiūrėta 2015 m. gegužės 20 d.], p. 2074-2083. Prieiga per internetą: <text:a xlink:type="simple" xlink:href="http://pubs.acs.org/doi/pdf/10.1021/la504213t">&lt;http://pubs.acs.org/doi/pdf/10.1021/la504213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49" table:style-name="Table49">
              <table:table-column table:style-name="Table49.A"/>
              <table:table-column table:style-name="Table49.B"/>
              <table:table-row table:style-name="Table49.1">
                <table:table-cell table:style-name="Table49.A1" office:value-type="string">
                  <text:p text:style-name="param_20_value">36</text:p>
                </table:table-cell>
                <table:table-cell table:style-name="Table49.A1" office:value-type="string">
                  <text:p text:style-name="param_20_value">Krivorotova, Tatjana ; <text:s/>Radzevičius, Povilas ; <text:s/>Makuška, Ričardas . Synthesis and characterization of anionic pentablock brush copolymers bearing poly(acrylic acid) side chains on the brush blocks separated by linear poly(butyl methacrylate) blocks // European polymer journal. Kidlington: Elsevier. ISSN: 0014-3057. 2015, Vol. 66 [žiūrėta 2015 m. gegužės 20 d.], p. 543-557. Prieiga per internetą: <text:a xlink:type="simple" xlink:href="http://www.sciencedirect.com/science/article/pii/S0014305715001020">&lt;http://www.sciencedirect.com/science/article/pii/S001430571500102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0" table:style-name="Table50">
              <table:table-column table:style-name="Table50.A"/>
              <table:table-column table:style-name="Table50.B"/>
              <table:table-row table:style-name="Table50.1">
                <table:table-cell table:style-name="Table50.A1" office:value-type="string">
                  <text:p text:style-name="param_20_value">37</text:p>
                </table:table-cell>
                <table:table-cell table:style-name="Table50.A1" office:value-type="string">
                  <text:p text:style-name="param_20_value">Kuprėnaitė, Sabina ; <text:s/>Murauskas, Tomas ; <text:s/>Abrutis, Adulfas ; <text:s/>Kubilius, Virgaudas ; <text:s/>Šaltytė, Zita ; <text:s/>Plaušinaitienė, Valentina . Properties of In-, Ga-, and Al-doped ZnO films grown by aerosol-assisted MOCVD: Influence of deposition temperature, doping level and annealing // Surface and coatings technolog. Lausanne: Elsevier. ISSN: 0257-8972. 2015, Vol. 271 [žiūrėta 2015 m. lapkričio 23 d.], p. 156-164. Prieiga per internetą: <text:a xlink:type="simple" xlink:href="http://www.sciencedirect.com/science/article/pii/S0257897214011967">&lt;http://www.sciencedirect.com/science/article/pii/S0257897214011967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51" table:style-name="Table51">
              <table:table-column table:style-name="Table51.A"/>
              <table:table-column table:style-name="Table51.B"/>
              <table:table-row table:style-name="Table51.1">
                <table:table-cell table:style-name="Table51.A1" office:value-type="string">
                  <text:p text:style-name="param_20_value">38</text:p>
                </table:table-cell>
                <table:table-cell table:style-name="Table51.A1" office:value-type="string">
                  <text:p text:style-name="param_20_value">Liu, Xiaoyan ; <text:s/>Dedinaitė, Andra ; <text:s/>Nylander, Tommy ; <text:s/>Dabkowska, Aleksandra P. ; <text:s/>Skoda, Maximilian ; <text:s/>Makuška, Ričardas ; <text:s/>Claesson, Per M. . Association of anionic surfactant and physisorbed branched brush layers probed by neutron and optical reflectometry // Journal of colloid and interface science. Maryland Heights: Academic Press. ISSN: 0021-9797. 2015, Vol. 440 [žiūrėta 2015 m. sausio 07 d.], p. 245-252. Prieiga per internetą: <text:a xlink:type="simple" xlink:href="http://www.sciencedirect.com/science/article/pii/S0021979714008492#">&lt;http://www.sciencedirect.com/science/article/pii/S0021979714008492#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5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2" table:style-name="Table52">
              <table:table-column table:style-name="Table52.A"/>
              <table:table-column table:style-name="Table52.B"/>
              <table:table-row table:style-name="Table52.1">
                <table:table-cell table:style-name="Table52.A1" office:value-type="string">
                  <text:p text:style-name="param_20_value">39</text:p>
                </table:table-cell>
                <table:table-cell table:style-name="Table52.A1" office:value-type="string">
                  <text:p text:style-name="param_20_value">Mackevičius, Mažvydas ; <text:s/>Ivanauskas, Feliksas ; <text:s/>Kareiva, Aivaras ; <text:s/>Mackevičius, Vigirdas ; <text:s/>Stanulis, Andrius . Computer modeling of synthesis of strontium stannates at high temperatures // Journal of mathematical chemistry. Cham: Springer international publishing Switzerland. ISSN: 0259-9791, eISSN: 1572-8897. 2015, Vol. 53, iss. 5 [žiūrėta 2015 m. gegužės 04 d.], p. 1227-1238. Prieiga per internetą: <text:a xlink:type="simple" xlink:href="http://download-v2.springer.com/static/pdf/389/art%253A10.1007%252Fs10910-015-0483-9.pdf?token2=exp=1430729442~acl=%2Fstatic%2Fpdf%2F389%2Fart%25253A10.1007%25252Fs10910-015-0483-9.pdf*~hmac=f16f8a620f70b18d43fe3bfb7b0c177a16ae174d4db92cbc0e6903a30f5c78a9">&lt;http://download-v2.springer.com/static/pdf/389/art%253A10.1007%252Fs10910-015-0483-9.pdf?token2=exp=1430729442~acl=%2Fstatic%2Fpdf%2F389%2Fart%25253A10.1007%25252Fs10910-015-0483-9.pdf*~hmac=f16f8a620f70b18d43fe3bfb7b0c177a16ae174d4db92cbc0e6903a30f5c78a9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row table:style-name="Table53.1">
                <table:table-cell table:style-name="Table53.A1" office:value-type="string">
                  <text:p text:style-name="param_20_value">40</text:p>
                </table:table-cell>
                <table:table-cell table:style-name="Table53.A1" office:value-type="string">
                  <text:p text:style-name="param_20_value">Maertens, A ; <text:s/>Margueron, S ; <text:s/>Genty, F ; <text:s/>Kuprėnaitė, Sabina ; <text:s/>Abrutis, Adulfas ; <text:s/>Legrani, O . Elaboration of In2O3-ZnO thin films for mid-infrared transparent electrode applications // Journal of nanoelectronics and optoelectronics. Valencia: American Scientific Publishers. ISSN: 1555-130X. 2015, Vol. 10, no 3 [žiūrėta 2015 m. lapkričio 23 d.], p. 295-300. Prieiga per internetą: <text:a xlink:type="simple" xlink:href="http://www.ingentaconnect.com/content/asp/jno/2015/00000010/00000003/art00001">&lt;http://www.ingentaconnect.com/content/asp/jno/2015/00000010/00000003/art00001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row table:style-name="Table54.1">
                <table:table-cell table:style-name="Table54.A1" office:value-type="string">
                  <text:p text:style-name="param_20_value">41</text:p>
                </table:table-cell>
                <table:table-cell table:style-name="Table54.A1" office:value-type="string">
                  <text:p text:style-name="param_20_value">Makaravičiūtė, Asta ; <text:s/>Ramanavičius, Arūnas ; <text:s/>Ramanavičienė, Almira . Development of a reusable protein G based SPR immunosensor for direct human growth hormone detection in real samples // Analytical methods. Cambridge: Royal Society of Chemistry. ISSN: 1759-9660, eISSN: 1759-9679. 2015, Vol. 7, Iss. 23 [žiūrėta 2015 m. lapkričio 20 d.], p. 9875-9884. Prieiga per internetą: <text:a xlink:type="simple" xlink:href="http://pubs.rsc.org/en/content/articlelanding/2015/ay/c5ay01651g#!divAbstract">&lt;http://pubs.rsc.org/en/content/articlelanding/2015/ay/c5ay01651g#!divAbstrac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55" table:style-name="Table55">
              <table:table-column table:style-name="Table55.A"/>
              <table:table-column table:style-name="Table55.B"/>
              <table:table-row table:style-name="Table55.1">
                <table:table-cell table:style-name="Table55.A1" table:number-rows-spanned="2" office:value-type="string">
                  <text:p text:style-name="param_20_value">42</text:p>
                </table:table-cell>
                <table:table-cell table:style-name="Table55.A1" office:value-type="string">
                  <text:p text:style-name="param_20_value">Malakauskaitė-Petrulevičienė, Milda ; <text:s/>Stankevičiūtė, Živilė ; <text:s/>Niaura, Gediminas ; <text:s/>Prichodko, Aleksandra ; <text:s/>Kareiva, Aivaras . Synthesis and characterization of sol-gel derived calcium hydroxyapatite thin films spin-coated on silicon substrate // Ceramics international. ISSN: 0272-8842. 2015, Vol. 41, iss.6 [žiūrėta 2015 m. rugsėjo 30 d.], p. 7421-7428. Prieiga per internetą: <text:a xlink:type="simple" xlink:href="http://www.sciencedirect.com/science/article/pii/S0272884215002746">&lt;http://www.sciencedirect.com/science/article/pii/S0272884215002746&gt;</text:a>.</text:p>
                </table:table-cell>
              </table:table-row>
              <table:table-row table:style-name="Table55.2">
                <table:covered-table-cell/>
                <table:table-cell table:style-name="Table55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4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5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72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56" table:style-name="Table56">
              <table:table-column table:style-name="Table56.A"/>
              <table:table-column table:style-name="Table56.B"/>
              <table:table-row table:style-name="Table56.1">
                <table:table-cell table:style-name="Table56.A1" office:value-type="string">
                  <text:p text:style-name="EMPTY_5f_CELL_5f_STYLE"/>
                </table:table-cell>
                <table:table-cell table:style-name="Table56.B1" office:value-type="string">
                  <text:p text:style-name="param_20_value">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7" table:style-name="Table57">
              <table:table-column table:style-name="Table57.A"/>
              <table:table-column table:style-name="Table57.B"/>
              <table:table-row table:style-name="Table57.1">
                <table:table-cell table:style-name="Table57.A1" office:value-type="string">
                  <text:p text:style-name="param_20_value">43</text:p>
                </table:table-cell>
                <table:table-cell table:style-name="Table57.A1" office:value-type="string">
                  <text:p text:style-name="param_20_value">Matulaitienė, Ieva ; <text:s/>Pociūtė, Eglė ; <text:s/>Kuodis, Zenonas ; <text:s/>Eicher-Lorka, Olegas ; <text:s/>Niaura, Gediminas . Interaction of 4-imidazolemethanol with a copper electrode revealed by isotope-edited SERS and theoretical modeling // Physical chemistry chemical physics. Cambridge: Royal Society of Chemistry. ISSN: 1463-9076. 2015, Vol. 17, iss. 25 [žiūrėta 2015 m. rugpjūčio 24 d.], p. 16483-16493. Prieiga per internetą: <text:a xlink:type="simple" xlink:href="http://pubs.rsc.org/en/content/articlelanding/2015/cp/c5cp01290b/unauth#!divAbstract">&lt;http://pubs.rsc.org/en/content/articlelanding/2015/cp/c5cp01290b/unauth#!divAbstract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58" table:style-name="Table58">
              <table:table-column table:style-name="Table58.A"/>
              <table:table-column table:style-name="Table58.B"/>
              <table:table-row table:style-name="Table58.1">
                <table:table-cell table:style-name="Table58.A1" office:value-type="string">
                  <text:p text:style-name="param_20_value">44</text:p>
                </table:table-cell>
                <table:table-cell table:style-name="Table58.A1" office:value-type="string">
                  <text:p text:style-name="param_20_value">Mikhailova, Raisa ; <text:s/>Semashko, Tatiana ; <text:s/>Demeshko, Olga ; <text:s/>Ramanavičienė, Almira ; <text:s/>Ramanavičius, Arūnas . Effect of some redox mediators on FAD fluorescence of glucoseoxidase from Penicillium adametzii LF F-2044.1 // Enzyme and microbial technology. Philadelphia: Elsevier Inc.. ISSN: 0141-0229, eISSN: 1879-0909. 2015, Vol. 72 [žiūrėta 2015 m. spalio 13 d.], p. 10-15. Prieiga per internetą: <text:a xlink:type="simple" xlink:href="http://www.sciencedirect.com/science/article/pii/S0141022915000265">&lt;http://www.sciencedirect.com/science/article/pii/S0141022915000265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59" table:style-name="Table59">
              <table:table-column table:style-name="Table59.A"/>
              <table:table-column table:style-name="Table59.B"/>
              <table:table-row table:style-name="Table59.1">
                <table:table-cell table:style-name="Table59.A1" office:value-type="string">
                  <text:p text:style-name="param_20_value">45</text:p>
                </table:table-cell>
                <table:table-cell table:style-name="Table59.A1" office:value-type="string">
                  <text:p text:style-name="param_20_value">Mikoliūnaitė, Lina ; <text:s/>D.Rodriguez, Raul ; <text:s/>Sheremet, Evgeniya ; <text:s/>Kolchuzhin, Vladimir ; <text:s/>Mehner, Jan ; <text:s/>Ramanavičius, Arūnas ; <text:s/>R.T.Zahn, Dietrich . The substrate matters in the Raman spectroscopy analysis of cells // Scientific reports. London: Nature Publishing Group. ISSN: 2045-2322. 2015, Vol. 5 [žiūrėta 2015 m. spalio 14 d.], art. no 13150 [1-10]. Prieiga per internetą: <text:a xlink:type="simple" xlink:href="http://www.nature.com/articles/srep13150">&lt;http://www.nature.com/articles/srep1315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60" table:style-name="Table60">
              <table:table-column table:style-name="Table60.A"/>
              <table:table-column table:style-name="Table60.B"/>
              <table:table-row table:style-name="Table60.1">
                <table:table-cell table:style-name="Table60.A1" office:value-type="string">
                  <text:p text:style-name="param_20_value">46</text:p>
                </table:table-cell>
                <table:table-cell table:style-name="Table60.A1" office:value-type="string">
                  <text:p text:style-name="param_20_value">Ocwieja, Magdalena ; <text:s/>Popov, Anton ; <text:s/>Adamczyk, Zbigniew ; <text:s/>Morga, Maria ; <text:s/>Ramanavičienė, Almira ; <text:s/>Ramanavičius, Arūnas . Deposition of silver nanoparticles from suspensions containingtannic acid // Colloids and surfaces A: physicochemical and engineering aspects. Amsterdam: Elsevier BV. ISSN: 0927-7757. 2015, Vol. 477 [žiūrėta 2015 m. spalio 13 d.], p. 70-76. Prieiga per internetą: <text:a xlink:type="simple" xlink:href="http://www.sciencedirect.com/science/article/pii/S0927775715002277">&lt;http://www.sciencedirect.com/science/article/pii/S0927775715002277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1" table:style-name="Table61">
              <table:table-column table:style-name="Table61.A"/>
              <table:table-column table:style-name="Table61.B"/>
              <table:table-row table:style-name="Table61.1">
                <table:table-cell table:style-name="Table61.A1" office:value-type="string">
                  <text:p text:style-name="param_20_value">47</text:p>
                </table:table-cell>
                <table:table-cell table:style-name="Table61.A1" office:value-type="string">
                  <text:p text:style-name="param_20_value">Opuchovič, Olga ; <text:s/>Beganskienė, Aldona ; <text:s/>Kareiva, Aivaras . Sol-gel derived Tb3Fe5O12 and Y3Fe5O12 garnets: synthesis, phase purity, micro-structure and improved design of morphology // Journal of Alloys and Compounds. Amsterdam: Elsevier Science BV. ISSN: 0925-8388, eISSN: 1873-4669. 2015, Vol. 647, p. 189-197. Prieiga per internetą: <text:a xlink:type="simple" xlink:href="http://www.sciencedirect.com/science/article/pii/S0925838815300682">&lt;http://www.sciencedirect.com/science/article/pii/S0925838815300682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62" table:style-name="Table62">
              <table:table-column table:style-name="Table62.A"/>
              <table:table-column table:style-name="Table62.B"/>
              <table:table-row table:style-name="Table62.1">
                <table:table-cell table:style-name="Table62.A1" office:value-type="string">
                  <text:p text:style-name="param_20_value">48</text:p>
                </table:table-cell>
                <table:table-cell table:style-name="Table62.A1" office:value-type="string">
                  <text:p text:style-name="param_20_value">Opuchovič, Olga ; <text:s/>Kareiva, Aivaras . Historical hematite pigment: Synthesis by an aqueous sol–gel method, characterization and application for the colouration of ceramic glazes // Ceramics international. Oxford: Pergamon - Elsevier. ISSN: 0272-8842, eISSN: 1873-3956. 2015, Vol. 41, iss. 3, Part B [žiūrėta 2015 m. birželio 12 d.], p. 4504-4513. Prieiga per internetą: <text:a xlink:type="simple" xlink:href="http://www.sciencedirect.com/science/article/pii/S0272884214019105">&lt;http://www.sciencedirect.com/science/article/pii/S0272884214019105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3" table:style-name="Table63">
              <table:table-column table:style-name="Table63.A"/>
              <table:table-column table:style-name="Table63.B"/>
              <table:table-row table:style-name="Table63.1">
                <table:table-cell table:style-name="Table63.A1" office:value-type="string">
                  <text:p text:style-name="param_20_value">49</text:p>
                </table:table-cell>
                <table:table-cell table:style-name="Table63.A1" office:value-type="string">
                  <text:p text:style-name="param_20_value">Opuchovič, Olga ; <text:s/>Kreiza, Gediminas ; <text:s/>Senvaitienė, Jūratė ; <text:s/>Kazlauskas, Karolis ; <text:s/>Beganskienė, Aldona ; <text:s/>Kareiva, Aivaras . Sol-gel synthesis, characterization and application of selected sub-microsized lanthanide (Ce, Pr, Nd, Tb) ferrites // Dyes and pigments. Oxford: Pergamon Press; Elsevier Science LTD. ISSN: 0143-7208, eISSN: 1873-3743. 2015, Vol. 118 [žiūrėta 2015 m. gegužės 07 d.], p. 176-182. Prieiga per internetą: <text:a xlink:type="simple" xlink:href="http://www.sciencedirect.com/science/article/pii/S0143720815000856#">&lt;http://www.sciencedirect.com/science/article/pii/S0143720815000856#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64" table:style-name="Table64">
              <table:table-column table:style-name="Table64.A"/>
              <table:table-column table:style-name="Table64.B"/>
              <table:table-row table:style-name="Table64.1">
                <table:table-cell table:style-name="Table64.A1" office:value-type="string">
                  <text:p text:style-name="param_20_value">50</text:p>
                </table:table-cell>
                <table:table-cell table:style-name="Table64.A1" office:value-type="string">
                  <text:p text:style-name="param_20_value">Opuchovič, Olga ; <text:s/>Kreiza, Gediminas ; <text:s/>Senvaitienė, Jūratė ; <text:s/>Kazlauskas, Karolis ; <text:s/>Beganskienė, Aldona ; <text:s/>Kareiva, Aivaras . Sol-gel synthesis, characterization and application of selected sub-microsized lanthanide (Ce, Pr, Nd, Tb) ferrites // Dyes and pigments. Oxford: Pergamon Press; Elsevier Science LTD. ISSN: 0143-7208, eISSN: 1873-3743. 2015, Vol. 118 [žiūrėta 2015 m. lapkričio 16 d.], p. 176-182. Prieiga per internetą: <text:a xlink:type="simple" xlink:href="http://www.sciencedirect.com/science/article/pii/S0143720815000856">&lt;http://www.sciencedirect.com/science/article/pii/S0143720815000856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5" table:style-name="Table65">
              <table:table-column table:style-name="Table65.A"/>
              <table:table-column table:style-name="Table65.B"/>
              <table:table-row table:style-name="Table65.1">
                <table:table-cell table:style-name="Table65.A1" office:value-type="string">
                  <text:p text:style-name="param_20_value">51</text:p>
                </table:table-cell>
                <table:table-cell table:style-name="Table65.A1" office:value-type="string">
                  <text:p text:style-name="param_20_value">Pavasarytė, Lina ; <text:s/>Lopez, Beatriz Julian ; <text:s/>Kareiva, Aivaras . Solvothermal synthesis of Eu3+- doped holmium aluminum garnet // Mendeleev communications. Amsterdam: Elsevier BV. ISSN: 0959-9436. 2015, Vol. 25, no 5 [žiūrėta 2015 m. spalio 08 d.], p. 384-385. Prieiga per internetą: <text:a xlink:type="simple" xlink:href="http://ac.els-cdn.com/S0959943615001820/1-s2.0-S0959943615001820-main.pdf?_tid=f822eba8-6d8d-11e5-8722-00000aacb35e&amp;acdnat=1444289402_cf022415b87afcd1c2a0ec0935ae332f">&lt;http://ac.els-cdn.com/S0959943615001820/1-s2.0-S0959943615001820-main.pdf?_tid=f822eba8-6d8d-11e5-8722-00000aacb35e&amp;acdnat=1444289402_cf022415b87afcd1c2a0ec0935ae332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66" table:style-name="Table66">
              <table:table-column table:style-name="Table66.A"/>
              <table:table-column table:style-name="Table66.B"/>
              <table:table-row table:style-name="Table66.1">
                <table:table-cell table:style-name="Table66.A1" office:value-type="string">
                  <text:p text:style-name="param_20_value">52</text:p>
                </table:table-cell>
                <table:table-cell table:style-name="Table66.A1" office:value-type="string">
                  <text:p text:style-name="param_20_value">Petrėnas, Tomas ; <text:s/>Opuchovič, Olga ; <text:s/>Senvaitienė, Jūratė ; <text:s/>Beganskienė, Aldona ; <text:s/>Kareiva, Aivaras . A novel polymeric conservation method of historical outdoor ceramics // Materials science = Medžiagotyra / Kaunas University of Technology, Academy of Sciences of Lithuania. Kaunas: Technologija. ISSN: 1392-1320, eISSN: 2029-7289. 2015, Vol. 21, no. 2 [žiūrėta 2015 m. liepos 08 d.], p. 293-297. Prieiga per internetą: <text:a xlink:type="simple" xlink:href="http://www.matsc.ktu.lt/index.php/MatSc/article/view/6823/6926">&lt;http://www.matsc.ktu.lt/index.php/MatSc/article/view/6823/6926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83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7" table:style-name="Table67">
              <table:table-column table:style-name="Table67.A"/>
              <table:table-column table:style-name="Table67.B"/>
              <table:table-row table:style-name="Table67.1">
                <table:table-cell table:style-name="Table67.A1" table:number-rows-spanned="2" office:value-type="string">
                  <text:p text:style-name="param_20_value">53</text:p>
                </table:table-cell>
                <table:table-cell table:style-name="Table67.A1" office:value-type="string">
                  <text:p text:style-name="param_20_value">Plaušinaitis, Deivis ; <text:s/>Ratautaitė, Vilma ; <text:s/>Mikoliūnaitė, Lina ; <text:s/>Sinkevičius, Linas ; <text:s/>Ramanavičienė, Almira ; <text:s/>Ramanavičius, Arūnas . Quartz crystal microbalance-based evaluation of the electrochemical formation of an aggregated polypyrrole particle-based layer // Langmuir. Washington: American Chemical Society. ISSN: 0743-7463. 2015, Vol. 31, no 10 [žiūrėta 2015 m. spalio 12 d.], p. 3186-3193. Prieiga per internetą: <text:a xlink:type="simple" xlink:href="http://pubs.acs.org/doi/abs/10.1021/la504340u">&lt;http://pubs.acs.org/doi/abs/10.1021/la504340u&gt;</text:a>.</text:p>
                </table:table-cell>
              </table:table-row>
              <table:table-row table:style-name="Table67.2">
                <table:covered-table-cell/>
                <table:table-cell table:style-name="Table67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5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6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7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68" table:style-name="Table68">
              <table:table-column table:style-name="Table68.A"/>
              <table:table-column table:style-name="Table68.B"/>
              <table:table-row table:style-name="Table68.1">
                <table:table-cell table:style-name="Table68.A1" office:value-type="string">
                  <text:p text:style-name="EMPTY_5f_CELL_5f_STYLE"/>
                </table:table-cell>
                <table:table-cell table:style-name="Table68.B1" office:value-type="string">
                  <text:p text:style-name="param_20_value">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69" table:style-name="Table69">
              <table:table-column table:style-name="Table69.A"/>
              <table:table-column table:style-name="Table69.B"/>
              <table:table-row table:style-name="Table69.1">
                <table:table-cell table:style-name="Table69.A1" office:value-type="string">
                  <text:p text:style-name="param_20_value">54</text:p>
                </table:table-cell>
                <table:table-cell table:style-name="Table69.A1" office:value-type="string">
                  <text:p text:style-name="param_20_value">Pulmanas, Arūnas ; <text:s/>Plaušinaitis, Deivis ; <text:s/>Daujotis, Vytautas . Influence of applied potential on wall-bounded water flow // International journal of electrochemical science: Electrochemical Science Group. ISSN: 1452-3981. 2015, Vol. 10, iss. 2 [žiūrėta 2015 m. balandžio 14 d.], p. 1742-1751. Prieiga per internetą: <text:a xlink:type="simple" xlink:href="http://www.electrochemsci.org/papers/vol10/100201742.pdf">&lt;http://www.electrochemsci.org/papers/vol10/100201742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0" table:style-name="Table70">
              <table:table-column table:style-name="Table70.A"/>
              <table:table-column table:style-name="Table70.B"/>
              <table:table-row table:style-name="Table70.1">
                <table:table-cell table:style-name="Table70.A1" office:value-type="string">
                  <text:p text:style-name="param_20_value">55</text:p>
                </table:table-cell>
                <table:table-cell table:style-name="Table70.A1" office:value-type="string">
                  <text:p text:style-name="param_20_value">Račkauskaitė, Dovilė ; <text:s/>Bergquist, Karl-Erik ; <text:s/>Shi, Qixun ; <text:s/>Sundin, Anders ; <text:s/>Butkus, Eugenijus ; <text:s/>Warnmark, Kenneth ; <text:s/>Orentas, Edvinas . A remarkably complex supramolecular hydrogen-bonded decameric capsule formed from an enantiopure C2‑symmetric monomer by solvent-responsive aggregation // Journal of the American chemical society. Washington: American Chemical Society. ISSN: 0002-7863, eISSN: 1520-5126. 2015, Vol. 137, no 33 [žiūrėta 2016 m. sausio 20 d.], p. 10536-10546. Prieiga per internetą: <text:a xlink:type="simple" xlink:href="http://pubs.acs.org/doi/pdf/10.1021/jacs.5b03160">&lt;http://pubs.acs.org/doi/pdf/10.1021/jacs.5b0316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71" table:style-name="Table71">
              <table:table-column table:style-name="Table71.A"/>
              <table:table-column table:style-name="Table71.B"/>
              <table:table-row table:style-name="Table71.1">
                <table:table-cell table:style-name="Table71.A1" office:value-type="string">
                  <text:p text:style-name="param_20_value">56</text:p>
                </table:table-cell>
                <table:table-cell table:style-name="Table71.A1" office:value-type="string">
                  <text:p text:style-name="param_20_value">Rakauskaitė, Rasa ; <text:s/>Urbanavičiūtė, Giedrė ; <text:s/>Rukšėnaitė, Audronė ; <text:s/>Liutkevičiūtė, Zita ; <text:s/>Juškėnas, Robertas ; <text:s/>Masevičius, Viktoras ; <text:s/>Klimašauskas, Saulius . Biosynthetic selenoproteins with genetically-encoded photocaged selenocysteines // Chemical Communications. Cambridge: The Royal Society of Chemistry. ISSN: 1359-7345, eISSN: 1364-548X. 2015, Vol. 51, Iss. 39 [žiūrėta 2015 m. lapkričio 23 d.], p. 8245-8248. Prieiga per internetą: <text:a xlink:type="simple" xlink:href="http://pubs.rsc.org/en/content/articlepdf/2015/cc/c4cc07910h?page=search">&lt;http://pubs.rsc.org/en/content/articlepdf/2015/cc/c4cc07910h?page=search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2" table:style-name="Table72">
              <table:table-column table:style-name="Table72.A"/>
              <table:table-column table:style-name="Table72.B"/>
              <table:table-row table:style-name="Table72.1">
                <table:table-cell table:style-name="Table72.A1" office:value-type="string">
                  <text:p text:style-name="param_20_value">57</text:p>
                </table:table-cell>
                <table:table-cell table:style-name="Table72.A1" office:value-type="string">
                  <text:p text:style-name="param_20_value">Ramanavičius, Arūnas ; <text:s/>Kaušaitė-Minkštimienė, Asta ; <text:s/>Morkvėnaitė-Vilkončienė, Inga ; <text:s/>Genys, Povilas ; <text:s/>Mikhailova, Raisa ; <text:s/>Semashko, Tatiana ; <text:s/>Voronovič, Jaroslav ; <text:s/>Ramanavičienė, Almira . Biofuel cell based on glucose oxidase from Penicillium funiculosum 46.1 and horseradish peroxidase // Chemical engineering journal. Amsterdam: Elsevier BV. ISSN: 1385-8947. 2015, Vol. 264 [žiūrėta 2015 m. lapkričio 03 d.], p. 165-173. Prieiga per internetą: <text:a xlink:type="simple" xlink:href="http://www.sciencedirect.com/science/article/pii/S1385894714014545">&lt;http://www.sciencedirect.com/science/article/pii/S1385894714014545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73" table:style-name="Table73">
              <table:table-column table:style-name="Table73.A"/>
              <table:table-column table:style-name="Table73.B"/>
              <table:table-row table:style-name="Table73.1">
                <table:table-cell table:style-name="Table73.A1" office:value-type="string">
                  <text:p text:style-name="param_20_value">58</text:p>
                </table:table-cell>
                <table:table-cell table:style-name="Table73.A1" office:value-type="string">
                  <text:p text:style-name="param_20_value">Ratautaitė, Vilma ; <text:s/>Plaušinaitis, Deivis ; <text:s/>Balevičiūtė, Ieva ; <text:s/>Mikoliūnaitė, Lina ; <text:s/>Ramanavičienė, Almira ; <text:s/>Ramanavičius, Arūnas . Characterization of caffeine-imprinted polypyrrole by a quartz crystal microbalance and electrochemical impedance spectroscopy // Sensors and actuators. B, Chemical. ISSN: 0925-4005. 2015, Vol. 212 [žiūrėta 2015 m. gegužės 13 d.], p. 63-71. Prieiga per internetą: <text:a xlink:type="simple" xlink:href="http://www.sciencedirect.com/science/article/pii/S0925400515001367#">&lt;http://www.sciencedirect.com/science/article/pii/S0925400515001367#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4" table:style-name="Table74">
              <table:table-column table:style-name="Table74.A"/>
              <table:table-column table:style-name="Table74.B"/>
              <table:table-row table:style-name="Table74.1">
                <table:table-cell table:style-name="Table74.A1" office:value-type="string">
                  <text:p text:style-name="param_20_value">59</text:p>
                </table:table-cell>
                <table:table-cell table:style-name="Table74.A1" office:value-type="string">
                  <text:p text:style-name="param_20_value">Ratautaitė, Vilma ; <text:s/>Plausinaitis, Deivis ; <text:s/>Balevičiūtė, Ieva ; <text:s/>Mikoliūnaitė, Lina ; <text:s/>Ramanavičienė, Almira ; <text:s/>Ramanavičius, Arūnas . Characterization of caffeine-imprinted polypyrrole by a quartz crystalmicrobalance and electrochemical impedance spectroscopy // Sensors and actuators B: Chemical. Lausanne, Switzerland: Elsevier Science. ISSN: 0925-4005. 2015, 212 [žiūrėta 2015 m. spalio 13 d.], p. 63-71. Prieiga per internetą: <text:a xlink:type="simple" xlink:href="http://www.sciencedirect.com/science/article/pii/S0925400515001367">&lt;http://www.sciencedirect.com/science/article/pii/S0925400515001367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75" table:style-name="Table75">
              <table:table-column table:style-name="Table75.A"/>
              <table:table-column table:style-name="Table75.B"/>
              <table:table-row table:style-name="Table75.1">
                <table:table-cell table:style-name="Table75.A1" office:value-type="string">
                  <text:p text:style-name="param_20_value">60</text:p>
                </table:table-cell>
                <table:table-cell table:style-name="Table75.A1" office:value-type="string">
                  <text:p text:style-name="param_20_value">Razumienė, Julija ; <text:s/>Šakinytė, Ieva ; <text:s/>Barkauskas, Jurgis ; <text:s/>Baronas, Romas . Nano-structured carbon materials for improved biosensing applications // Applied surface science. Amsterdam: Elsevier Science Bv. ISSN: 0169-4332. 2015, Vol. 334 [žiūrėta 2014 m. lapkričio 17 d.], p. [7 p.]. Prieiga per internetą: <text:a xlink:type="simple" xlink:href="http://ac.els-cdn.com/S0169433214020546/1-s2.0-S0169433214020546-main.pdf?_tid=a7f33c98-6e4f-11e4-bcbd-00000aab0f6b&amp;acdnat=1416225092_15d0fb02a09748d5865e87ca7d641c06">&lt;http://ac.els-cdn.com/S0169433214020546/1-s2.0-S0169433214020546-main.pdf?_tid=a7f33c98-6e4f-11e4-bcbd-00000aab0f6b&amp;acdnat=1416225092_15d0fb02a09748d5865e87ca7d641c06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6" table:style-name="Table76">
              <table:table-column table:style-name="Table76.A"/>
              <table:table-column table:style-name="Table76.B"/>
              <table:table-row table:style-name="Table76.1">
                <table:table-cell table:style-name="Table76.A1" office:value-type="string">
                  <text:p text:style-name="param_20_value">61</text:p>
                </table:table-cell>
                <table:table-cell table:style-name="Table76.A1" office:value-type="string">
                  <text:p text:style-name="param_20_value">Šakinytė, Ieva ; <text:s/>Barkauskas, Jurgis ; <text:s/>Gaidukevič, Justina ; <text:s/>Razumienė, Julija . Thermally reduced graphene oxide: The study and use for reagentless amperometric d-fructose biosensors // Talanta. Amsterdam: Elsevier Science. ISSN: 0039-9140. 2015, Vol. 144 [žiūrėta 2015 m. rugsėjo 02 d.], p. 1096-1103. Prieiga per internetą: <text:a xlink:type="simple" xlink:href="http://www.sciencedirect.com/science/article/pii/S003991401530196X">&lt;http://www.sciencedirect.com/science/article/pii/S003991401530196X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77" table:style-name="Table77">
              <table:table-column table:style-name="Table77.A"/>
              <table:table-column table:style-name="Table77.B"/>
              <table:table-row table:style-name="Table77.1">
                <table:table-cell table:style-name="Table77.A1" office:value-type="string">
                  <text:p text:style-name="param_20_value">62</text:p>
                </table:table-cell>
                <table:table-cell table:style-name="Table77.A1" office:value-type="string">
                  <text:p text:style-name="param_20_value">Serevičius, Tomas ; <text:s/>Adomėnas, Povilas ; <text:s/>Adomėnienė, Ona ; <text:s/>Karpavičius, Karolis ; <text:s/>Bucevičius, Jonas ; <text:s/>Komskis, Regimantas ; <text:s/>Kreiza, Gediminas ; <text:s/>Jankauskas, Vygantas ; <text:s/>Kazlauskas, Karolis ; <text:s/>Juršėnas, Saulius Antanas . Impact of non-symmetric 2,9,10-aryl substitution on charge transport and optical properties of anthracene derivatives // Dyes and pigments. Oxford: Elsevier Science. ISSN: 0143-7208. 2015, Vol. 122 [žiūrėta 2015 m. lapkričio 12 d.], p. 147-159. Prieiga per internetą: <text:a xlink:type="simple" xlink:href="http://www.sciencedirect.com/science/article/pii/S0143720815002284">&lt;http://www.sciencedirect.com/science/article/pii/S0143720815002284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row table:style-name="Table78.1">
                <table:table-cell table:style-name="Table78.A1" office:value-type="string">
                  <text:p text:style-name="param_20_value">63</text:p>
                </table:table-cell>
                <table:table-cell table:style-name="Table78.A1" office:value-type="string">
                  <text:p text:style-name="param_20_value">Skardžiūtė, Lina ; <text:s/>Dodonova, Jelena ; <text:s/>Voitechovičius, Andžejus ; <text:s/>Jovaišaitė, Justina ; <text:s/>Komskis, Regimantas ; <text:s/>Voitechovičiūtė, Asta ; <text:s/>Bucevičius, Jonas ; <text:s/>Kazlauskas, Karolis ; <text:s/>Juršėnas, Saulius Antanas ; <text:s/>Tumkevičius, Sigitas . Synthesis and optical properties of the isomeric pyrimidine and carbazole derivatives: Effects of polar substituents and linking topology // Dyes and pigments. Oxford: Elsevier Science. ISSN: 0143-7208. 2015, Vol. 118 [žiūrėta 2015 m. lapkričio 12 d.], p. 118-128. Prieiga per internetą: <text:a xlink:type="simple" xlink:href="http://www.sciencedirect.com/science/article/pii/S0143720815000753">&lt;http://www.sciencedirect.com/science/article/pii/S0143720815000753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9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79" table:style-name="Table79">
              <table:table-column table:style-name="Table79.A"/>
              <table:table-column table:style-name="Table79.B"/>
              <table:table-row table:style-name="Table79.1">
                <table:table-cell table:style-name="Table79.A1" table:number-rows-spanned="2" office:value-type="string">
                  <text:p text:style-name="param_20_value">64</text:p>
                </table:table-cell>
                <table:table-cell table:style-name="Table79.A1" office:value-type="string">
                  <text:p text:style-name="param_20_value">Strakšys, Antanas ; <text:s/>Kochanė, Tatjana ; <text:s/>Budrienė, Saulutė . Preparation and characterization of porous poly(urethane-urea) microparticles from poly(vinyl alcohol) and isophorone diisocyanate. = Akytų poli</text:p>
                </table:table-cell>
              </table:table-row>
              <table:table-row table:style-name="Table79.2">
                <table:covered-table-cell/>
                <table:table-cell table:style-name="Table79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6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7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80" table:style-name="Table80">
              <table:table-column table:style-name="Table80.A"/>
              <table:table-column table:style-name="Table80.B"/>
              <table:table-row table:style-name="Table80.1">
                <table:table-cell table:style-name="Table80.A1" office:value-type="string">
                  <text:p text:style-name="EMPTY_5f_CELL_5f_STYLE"/>
                </table:table-cell>
                <table:table-cell table:style-name="Table80.B1" office:value-type="string">
                  <text:p text:style-name="param_20_value">(uretankarbamidinių) mikrodalelių iš poli(vinilalkoholio) ir izoforondiizocianato sintezė ir tyrimas // Chemija. Vilnius: Lietuvos mokslų akademija. ISSN: 0235-7216. 2015, T. 26, Nr. 2 [žiūrėta 2015 m. rugpjūčio 19 d.], p. 132-140. Prieiga per internetą: <text:a xlink:type="simple" xlink:href="http://www.lmaleidykla.lt/publ/0235-7216/2015/2/132–140.pdf">&lt;http://www.lmaleidykla.lt/publ/0235-7216/2015/2/132–140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1" table:style-name="Table81">
              <table:table-column table:style-name="Table81.A"/>
              <table:table-column table:style-name="Table81.B"/>
              <table:table-row table:style-name="Table81.1">
                <table:table-cell table:style-name="Table81.A1" office:value-type="string">
                  <text:p text:style-name="param_20_value">65</text:p>
                </table:table-cell>
                <table:table-cell table:style-name="Table81.A1" office:value-type="string">
                  <text:p text:style-name="param_20_value">Taujenis, Lukas ; <text:s/>Olšauskaitė, Vilma ; <text:s/>Padarauskas, Audrius . Determination of nicotine and three minor alkaloids in tobacco by hydrophilic interaction chromatography-tandem mass spectrometry // Acta chromatographica. Budapest: Akademiai Kiado Rt. ISSN: 1233-2356, eISSN: 2083-5736. 2015, Vol. 27, no. 2 [žiūrėta 2015 m. birželio 26 d.], p. 373-385. Prieiga per internetą: <text:a xlink:type="simple" xlink:href="http://www.akademiai.com/doi/pdf/10.1556/AChrom.27.2015.2.12">&lt;http://www.akademiai.com/doi/pdf/10.1556/AChrom.27.2015.2.12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82" table:style-name="Table82">
              <table:table-column table:style-name="Table82.A"/>
              <table:table-column table:style-name="Table82.B"/>
              <table:table-row table:style-name="Table82.1">
                <table:table-cell table:style-name="Table82.A1" office:value-type="string">
                  <text:p text:style-name="param_20_value">66</text:p>
                </table:table-cell>
                <table:table-cell table:style-name="Table82.A1" office:value-type="string">
                  <text:p text:style-name="param_20_value">Trinkūnaitė - Felsen, Justė ; <text:s/>Prichodko, Aleksandra ; <text:s/>Semaško, Miroslav ; <text:s/>Skaudžius, Ramūnas ; <text:s/>Beganskienė, Aldona ; <text:s/>Kareiva, Aivaras . Synthesis and characterization of iron-doped/substituted calcium hydroxyapatite from seashells Macoma balthica (L.) // Advanced powder technology. Amsterdam: Elsevier Science BV. ISSN: 0921-8831, eISSN: 1568-5527. 2015, Vol. 26, no 5 [žiūrėta 2015 m. spalio 05 d.], p. 1287-1293. Prieiga per internetą: <text:a xlink:type="simple" xlink:href="http://www.sciencedirect.com/science/article/pii/S0921883115001430">&lt;http://www.sciencedirect.com/science/article/pii/S0921883115001430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3" table:style-name="Table83">
              <table:table-column table:style-name="Table83.A"/>
              <table:table-column table:style-name="Table83.B"/>
              <table:table-row table:style-name="Table83.1">
                <table:table-cell table:style-name="Table83.A1" office:value-type="string">
                  <text:p text:style-name="param_20_value">67</text:p>
                </table:table-cell>
                <table:table-cell table:style-name="Table83.A1" office:value-type="string">
                  <text:p text:style-name="param_20_value">Urbanaitė, Aurelija ; <text:s/>Jonušis, Mantas ; <text:s/>Bukšnaitienė, Rita ; <text:s/>Balkaitis, Simonas ; <text:s/>Čikotienė, Inga . Electrophile-mediated reactions of functionalized propargylic substrates // European journal of organic chemistry. Weinheim: Wiley - VCH Verlag GmbH &amp; Co. KGaA. ISSN: 1099-0690, eISSN: 1099-0690. 2015, Vol. 2015, Iss. 32 [žiūrėta 2015 m. lapkričio 16 d.], p. 7091-7113. Prieiga per internetą: <text:a xlink:type="simple" xlink:href="http://onlinelibrary.wiley.com/doi/10.1002/ejoc.201501063/full">&lt;http://onlinelibrary.wiley.com/doi/10.1002/ejoc.201501063/full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84" table:style-name="Table84">
              <table:table-column table:style-name="Table84.A"/>
              <table:table-column table:style-name="Table84.B"/>
              <table:table-row table:style-name="Table84.1">
                <table:table-cell table:style-name="Table84.A1" office:value-type="string">
                  <text:p text:style-name="param_20_value">68</text:p>
                </table:table-cell>
                <table:table-cell table:style-name="Table84.A1" office:value-type="string">
                  <text:p text:style-name="param_20_value">Vaitkuvienė, Aida ; <text:s/>McDonald, Matthew ; <text:s/>Vahidpour, Farnoosh ; <text:s/>Noben, Jean-Paul ; <text:s/>Sanen, Kathleen ; <text:s/>Ameloot, Marcel ; <text:s/>Ratautaitė, Vilma ; <text:s/>Kašėta, Vytautas ; <text:s/>Biziulevičienė, Genė ; <text:s/>Ramanavičienė, Almira ; <text:s/>Nesladek, Milos ; <text:s/>Ramanavičius, Arūnas . Impact of differently modified nanocrystalline diamond on the growth of neuroblastoma cells // New biotechnology. ISSN: 1871-6784. 2015, Vol. 32, iss. 1 [žiūrėta 2014 m. gruodžio 12 d.], p. 7-12. Prieiga per internetą: <text:a xlink:type="simple" xlink:href="http://www.sciencedirect.com/science/article/pii/S1871678414021232">&lt;http://www.sciencedirect.com/science/article/pii/S1871678414021232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5" table:style-name="Table85">
              <table:table-column table:style-name="Table85.A"/>
              <table:table-column table:style-name="Table85.B"/>
              <table:table-row table:style-name="Table85.1">
                <table:table-cell table:style-name="Table85.A1" office:value-type="string">
                  <text:p text:style-name="param_20_value">69</text:p>
                </table:table-cell>
                <table:table-cell table:style-name="Table85.A1" office:value-type="string">
                  <text:p text:style-name="param_20_value">Vaitkuvienė, Aida ; <text:s/>Ratautaitė, Vilma ; <text:s/>Ramanavičienė, Almira ; <text:s/>Sanen, Kathleen ; <text:s/>Paesen, Rik ; <text:s/>Ameloot, Marcel ; <text:s/>Petrakova, Vladimira ; <text:s/>McDonald, Matthew ; <text:s/>Vahidpour, Farnoosh ; <text:s/>Kašėta, Vytautas ; <text:s/>Ramanauskaitė, Giedrė ; <text:s/>Biziulevičienė, Genė ; <text:s/>Nesladek, Milos ; <text:s/>Ramanavičius, Arūnas . Impact of diamond nanoparticles on neural cells // Molecular and cellular probes. London: Academic Press. ISSN: 0890-8508, eISSN: 1096-1194. 2015, Vol. 29, iss. 1 [žiūrėta 2015 m. spalio 13 d.], p. 25-30. Prieiga per internetą: <text:a xlink:type="simple" xlink:href="http://www.sciencedirect.com/science/article/pii/S0890850814000516">&lt;http://www.sciencedirect.com/science/article/pii/S0890850814000516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86" table:style-name="Table86">
              <table:table-column table:style-name="Table86.A"/>
              <table:table-column table:style-name="Table86.B"/>
              <table:table-row table:style-name="Table86.1">
                <table:table-cell table:style-name="Table86.A1" office:value-type="string">
                  <text:p text:style-name="param_20_value">70</text:p>
                </table:table-cell>
                <table:table-cell table:style-name="Table86.A1" office:value-type="string">
                  <text:p text:style-name="param_20_value">Valiulienė, Giedrė ; <text:s/>Stirblytė, Ieva ; <text:s/>Cicėnaitė, Dovilė ; <text:s/>Kaupinis, Algirdas ; <text:s/>Valius, Mindaugas ; <text:s/>Navakauskienė, Rūta . Belinostat, a potent HDACi, exerts antileukemic effect in human acute promyelocytic leukemia cells via chromatin remodelling // Journal of Cellular and Molecular Medicine. Oxford: Wiley-Blackwell Publishing Ltd.. ISSN: 1582-1838, eISSN: 1582-4934. 2015, Vol. 19, No. 7 [žiūrėta 2015 m. lapkričio 26 d.], p. 1742-1755. Prieiga per internetą: <text:a xlink:type="simple" xlink:href="http://onlinelibrary.wiley.com/doi/10.1111/jcmm.12550/pdf">&lt;http://onlinelibrary.wiley.com/doi/10.1111/jcmm.12550/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7" table:style-name="Table87">
              <table:table-column table:style-name="Table87.A"/>
              <table:table-column table:style-name="Table87.B"/>
              <table:table-row table:style-name="Table87.1">
                <table:table-cell table:style-name="Table87.A1" office:value-type="string">
                  <text:p text:style-name="param_20_value">71</text:p>
                </table:table-cell>
                <table:table-cell table:style-name="Table87.A1" office:value-type="string">
                  <text:p text:style-name="param_20_value">Viter, R. ; <text:s/>Balevičiūtė, Ieva ; <text:s/>Abou Chaaya, A. ; <text:s/>Mikoliūnaitė, Lina ; <text:s/>Balevičius, Zigmas ; <text:s/>Ramanavičius, Arūnas ; <text:s/>Zalesska, A. ; <text:s/>Vataman, V. ; <text:s/>Smyntyna, V. ; <text:s/>Gertnere, Z. ; <text:s/>Erts, D. ; <text:s/>Miele, P. ; <text:s/>Bechelany, M. . Optical properties of ultrathin Al2O3/ZnO nanolaminates // Thin solid films: Elsevier B.V.. ISSN: 0040-6090. 2015, Vo. 594 [žiūrėta 2015 m. lapkričio 12 d.], p. 96-100. Prieiga per internetą: <text:a xlink:type="simple" xlink:href="http://www.sciencedirect.com/science/article/pii/S0040609015009943">&lt;http://www.sciencedirect.com/science/article/pii/S0040609015009943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row table:style-name="Table88.1">
                <table:table-cell table:style-name="Table88.A1" office:value-type="string">
                  <text:p text:style-name="param_20_value">72</text:p>
                </table:table-cell>
                <table:table-cell table:style-name="Table88.A1" office:value-type="string">
                  <text:p text:style-name="param_20_value">Žarkov, Aleksej ; <text:s/>Stanulis, Andrius ; <text:s/>Sakaliūnienė, Jolita ; <text:s/>Butkutė, Skirmantė ; <text:s/>Abakevičienė, Brigita ; <text:s/>Šalkus, Tomas ; <text:s/>Tautkus, Stasys ; <text:s/>Orliukas, Antanas Feliksas ; <text:s/>Tamulevičius, Sigitas ; <text:s/>Kareiva, Aivaras . On the synthesis of yttria-stabilized zirconia: a comparative study // Journal of sol-gel science and technology. New York: Springer New York LLC. ISSN: 0928-0707, eISSN: 1573-4846. 2015, Vol. 76, no 2 [žiūrėta 2015 m. rugsėjo 16 d.], p. 309-316. Prieiga per internetą: <text:a xlink:type="simple" xlink:href="http://link.springer.com/article/10.1007/s10971-015-3778-1/fulltext.html">&lt;http://link.springer.com/article/10.1007/s10971-015-3778-1/fulltext.html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89" table:style-name="Table89">
              <table:table-column table:style-name="Table89.A"/>
              <table:table-column table:style-name="Table89.B"/>
              <table:table-row table:style-name="Table89.1">
                <table:table-cell table:style-name="Table89.A1" office:value-type="string">
                  <text:p text:style-name="param_20_value">73</text:p>
                </table:table-cell>
                <table:table-cell table:style-name="Table89.A1" office:value-type="string">
                  <text:p text:style-name="param_20_value">Zor, Erhan ; <text:s/>Bingol, Haluk ; <text:s/>Ramanavičienė, Almira ; <text:s/>Ramanavičius, Arūnas ; <text:s/>Ersoz, Mustafa . An electrochemical and computational study for discrimination of D- and L-cystine by reduced graphene oxide/b-cyclodextrin // Analyst. Cambridge: RSC Publishing. ISSN: 0003-2654, eISSN: 1364-5528. 2015, Vol. 140, iss. 1 [žiūrėta 2015 m. spalio 13 d.], p. 313-321. Prieiga per internetą: <text:a xlink:type="simple" xlink:href="http://pubs.rsc.org/en/content/articlehtml/2015/an/c4an01751j">&lt;http://pubs.rsc.org/en/content/articlehtml/2015/an/c4an01751j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7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0" table:style-name="Table90">
              <table:table-column table:style-name="Table90.A"/>
              <table:table-column table:style-name="Table90.B"/>
              <table:table-row table:style-name="Table90.1">
                <table:table-cell table:style-name="Table90.A1" office:value-type="string">
                  <text:p text:style-name="EMPTY_5f_CELL_5f_STYLE"/>
                </table:table-cell>
                <table:table-cell table:style-name="Table90.B1" office:value-type="string">
                  <text:p text:style-name="param_20_description">1.2. Kituose Mokslinės informacijos instituto (ISI) duomenų bazėse referuojamuose leidiniuose [Proceedings ir kt.]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13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91" table:style-name="Table91">
              <table:table-column table:style-name="Table91.A"/>
              <table:table-column table:style-name="Table91.B"/>
              <table:table-row table:style-name="Table91.1">
                <table:table-cell table:style-name="Table91.A1" table:number-rows-spanned="2" office:value-type="string">
                  <text:p text:style-name="param_20_value">1</text:p>
                </table:table-cell>
                <table:table-cell table:style-name="Table91.A1" office:value-type="string">
                  <text:p text:style-name="param_20_value">Pilipavičius, Jurgis ; <text:s/>Chodosovskaja, Ala ; <text:s/>Beganskienė, Aldona ; <text:s/>Kareiva, Aivaras . Silver nanoprisms self-assembly on differently functionalized silica surface // IOP Conference Series: Materials Science and Engineering.. Bristol: Institute of Physics Publishing Ltd.. ISSN: 1757-8981. 2015, Vol. 77, No. 1 [žiūrėta 2015 m. lapkričio 04 d.], Art. no. 012006. Prieiga per internetą: <text:a xlink:type="simple" xlink:href="http://iopscience.iop.org/article/10.1088/1757-899X/77/1/012006/meta">&lt;http://iopscience.iop.org/article/10.1088/1757-899X/77/1/012006/meta&gt;</text:a>.</text:p>
                </table:table-cell>
              </table:table-row>
              <table:table-row table:style-name="Table91.2">
                <table:covered-table-cell/>
                <table:table-cell table:style-name="Table91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7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8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72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92" table:style-name="Table92">
              <table:table-column table:style-name="Table92.A"/>
              <table:table-column table:style-name="Table92.B"/>
              <table:table-row table:style-name="Table92.1">
                <table:table-cell table:style-name="Table92.A1" office:value-type="string">
                  <text:p text:style-name="EMPTY_5f_CELL_5f_STYLE"/>
                </table:table-cell>
                <table:table-cell table:style-name="Table92.B1" office:value-type="string">
                  <text:p text:style-name="param_20_value">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3" table:style-name="Table93">
              <table:table-column table:style-name="Table93.A"/>
              <table:table-column table:style-name="Table93.B"/>
              <table:table-row table:style-name="Table93.1">
                <table:table-cell table:style-name="Table93.A1" office:value-type="string">
                  <text:p text:style-name="EMPTY_5f_CELL_5f_STYLE"/>
                </table:table-cell>
                <table:table-cell table:style-name="Table93.B1" office:value-type="string">
                  <text:p text:style-name="param_20_description">1.4. Kituose recenzuojamuose mokslo leidiniuose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4" table:style-name="Table94">
              <table:table-column table:style-name="Table94.A"/>
              <table:table-column table:style-name="Table94.B"/>
              <table:table-row table:style-name="Table94.1">
                <table:table-cell table:style-name="Table94.A1" office:value-type="string">
                  <text:p text:style-name="EMPTY_5f_CELL_5f_STYLE"/>
                </table:table-cell>
                <table:table-cell table:style-name="Table94.B1" office:value-type="string">
                  <text:p text:style-name="param_20_description">1.4.1. Lietuvos mokslo leidiniuose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5" table:style-name="Table95">
              <table:table-column table:style-name="Table95.A"/>
              <table:table-column table:style-name="Table95.B"/>
              <table:table-row table:style-name="Table95.1">
                <table:table-cell table:style-name="Table95.A1" office:value-type="string">
                  <text:p text:style-name="param_20_value">1</text:p>
                </table:table-cell>
                <table:table-cell table:style-name="Table95.A1" office:value-type="string">
                  <text:p text:style-name="param_20_value">Zabiliūtė-Karaliūnė, Akvilė ; <text:s/>Dapkus, Henrikas ; <text:s/>Petrauskas, Rokas Paulius ; <text:s/>Butkutė, Skirmantė ; <text:s/>Žukauskas, Artūras ; <text:s/>Kareiva, Aivaras . Cr3+ doped yttrium gallium garnet for phosphor-conversion light emitting diodes = Cr3+ legiruotas itrio galio granatas, skirtas konversijos fosfore šviesos diodams // Lithuanian journal of physics. Vilnius: Lietuvos mokslų akademijos leidykla. ISSN: 1648-8504. 2015, Vol. 55, no 3 [žiūrėta 2015 m. lapkričio 12 d.], p. 200-207. Prieiga per internetą: <text:a xlink:type="simple" xlink:href="http://lmaleidykla.lt/ojs/index.php/physics/article/view/3149">&lt;http://lmaleidykla.lt/ojs/index.php/physics/article/view/3149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6" table:style-name="Table96">
              <table:table-column table:style-name="Table96.A"/>
              <table:table-column table:style-name="Table96.B"/>
              <table:table-row table:style-name="Table96.1">
                <table:table-cell table:style-name="Table96.A1" office:value-type="string">
                  <text:p text:style-name="EMPTY_5f_CELL_5f_STYLE"/>
                </table:table-cell>
                <table:table-cell table:style-name="Table96.B1" office:value-type="string">
                  <text:p text:style-name="param_20_description">1.4.2. Konferencijų pranešimų medžiagoje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97" table:style-name="Table97">
              <table:table-column table:style-name="Table97.A"/>
              <table:table-column table:style-name="Table97.B"/>
              <table:table-row table:style-name="Table97.1">
                <table:table-cell table:style-name="Table97.A1" office:value-type="string">
                  <text:p text:style-name="param_20_value">1</text:p>
                </table:table-cell>
                <table:table-cell table:style-name="Table97.A1" office:value-type="string">
                  <text:p text:style-name="param_20_value">Alinauskas, Laurynas ; <text:s/>Raudonis, Rimantas ; <text:s/>Garškaitė, Edita . Morphology and structure evaluation of SnO2 nanostructures prepared by solution-based method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61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98" table:style-name="Table98">
              <table:table-column table:style-name="Table98.A"/>
              <table:table-column table:style-name="Table98.B"/>
              <table:table-row table:style-name="Table98.1">
                <table:table-cell table:style-name="Table98.A1" office:value-type="string">
                  <text:p text:style-name="param_20_value">2</text:p>
                </table:table-cell>
                <table:table-cell table:style-name="Table98.A1" office:value-type="string">
                  <text:p text:style-name="param_20_value">Barushka, Yauhen ; <text:s/>Vilkauskaitė, Rasa ; <text:s/>Garškaitė, Edita . Deposition and characterization of inorganic oxide based films for photocatalytic hydrogen generation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65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99" table:style-name="Table99">
              <table:table-column table:style-name="Table99.A"/>
              <table:table-column table:style-name="Table99.B"/>
              <table:table-row table:style-name="Table99.1">
                <table:table-cell table:style-name="Table99.A1" office:value-type="string">
                  <text:p text:style-name="param_20_value">3</text:p>
                </table:table-cell>
                <table:table-cell table:style-name="Table99.A1" office:value-type="string">
                  <text:p text:style-name="param_20_value">Bogdanovičienė, Irma ; <text:s/>Ežerskytė-Misevičienė, Akvilė ; <text:s/>Traksmaa, Rainer ; <text:s/>Tönsuaadu, Kaia ; <text:s/>Kareiva, Aivaras . Cationic substitution effects in sol-gel derived Ca-phosphate bioceramic material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66-69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0" table:style-name="Table100">
              <table:table-column table:style-name="Table100.A"/>
              <table:table-column table:style-name="Table100.B"/>
              <table:table-row table:style-name="Table100.1">
                <table:table-cell table:style-name="Table100.A1" office:value-type="string">
                  <text:p text:style-name="param_20_value">4</text:p>
                </table:table-cell>
                <table:table-cell table:style-name="Table100.A1" office:value-type="string">
                  <text:p text:style-name="param_20_value">Braziulis, Gediminas ; <text:s/>Prievelytė, Giedrė ; <text:s/>Janulevičius, Gytis ; <text:s/>Žalga, Artūras . Tartaric acid-assisted sol-gel synthesis of various metal molybdat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70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01" table:style-name="Table101">
              <table:table-column table:style-name="Table101.A"/>
              <table:table-column table:style-name="Table101.B"/>
              <table:table-row table:style-name="Table101.1">
                <table:table-cell table:style-name="Table101.A1" office:value-type="string">
                  <text:p text:style-name="param_20_value">5</text:p>
                </table:table-cell>
                <table:table-cell table:style-name="Table101.A1" office:value-type="string">
                  <text:p text:style-name="param_20_value">Bucevičius, Jonas ; <text:s/>Tumkevičius, Sigitas . Comparative study on the synthesis of (arylethynyl)pyrrolo[2,3-d]pyrimidines by stille and sonogashira coupling reaction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75-177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2" table:style-name="Table102">
              <table:table-column table:style-name="Table102.A"/>
              <table:table-column table:style-name="Table102.B"/>
              <table:table-row table:style-name="Table102.1">
                <table:table-cell table:style-name="Table102.A1" office:value-type="string">
                  <text:p text:style-name="param_20_value">6</text:p>
                </table:table-cell>
                <table:table-cell table:style-name="Table102.A1" office:value-type="string">
                  <text:p text:style-name="param_20_value">Chodosovskaja, Ala ; <text:s/>Garškaitė, Edita ; <text:s/>Beganskienė, Aldona ; <text:s/>Šakirzanovas, Simas ; <text:s/>Kareiva, Aivaras . Synthesis of aluminates from hybrid organic-inorganic precursor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76-77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03" table:style-name="Table103">
              <table:table-column table:style-name="Table103.A"/>
              <table:table-column table:style-name="Table103.B"/>
              <table:table-row table:style-name="Table103.1">
                <table:table-cell table:style-name="Table103.A1" office:value-type="string">
                  <text:p text:style-name="param_20_value">7</text:p>
                </table:table-cell>
                <table:table-cell table:style-name="Table103.A1" office:value-type="string">
                  <text:p text:style-name="param_20_value">Diktanaitė, Austėja ; <text:s/>Žalga, Artūras . Sol-gel synthesis and characterization of lithium aluminium molybdate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78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29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4" table:style-name="Table104">
              <table:table-column table:style-name="Table104.A"/>
              <table:table-column table:style-name="Table104.B"/>
              <table:table-row table:style-name="Table104.1">
                <table:table-cell table:style-name="Table104.A1" table:number-rows-spanned="2" office:value-type="string">
                  <text:p text:style-name="param_20_value">8</text:p>
                </table:table-cell>
                <table:table-cell table:style-name="Table104.A1" office:value-type="string">
                  <text:p text:style-name="param_20_value">Gaidukevič, Justina ; <text:s/>Barkauskas, Jurgis ; <text:s/>Petrikaitė, Kristina . Graphene-based nanocomposite materials containing parathiocyanogen // Chemistry and chemical technology 2015 : international conference of Lithuanian Chemical </text:p>
                </table:table-cell>
              </table:table-row>
              <table:table-row table:style-name="Table104.2">
                <table:covered-table-cell/>
                <table:table-cell table:style-name="Table104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8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9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5" table:style-name="Table105">
              <table:table-column table:style-name="Table105.A"/>
              <table:table-column table:style-name="Table105.B"/>
              <table:table-row table:style-name="Table105.1">
                <table:table-cell table:style-name="Table105.A1" office:value-type="string">
                  <text:p text:style-name="EMPTY_5f_CELL_5f_STYLE"/>
                </table:table-cell>
                <table:table-cell table:style-name="Table105.B1" office:value-type="string">
                  <text:p text:style-name="param_20_value">Society, dedicated to Professor Vitas Daukšas on his 80th birth anniversary, Vilnius, Lithuania, January 23, 2015 : programme and proceedings of the international conference. Vilnius: Vilnius University, 2015 [žiūrėta 2015 m. vasario 25 d.]. ISBN: 9786094594618. p. 79-8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06" table:style-name="Table106">
              <table:table-column table:style-name="Table106.A"/>
              <table:table-column table:style-name="Table106.B"/>
              <table:table-row table:style-name="Table106.1">
                <table:table-cell table:style-name="Table106.A1" office:value-type="string">
                  <text:p text:style-name="param_20_value">9</text:p>
                </table:table-cell>
                <table:table-cell table:style-name="Table106.A1" office:value-type="string">
                  <text:p text:style-name="param_20_value">Golovinas, Edvardas ; <text:s/>Abariūtė, Laura ; <text:s/>Valinčius, Gintaras ; <text:s/>Niaura, Gediminas . Study of molecular interactions in cholesterol-phospholipid monolayer using sum frequency generation spectroscopy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240-24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7" table:style-name="Table107">
              <table:table-column table:style-name="Table107.A"/>
              <table:table-column table:style-name="Table107.B"/>
              <table:table-row table:style-name="Table107.1">
                <table:table-cell table:style-name="Table107.A1" office:value-type="string">
                  <text:p text:style-name="param_20_value">10</text:p>
                </table:table-cell>
                <table:table-cell table:style-name="Table107.A1" office:value-type="string">
                  <text:p text:style-name="param_20_value">Gražėnaitė, Eglė ; <text:s/>Pinkas, Jiri ; <text:s/>Roupcova, P. ; <text:s/>Losos, Z. ; <text:s/>Kareiva, Aivaras . Synthesis and characterisation of Co1-xMxCr2O4 as green pigment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83-85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5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08" table:style-name="Table108">
              <table:table-column table:style-name="Table108.A"/>
              <table:table-column table:style-name="Table108.B"/>
              <table:table-row table:style-name="Table108.1">
                <table:table-cell table:style-name="Table108.A1" office:value-type="string">
                  <text:p text:style-name="param_20_value">11</text:p>
                </table:table-cell>
                <table:table-cell table:style-name="Table108.A1" office:value-type="string">
                  <text:p text:style-name="param_20_value">Jonauskė, Vilma ; <text:s/>Prichodko, Aleksandra ; <text:s/>Stankevičiūtė, Živilė ; <text:s/>Raudonis, Rimantas ; <text:s/>Beganskienė, Aldona ; <text:s/>Kareiva, Aivaras . Sol-gel derived thin films of calcium hydroxyapatite: comparison of two coating techniqu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92-93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09" table:style-name="Table109">
              <table:table-column table:style-name="Table109.A"/>
              <table:table-column table:style-name="Table109.B"/>
              <table:table-row table:style-name="Table109.1">
                <table:table-cell table:style-name="Table109.A1" office:value-type="string">
                  <text:p text:style-name="param_20_value">12</text:p>
                </table:table-cell>
                <table:table-cell table:style-name="Table109.A1" office:value-type="string">
                  <text:p text:style-name="param_20_value">Jonikaitė-Švėgždienė, Jūratė ; <text:s/>Merkytė, Vakarė ; <text:s/>Krivorotova, Tatjana ; <text:s/>Makuška, Ričardas . Synthesis of anionic molecular bruches by "RAFT grafting from" approach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296-298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10" table:style-name="Table110">
              <table:table-column table:style-name="Table110.A"/>
              <table:table-column table:style-name="Table110.B"/>
              <table:table-row table:style-name="Table110.1">
                <table:table-cell table:style-name="Table110.A1" office:value-type="string">
                  <text:p text:style-name="param_20_value">13</text:p>
                </table:table-cell>
                <table:table-cell table:style-name="Table110.A1" office:value-type="string">
                  <text:p text:style-name="param_20_value">Juknelevičius, Dominykas ; <text:s/>Kubilius, R. ; <text:s/>Mikoliūnaitė, Lina ; <text:s/>Ramanavičius, Arūnas . A spectrophotometric study of green pyrotechnic flame properties using ammonium perchlorate, barium nitrate, shellac system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94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5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1" table:style-name="Table111">
              <table:table-column table:style-name="Table111.A"/>
              <table:table-column table:style-name="Table111.B"/>
              <table:table-row table:style-name="Table111.1">
                <table:table-cell table:style-name="Table111.A1" office:value-type="string">
                  <text:p text:style-name="param_20_value">14</text:p>
                </table:table-cell>
                <table:table-cell table:style-name="Table111.A1" office:value-type="string">
                  <text:p text:style-name="param_20_value">Kareiva, Simonas ; <text:s/>Stankevičiūtė, Živilė ; <text:s/>Beganskienė, Aldona ; <text:s/>Selskis, Algirdas ; <text:s/>Ivanauskas, Feliksas ; <text:s/>Klimavičius, Vytautas ; <text:s/>Balevičius, Vytautas ; <text:s/>Šakirzanovas, Simas ; <text:s/>Kareiva, Aivaras . Reproducibility of sol-gel synthesis method: case of calcium hydroxyapatite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95-97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12" table:style-name="Table112">
              <table:table-column table:style-name="Table112.A"/>
              <table:table-column table:style-name="Table112.B"/>
              <table:table-row table:style-name="Table112.1">
                <table:table-cell table:style-name="Table112.A1" office:value-type="string">
                  <text:p text:style-name="param_20_value">15</text:p>
                </table:table-cell>
                <table:table-cell table:style-name="Table112.A1" office:value-type="string">
                  <text:p text:style-name="param_20_value">Khatoon, Umme Thahira ; <text:s/>Ramanavičius, Arūnas ; <text:s/>Mohan, M.K. ; <text:s/>Nageswara Rao, G.V. S. . Antimicrobial activity of Gold and Silver nanoparticles synthesized by chemical reduction method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211-21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3" table:style-name="Table113">
              <table:table-column table:style-name="Table113.A"/>
              <table:table-column table:style-name="Table113.B"/>
              <table:table-row table:style-name="Table113.1">
                <table:table-cell table:style-name="Table113.A1" office:value-type="string">
                  <text:p text:style-name="param_20_value">16</text:p>
                </table:table-cell>
                <table:table-cell table:style-name="Table113.A1" office:value-type="string">
                  <text:p text:style-name="param_20_value">Krivorotova, Tatjana ; <text:s/>Cirkovas, A. ; <text:s/>Mačiulytė, Sandra ; <text:s/>Stanevičienė, Ramunė ; <text:s/>Budrienė, Saulutė ; <text:s/>Servienė, Elena ; <text:s/>Sereikaitė, Jolanta . Nisin-pectin complex nanoparticles for food preservation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41-44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42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9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10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14" table:style-name="Table114">
              <table:table-column table:style-name="Table114.A"/>
              <table:table-column table:style-name="Table114.B"/>
              <table:table-row table:style-name="Table114.1">
                <table:table-cell table:style-name="Table114.A1" office:value-type="string">
                  <text:p text:style-name="param_20_value">17</text:p>
                </table:table-cell>
                <table:table-cell table:style-name="Table114.A1" office:value-type="string">
                  <text:p text:style-name="param_20_value">Laukžemis, Vilius ; <text:s/>Asadauskas, Svajus . Bioskalių skysčių plėvelių skilimo ir garavimo kinetikos tyrimai // Aplinkos apsaugos inžinerija: 18-osios Lietuvos jaunųjų mokslininkų konferencijos „Mokslas - Lietuvos ateitis“, įvykusios Vilniuje 2015 m. balandžio 9 d., straipsnių rinkinys. Vilnius: Technika, 2015. ISBN: 9786094578496. p. 52-57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5" table:style-name="Table115">
              <table:table-column table:style-name="Table115.A"/>
              <table:table-column table:style-name="Table115.B"/>
              <table:table-row table:style-name="Table115.1">
                <table:table-cell table:style-name="Table115.A1" office:value-type="string">
                  <text:p text:style-name="param_20_value">18</text:p>
                </table:table-cell>
                <table:table-cell table:style-name="Table115.A1" office:value-type="string">
                  <text:p text:style-name="param_20_value">Laurikėnas, Andrius ; <text:s/>Barkauskas, Jurgis ; <text:s/>Kareiva, Aivaras . Synthesis and characterization of iron (III) acetate: precursor for metal-organic framework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99-100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16" table:style-name="Table116">
              <table:table-column table:style-name="Table116.A"/>
              <table:table-column table:style-name="Table116.B"/>
              <table:table-row table:style-name="Table116.1">
                <table:table-cell table:style-name="Table116.A1" office:value-type="string">
                  <text:p text:style-name="param_20_value">19</text:p>
                </table:table-cell>
                <table:table-cell table:style-name="Table116.A1" office:value-type="string">
                  <text:p text:style-name="param_20_value">Mačiulytė, Sandra ; <text:s/>Kochanė, Tatjana ; <text:s/>Budrienė, Saulutė . Preparation of poly(urethane-urea) microcapsules using poly(vinyl alcohol) as the polyol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311-314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7" table:style-name="Table117">
              <table:table-column table:style-name="Table117.A"/>
              <table:table-column table:style-name="Table117.B"/>
              <table:table-row table:style-name="Table117.1">
                <table:table-cell table:style-name="Table117.A1" office:value-type="string">
                  <text:p text:style-name="param_20_value">20</text:p>
                </table:table-cell>
                <table:table-cell table:style-name="Table117.A1" office:value-type="string">
                  <text:p text:style-name="param_20_value">Matulaitienė, Ieva ; <text:s/>Pociūtė, Edita ; <text:s/>Kuodis, Zenonas ; <text:s/>Eicher-Lorka, Olegas ; <text:s/>Niaura, Gediminas . SERS study of 4-imidazolemethanol interaction with copper electrode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258-260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5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18" table:style-name="Table118">
              <table:table-column table:style-name="Table118.A"/>
              <table:table-column table:style-name="Table118.B"/>
              <table:table-row table:style-name="Table118.1">
                <table:table-cell table:style-name="Table118.A1" office:value-type="string">
                  <text:p text:style-name="param_20_value">21</text:p>
                </table:table-cell>
                <table:table-cell table:style-name="Table118.A1" office:value-type="string">
                  <text:p text:style-name="param_20_value">Mikalauskaitė, Ieva ; <text:s/>Lebedytė, Ieva ; <text:s/>Stalnionis, Marius ; <text:s/>Karabanovas, Vitalijus ; <text:s/>Beganskienė, Aldona ; <text:s/>Streckytė, Giedrė Virgilija . Synthesis of NaREF4: Yb 20% (RE=Y, Gd) and initial characterization for applications in MRI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04-107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19" table:style-name="Table119">
              <table:table-column table:style-name="Table119.A"/>
              <table:table-column table:style-name="Table119.B"/>
              <table:table-row table:style-name="Table119.1">
                <table:table-cell table:style-name="Table119.A1" office:value-type="string">
                  <text:p text:style-name="param_20_value">22</text:p>
                </table:table-cell>
                <table:table-cell table:style-name="Table119.A1" office:value-type="string">
                  <text:p text:style-name="param_20_value">Misevičius, Martynas ; <text:s/>Kibildaitė, Greta ; <text:s/>Kareiva, Aivaras . Synthesis and characterization of SrAl4O7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07-109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20" table:style-name="Table120">
              <table:table-column table:style-name="Table120.A"/>
              <table:table-column table:style-name="Table120.B"/>
              <table:table-row table:style-name="Table120.1">
                <table:table-cell table:style-name="Table120.A1" office:value-type="string">
                  <text:p text:style-name="param_20_value">23</text:p>
                </table:table-cell>
                <table:table-cell table:style-name="Table120.A1" office:value-type="string">
                  <text:p text:style-name="param_20_value">Opuchovič, Olga ; <text:s/>Kreiza, Gediminas ; <text:s/>Kazlauskas, Karolis ; <text:s/>Kareiva, Aivaras . Neodymium, terbium, praseodymium and cerium iron garnets and orthoferrites: a new class of pigments?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14-116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1" table:style-name="Table121">
              <table:table-column table:style-name="Table121.A"/>
              <table:table-column table:style-name="Table121.B"/>
              <table:table-row table:style-name="Table121.1">
                <table:table-cell table:style-name="Table121.A1" office:value-type="string">
                  <text:p text:style-name="param_20_value">24</text:p>
                </table:table-cell>
                <table:table-cell table:style-name="Table121.A1" office:value-type="string">
                  <text:p text:style-name="param_20_value">Pavasarytė, Lina ; <text:s/>Lopez, B. J. ; <text:s/>Kareiva, Aivaras . On the sol-gel preparation of selected lanthanide aluminium garnets doped with europium. // Photooptics 2015 : proceedings of the 3rd international conference on photonics, optics and laser technology, Berlin, Germany, 12-14 March, 2015. Berlin: Science and Technology Publications, 2015. ISBN: 9789897580932. p. 165-171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22" table:style-name="Table122">
              <table:table-column table:style-name="Table122.A"/>
              <table:table-column table:style-name="Table122.B"/>
              <table:table-row table:style-name="Table122.1">
                <table:table-cell table:style-name="Table122.A1" office:value-type="string">
                  <text:p text:style-name="param_20_value">25</text:p>
                </table:table-cell>
                <table:table-cell table:style-name="Table122.A1" office:value-type="string">
                  <text:p text:style-name="param_20_value">Pavasarytė, Lina ; <text:s/>Lopez, B.J. ; <text:s/>Kareiva, Aivaras . Sol-gel synthesis of europium doped Tb3Al5O12, Dy3Al5O12 and Ho3Al5O12 garnet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19-12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54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3" table:style-name="Table123">
              <table:table-column table:style-name="Table123.A"/>
              <table:table-column table:style-name="Table123.B"/>
              <table:table-row table:style-name="Table123.1">
                <table:table-cell table:style-name="Table123.A1" table:number-rows-spanned="2" office:value-type="string">
                  <text:p text:style-name="param_20_value">26</text:p>
                </table:table-cell>
                <table:table-cell table:style-name="Table123.A1" office:value-type="string">
                  <text:p text:style-name="param_20_value">Petrauskas, Rokas Paulius ; <text:s/>Butkutė, Skirmantė ; <text:s/>Kareiva, Aivaras . Formation peculiarities of Cr3+-doped Y3Ga5O12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</text:p>
                </table:table-cell>
              </table:table-row>
              <table:table-row table:style-name="Table123.2">
                <table:covered-table-cell/>
                <table:table-cell table:style-name="Table123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10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11"/></text:p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3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4" table:style-name="Table124">
              <table:table-column table:style-name="Table124.A"/>
              <table:table-column table:style-name="Table124.B"/>
              <table:table-row table:style-name="Table124.1">
                <table:table-cell table:style-name="Table124.A1" office:value-type="string">
                  <text:p text:style-name="EMPTY_5f_CELL_5f_STYLE"/>
                </table:table-cell>
                <table:table-cell table:style-name="Table124.B1" office:value-type="string">
                  <text:p text:style-name="param_20_value">ISBN: 9786094594618. p. 123-124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25" table:style-name="Table125">
              <table:table-column table:style-name="Table125.A"/>
              <table:table-column table:style-name="Table125.B"/>
              <table:table-row table:style-name="Table125.1">
                <table:table-cell table:style-name="Table125.A1" office:value-type="string">
                  <text:p text:style-name="param_20_value">27</text:p>
                </table:table-cell>
                <table:table-cell table:style-name="Table125.A1" office:value-type="string">
                  <text:p text:style-name="param_20_value">Pilipavičius, Jurgis ; <text:s/>Chodosovskaja, Ala ; <text:s/>Beganskienė, Aldona ; <text:s/>Kareiva, Aivaras . Silver nanoplates - silica composite coatings via sol-gel route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25-128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6" table:style-name="Table126">
              <table:table-column table:style-name="Table126.A"/>
              <table:table-column table:style-name="Table126.B"/>
              <table:table-row table:style-name="Table126.1">
                <table:table-cell table:style-name="Table126.A1" office:value-type="string">
                  <text:p text:style-name="param_20_value">28</text:p>
                </table:table-cell>
                <table:table-cell table:style-name="Table126.A1" office:value-type="string">
                  <text:p text:style-name="param_20_value">Raudonienė, Jolanta ; <text:s/>Sinkevičius, Linas ; <text:s/>Raudonis, Rimantas ; <text:s/>Garškaitė, Edita . Controled synthesis of Ag3PO4 tetrapod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29-13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27" table:style-name="Table127">
              <table:table-column table:style-name="Table127.A"/>
              <table:table-column table:style-name="Table127.B"/>
              <table:table-row table:style-name="Table127.1">
                <table:table-cell table:style-name="Table127.A1" office:value-type="string">
                  <text:p text:style-name="param_20_value">29</text:p>
                </table:table-cell>
                <table:table-cell table:style-name="Table127.A1" office:value-type="string">
                  <text:p text:style-name="param_20_value">Simanaitytė, Rūta ; <text:s/>Gabrielaitis, Dovydas ; <text:s/>Kaušaitė-Minkštimienė, Asta . Environmentally friendly chemical synthesis of polypyrrole particl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328-331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28" table:style-name="Table128">
              <table:table-column table:style-name="Table128.A"/>
              <table:table-column table:style-name="Table128.B"/>
              <table:table-row table:style-name="Table128.1">
                <table:table-cell table:style-name="Table128.A1" office:value-type="string">
                  <text:p text:style-name="param_20_value">30</text:p>
                </table:table-cell>
                <table:table-cell table:style-name="Table128.A1" office:value-type="string">
                  <text:p text:style-name="param_20_value">Skruodienė, Monika ; <text:s/>Misevičius, Martynas ; <text:s/>Katelnikovas, Artūras ; <text:s/>Skaudžius, Ramūnas . Luminescence properties of YAG:Tb, YAG:Cr and YAG:Tb,Cr synthesized by sol-gel method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33-136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29" table:style-name="Table129">
              <table:table-column table:style-name="Table129.A"/>
              <table:table-column table:style-name="Table129.B"/>
              <table:table-row table:style-name="Table129.1">
                <table:table-cell table:style-name="Table129.A1" office:value-type="string">
                  <text:p text:style-name="param_20_value">31</text:p>
                </table:table-cell>
                <table:table-cell table:style-name="Table129.A1" office:value-type="string">
                  <text:p text:style-name="param_20_value">Smalenskaitė, Aurelija ; <text:s/>Buckus, Bronius ; <text:s/>Tautkus, Stasys ; <text:s/>Beganskienė, Aldona ; <text:s/>Brimas, Gintautas ; <text:s/>Kareiva, Aivaras . Determination of fatty acid composition of adipose tissue by 1H NMR spectroscopy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37-139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30" table:style-name="Table130">
              <table:table-column table:style-name="Table130.A"/>
              <table:table-column table:style-name="Table130.B"/>
              <table:table-row table:style-name="Table130.1">
                <table:table-cell table:style-name="Table130.A1" office:value-type="string">
                  <text:p text:style-name="param_20_value">32</text:p>
                </table:table-cell>
                <table:table-cell table:style-name="Table130.A1" office:value-type="string">
                  <text:p text:style-name="param_20_value">Stankevičiūtė, Živilė ; <text:s/>Ušinskas, Pranas ; <text:s/>Kareiva, Aivaras . Formation of thin films of calcium titanate and calcium hydroxyapatite on titanium substrat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40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65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1" table:style-name="Table131">
              <table:table-column table:style-name="Table131.A"/>
              <table:table-column table:style-name="Table131.B"/>
              <table:table-row table:style-name="Table131.1">
                <table:table-cell table:style-name="Table131.A1" office:value-type="string">
                  <text:p text:style-name="param_20_value">33</text:p>
                </table:table-cell>
                <table:table-cell table:style-name="Table131.A1" office:value-type="string">
                  <text:p text:style-name="param_20_value">Taujenis, Lukas ; <text:s/>Olšauskaitė, Vilma ; <text:s/>Padarauskas, Audrius . Amino acid identification by HILIC-MS/MS and enantioselective determination by chiral chromatography-MS/MS in hydrolyzed protein gertilizers sampl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kovo 02 d.]. ISBN: 9786094594618. p. 219-22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32" table:style-name="Table132">
              <table:table-column table:style-name="Table132.A"/>
              <table:table-column table:style-name="Table132.B"/>
              <table:table-row table:style-name="Table132.1">
                <table:table-cell table:style-name="Table132.A1" office:value-type="string">
                  <text:p text:style-name="param_20_value">34</text:p>
                </table:table-cell>
                <table:table-cell table:style-name="Table132.A1" office:value-type="string">
                  <text:p text:style-name="param_20_value">Urbanaitė, Aurelija ; <text:s/>Bukšnaitienė, Rita ; <text:s/>Jonušis, Mantas ; <text:s/>Čikotienė, Inga . Synthesis of functionalized propargylic substrates and investigation of their electrophile-mediated cyclization reaction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99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54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3" table:style-name="Table133">
              <table:table-column table:style-name="Table133.A"/>
              <table:table-column table:style-name="Table133.B"/>
              <table:table-row table:style-name="Table133.1">
                <table:table-cell table:style-name="Table133.A1" table:number-rows-spanned="2" office:value-type="string">
                  <text:p text:style-name="param_20_value">35</text:p>
                </table:table-cell>
                <table:table-cell table:style-name="Table133.A1" office:value-type="string">
                  <text:p text:style-name="param_20_value">Vaicekauskaitė, J. ; <text:s/>Lubienė, Giedrė ; <text:s/>Garškaitė, Edita . Synthesis and characterization of hydropyapatite nanoparticles via co-precipitation and polymer matrix mediated synthesis // Chemistry and chemical technology 2015 : international conference of Lithuanian Chemical Society, dedicated to Professor Vitas Daukšas on his 80th birth anniversary, Vilnius, Lithuania, January 23, 2015 : programme and proceedings of the international conference. </text:p>
                </table:table-cell>
              </table:table-row>
              <table:table-row table:style-name="Table133.2">
                <table:covered-table-cell/>
                <table:table-cell table:style-name="Table133.B2" office:value-type="string">
                  <text:p text:style-name="EMPTY_5f_CELL_5f_STYLE"/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4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A1" table:number-columns-spanned="2" office:value-type="string">
            <text:p text:style-name="EMPTY_5f_CELL_5f_STYLE"/>
          </table:table-cell>
          <table:covered-table-cell/>
          <table:table-cell table:style-name="Table143.B2" office:value-type="string">
            <text:p text:style-name="P1">Puslapis 11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  <text:soft-page-break/>
        <table:table-row table:style-name="Table143.1">
          <table:table-cell table:style-name="Table143.A1" office:value-type="string">
            <text:p text:style-name="EMPTY_5f_CELL_5f_STYLE"><text:bookmark text:name="JR_PAGE_ANCHOR_0_12"/></text:p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32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4" table:style-name="Table134">
              <table:table-column table:style-name="Table134.A"/>
              <table:table-column table:style-name="Table134.B"/>
              <table:table-row table:style-name="Table134.1">
                <table:table-cell table:style-name="Table134.A1" office:value-type="string">
                  <text:p text:style-name="EMPTY_5f_CELL_5f_STYLE"/>
                </table:table-cell>
                <table:table-cell table:style-name="Table134.B1" office:value-type="string">
                  <text:p text:style-name="param_20_value">Vilnius: Vilnius University, 2015 [žiūrėta 2015 m. vasario 25 d.]. ISBN: 9786094594618. p. 156-157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35" table:style-name="Table135">
              <table:table-column table:style-name="Table135.A"/>
              <table:table-column table:style-name="Table135.B"/>
              <table:table-row table:style-name="Table135.1">
                <table:table-cell table:style-name="Table135.A1" office:value-type="string">
                  <text:p text:style-name="param_20_value">36</text:p>
                </table:table-cell>
                <table:table-cell table:style-name="Table135.A1" office:value-type="string">
                  <text:p text:style-name="param_20_value">Vanagaitė, Toma ; <text:s/>Valiūnienė, Aušra ; <text:s/>Margarian, Žana ; <text:s/>Mikoliūnaitė, Lina ; <text:s/>Valinčius, Gintaras . Formation of hybrid bilayer on silanized Ti/TiO2 electrode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53-55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6" table:style-name="Table136">
              <table:table-column table:style-name="Table136.A"/>
              <table:table-column table:style-name="Table136.B"/>
              <table:table-row table:style-name="Table136.1">
                <table:table-cell table:style-name="Table136.A1" office:value-type="string">
                  <text:p text:style-name="param_20_value">37</text:p>
                </table:table-cell>
                <table:table-cell table:style-name="Table136.A1" office:value-type="string">
                  <text:p text:style-name="param_20_value">Višniakova, Sigita ; <text:s/>Urbanavičiūtė, Indrė ; <text:s/>Sychugov, Ilya ; <text:s/>Žilinskas, Albinas ; <text:s/>Arlauskas, Kęstutis . Luminescent benzo- and naphthoquinolines: synthesis and investigation of photophysical properti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200-202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37" table:style-name="Table137">
              <table:table-column table:style-name="Table137.A"/>
              <table:table-column table:style-name="Table137.B"/>
              <table:table-row table:style-name="Table137.1">
                <table:table-cell table:style-name="Table137.A1" office:value-type="string">
                  <text:p text:style-name="param_20_value">38</text:p>
                </table:table-cell>
                <table:table-cell table:style-name="Table137.A1" office:value-type="string">
                  <text:p text:style-name="param_20_value">Žarkov, Aleksej ; <text:s/>Stanulis, Andrius ; <text:s/>Beganskienė, Aldona ; <text:s/>Tautkus, Stasys ; <text:s/>Kareiva, Aivaras . Synthesis of gadolinium doped ceria via sol-gel and sol-gel combustion synthesis rout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166-169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38" table:style-name="Table138">
              <table:table-column table:style-name="Table138.A"/>
              <table:table-column table:style-name="Table138.B"/>
              <table:table-row table:style-name="Table138.1">
                <table:table-cell table:style-name="Table138.A1" office:value-type="string">
                  <text:p text:style-name="param_20_value">39</text:p>
                </table:table-cell>
                <table:table-cell table:style-name="Table138.A1" office:value-type="string">
                  <text:p text:style-name="param_20_value">Zurba, Justinas ; <text:s/>Kavaliauskas, Paulius ; <text:s/>Jakubkienė, Virginija . Synthesis and antimicrobial activity of novel arylpyrimidinylureas, hydrazones and semicarbazones // Chemistry and chemical technology 2015 : international conference of Lithuanian Chemical Society, dedicated to Professor Vitas Daukšas on his 80th birth anniversary, Vilnius, Lithuania, January 23, 2015 : programme and proceedings of the international conference. Vilnius: Vilnius University, 2015 [žiūrėta 2015 m. vasario 25 d.]. ISBN: 9786094594618. p. 203. Prieiga per internetą: <text:a xlink:type="simple" xlink:href="http://www.chf.vu.lt/wp-content/uploads/2015/01/cct2015_proceeding_book.pdf">&lt;http://www.chf.vu.lt/wp-content/uploads/2015/01/cct2015_proceeding_book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39" table:style-name="Table139">
              <table:table-column table:style-name="Table139.A"/>
              <table:table-column table:style-name="Table139.B"/>
              <table:table-row table:style-name="Table139.1">
                <table:table-cell table:style-name="Table139.A1" office:value-type="string">
                  <text:p text:style-name="EMPTY_5f_CELL_5f_STYLE"/>
                </table:table-cell>
                <table:table-cell table:style-name="Table139.B1" office:value-type="string">
                  <text:p text:style-name="param_20_description">1.4.3. Kituose periodiniuose leidiniuose, vienkartiniuose straipsnių rinkiniuose ir kt.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2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40" table:style-name="Table140">
              <table:table-column table:style-name="Table140.A"/>
              <table:table-column table:style-name="Table140.B"/>
              <table:table-row table:style-name="Table140.1">
                <table:table-cell table:style-name="Table140.A1" office:value-type="string">
                  <text:p text:style-name="param_20_value">1</text:p>
                </table:table-cell>
                <table:table-cell table:style-name="Table140.A1" office:value-type="string">
                  <text:p text:style-name="param_20_value">Kalnina, Daina ; <text:s/>Gross, Karlis A. ; <text:s/>Onufrijevs, Pavels ; <text:s/>Dauksta, Edvins ; <text:s/>Nikolajeva, Vizma ; <text:s/>Stankevičiūtė, Živilė ; <text:s/>Kareiva, Aivaras . The antimicrobial action of silver halides in calcium phosphate // Key engineering materials. Zurich: Trans Tech Publications Ltd. ISSN: 1013-9826. 2015, vol. 631, p. 384-389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6">
          <table:table-cell table:style-name="Table143.A1" office:value-type="string">
            <text:p text:style-name="EMPTY_5f_CELL_5f_STYLE"/>
          </table:table-cell>
          <table:table-cell table:style-name="Table143.B17" table:number-columns-spanned="4" office:value-type="string">
            <table:table table:name="Table141" table:style-name="Table141">
              <table:table-column table:style-name="Table141.A"/>
              <table:table-column table:style-name="Table141.B"/>
              <table:table-row table:style-name="Table141.1">
                <table:table-cell table:style-name="Table141.A1" office:value-type="string">
                  <text:p text:style-name="param_20_value">2</text:p>
                </table:table-cell>
                <table:table-cell table:style-name="Table141.A1" office:value-type="string">
                  <text:p text:style-name="param_20_value">Kielė, Erika ; <text:s/>Senvaitienė, Jūratė ; <text:s/>Grigucevičienė, Asta ; <text:s/>Ramanauskas, Rimantas ; <text:s/>Raudonis, Rimantas ; <text:s/>Kareiva, Aivaras . Sol-gel derived coatings for the conservation of steel // Processing and application of ceramics. ISSN: 1820-6131. 2015, Vol. 9, iss. 2 [žiūrėta 2015 m. liepos 27 d.], p. 81-89. Prieiga per internetą: <text:a xlink:type="simple" xlink:href="http://www.tf.uns.ac.rs/publikacije/PAC/pdf/PAC%2028%2003.pdf">&lt;http://www.tf.uns.ac.rs/publikacije/PAC/pdf/PAC%2028%2003.pdf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7">
          <table:table-cell table:style-name="Table143.A1" office:value-type="string">
            <text:p text:style-name="EMPTY_5f_CELL_5f_STYLE"/>
          </table:table-cell>
          <table:table-cell table:style-name="Table143.B2" table:number-columns-spanned="4" office:value-type="string">
            <table:table table:name="Table142" table:style-name="Table142">
              <table:table-column table:style-name="Table142.A"/>
              <table:table-column table:style-name="Table142.B"/>
              <table:table-row table:style-name="Table142.1">
                <table:table-cell table:style-name="Table142.A1" office:value-type="string">
                  <text:p text:style-name="param_20_value">3</text:p>
                </table:table-cell>
                <table:table-cell table:style-name="Table142.A1" office:value-type="string">
                  <text:p text:style-name="param_20_value">Zimkus, Aurelijus ; <text:s/>Misiūnas, Audrius ; <text:s/>Ramanavičius, Arūnas ; <text:s/>Chaustova, Larisa . Evaluation of competence phenomenon of yeast Saccharomyces cerevisiae by lipophilic cations accumulation and FT-IR spectroscopy. Relation of competence to cell cycle // Genetic Transformation Systems in Fungi. Volume 1 / Editors: van den Berg, Marco A., Maruthachalam, Karunakaran. Ser.: Fungal Biology. ISSN: 2198-7777. Cham: Springer International Publishing, 2015 [žiūrėta 2015 m. spalio 26 d.]. ISBN: 9783319101415, eISBN: 9783319101422. p. 239-252. Prieiga per internetą: <text:a xlink:type="simple" xlink:href="http://link.springer.com/chapter/10.1007/978-3-319-10142-2_23">&lt;http://link.springer.com/chapter/10.1007/978-3-319-10142-2_23&gt;</text:a>.<text:line-break/></text:p>
                </table:table-cell>
              </table:table-row>
            </table:table>
            <text:p text:style-name="EMPTY_5f_CELL_5f_STYLE"/>
          </table:table-cell>
          <table:covered-table-cell/>
          <table:covered-table-cell/>
          <table:covered-table-cell/>
          <table:table-cell table:style-name="Table143.A1" office:value-type="string">
            <text:p text:style-name="EMPTY_5f_CELL_5f_STYLE"/>
          </table:table-cell>
        </table:table-row>
        <table:table-row table:style-name="Table143.180"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  <table:table-cell table:style-name="Table143.A1" office:value-type="string">
            <text:p text:style-name="EMPTY_5f_CELL_5f_STYLE"/>
          </table:table-cell>
        </table:table-row>
        <table:table-row table:style-name="Table143.13">
          <table:table-cell table:style-name="Table143.A1" office:value-type="string">
            <text:p text:style-name="EMPTY_5f_CELL_5f_STYLE"/>
          </table:table-cell>
          <table:table-cell table:style-name="Table143.B2" office:value-type="string">
            <text:p text:style-name="param_20_value">* Žr. dokumentų rūšių klasifikatorių <text:a xlink:type="simple" xlink:href="file:///home/jonas/PycharmProjects/CHF_bot/logic/www.elaba.lt/elaba-portal/documents/19/21849/eLABa_publikaciju_rusiu_klasifikatorius.pdf"><text:span text:style-name="T1">www.elaba.lt svetainėje</text:span></text:a></text:p>
          </table:table-cell>
          <table:table-cell table:style-name="Table143.A1" office:value-type="string">
            <text:p text:style-name="EMPTY_5f_CELL_5f_STYLE"/>
          </table:table-cell>
          <table:table-cell table:style-name="Table143.B2" office:value-type="string">
            <text:p text:style-name="P1">Puslapis 12 iš</text:p>
          </table:table-cell>
          <table:table-cell table:style-name="Table143.B2" office:value-type="string">
            <text:p text:style-name="param_20_value"><text:s/>12</text:p>
          </table:table-cell>
          <table:table-cell table:style-name="Table143.A1" office:value-type="string">
            <text:p text:style-name="EMPTY_5f_CELL_5f_STYLE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0.0945in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0.1665in"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TY_5f_CELL_5f_STYLE" style:display-name="EMPTY_CELL_STYLE" style:family="paragraph" style:default-outline-level="">
      <style:text-properties fo:font-size="1pt" style:font-size-asian="1pt"/>
    </style:style>
    <style:style style:name="default_20_style" style:display-name="default sty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ge_20_title" style:display-name="page title" style:family="paragraph" style:parent-style-name="default_20_style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param_20_description" style:display-name="param descrip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param_20_value" style:display-name="param valu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ven_20_row" style:display-name="even row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tail_20_value" style:display-name="detail valu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ven_20_row_7c_1" style:display-name="even row|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02:44:10.863687402</dc:date>
    <meta:document-statistic meta:table-count="143" meta:image-count="0" meta:object-count="0" meta:page-count="12" meta:paragraph-count="289" meta:word-count="7669" meta:character-count="62859" meta:non-whitespace-character-count="54855"/>
    <meta:generator>LibreOffice/4.2.8.2$Linux_X86_64 LibreOffice_project/420m0$Build-2</meta:generator>
  </office:meta>
</office:document-meta>
</file>